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Contents_20_2">
      <style:paragraph-properties>
        <style:tab-stops>
          <style:tab-stop style:position="16.011cm" style:type="right" style:leader-style="dotted" style:leader-text="."/>
        </style:tab-stops>
      </style:paragraph-properties>
    </style:style>
    <style:style style:name="P2" style:family="paragraph" style:parent-style-name="Contents_20_1">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5.512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T1" style:family="text">
      <style:text-properties fo:font-size="24pt" fo:font-weight="bold" style:font-size-asian="24pt" style:font-weight-asian="bold" style:font-size-complex="24pt" style:font-weight-complex="bold"/>
    </style:style>
    <style:style style:name="T2"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h.6eesz6ohwhkr"/><text:span text:style-name="Default_20_Paragraph_20_Font"><text:span text:style-name="T1">SASL</text:span></text:span><text:bookmark-end text:name="h.6eesz6ohwhkr"/><text:span text:style-name="Default_20_Paragraph_20_Font"><text:span text:style-name="T1"> Reference Manual</text:span></text:span></text:p>
      <text:p text:style-name="Text_20_body"><text:span text:style-name="Default_20_Paragraph_20_Font"/></text:p>
      <text:table-of-content text:style-name="Sect1" text:protected="true" text:name="Оглавление1">
        <text:table-of-content-source text:outline-level="3"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text:a xlink:type="simple" xlink:href="#__RefHeading__2770_789670283" text:style-name="Internet_20_link" text:visited-style-name="Internet_20_link">Components Reference<text:tab/></text:a><text:a xlink:type="simple" xlink:href="#__RefHeading__2770_789670283" text:style-name="Internet_20_link" text:visited-style-name="Internet_20_link"><text:span text:style-name="Internet_20_link">5</text:span></text:a></text:p>
          <text:p text:style-name="P1"><text:a xlink:type="simple" xlink:href="#__RefHeading__2888_789670283" text:style-name="Internet_20_link" text:visited-style-name="Internet_20_link">Common Properties<text:tab/></text:a><text:a xlink:type="simple" xlink:href="#__RefHeading__2888_789670283" text:style-name="Internet_20_link" text:visited-style-name="Internet_20_link"><text:span text:style-name="Internet_20_link">5</text:span></text:a></text:p>
          <text:p text:style-name="P3"><text:a xlink:type="simple" xlink:href="#__RefHeading__2890_789670283" text:style-name="Internet_20_link" text:visited-style-name="Internet_20_link">size<text:tab/></text:a><text:a xlink:type="simple" xlink:href="#__RefHeading__2890_789670283" text:style-name="Internet_20_link" text:visited-style-name="Internet_20_link"><text:span text:style-name="Internet_20_link">5</text:span></text:a></text:p>
          <text:p text:style-name="P3"><text:a xlink:type="simple" xlink:href="#__RefHeading__2892_789670283" text:style-name="Internet_20_link" text:visited-style-name="Internet_20_link">position<text:tab/></text:a><text:a xlink:type="simple" xlink:href="#__RefHeading__2892_789670283" text:style-name="Internet_20_link" text:visited-style-name="Internet_20_link"><text:span text:style-name="Internet_20_link">5</text:span></text:a></text:p>
          <text:p text:style-name="P3"><text:a xlink:type="simple" xlink:href="#__RefHeading__2894_789670283" text:style-name="Internet_20_link" text:visited-style-name="Internet_20_link">name<text:tab/></text:a><text:a xlink:type="simple" xlink:href="#__RefHeading__2894_789670283" text:style-name="Internet_20_link" text:visited-style-name="Internet_20_link"><text:span text:style-name="Internet_20_link">5</text:span></text:a></text:p>
          <text:p text:style-name="P3"><text:a xlink:type="simple" xlink:href="#__RefHeading__2896_789670283" text:style-name="Internet_20_link" text:visited-style-name="Internet_20_link">visible<text:tab/></text:a><text:a xlink:type="simple" xlink:href="#__RefHeading__2896_789670283" text:style-name="Internet_20_link" text:visited-style-name="Internet_20_link"><text:span text:style-name="Internet_20_link">5</text:span></text:a></text:p>
          <text:p text:style-name="P3"><text:a xlink:type="simple" xlink:href="#__RefHeading__2898_789670283" text:style-name="Internet_20_link" text:visited-style-name="Internet_20_link">movable<text:tab/></text:a><text:a xlink:type="simple" xlink:href="#__RefHeading__2898_789670283" text:style-name="Internet_20_link" text:visited-style-name="Internet_20_link"><text:span text:style-name="Internet_20_link">6</text:span></text:a></text:p>
          <text:p text:style-name="P3"><text:a xlink:type="simple" xlink:href="#__RefHeading__2900_789670283" text:style-name="Internet_20_link" text:visited-style-name="Internet_20_link">resizeble<text:tab/></text:a><text:a xlink:type="simple" xlink:href="#__RefHeading__2900_789670283" text:style-name="Internet_20_link" text:visited-style-name="Internet_20_link"><text:span text:style-name="Internet_20_link">6</text:span></text:a></text:p>
          <text:p text:style-name="P3"><text:a xlink:type="simple" xlink:href="#__RefHeading__2902_789670283" text:style-name="Internet_20_link" text:visited-style-name="Internet_20_link">resizeProportional<text:tab/></text:a><text:a xlink:type="simple" xlink:href="#__RefHeading__2902_789670283" text:style-name="Internet_20_link" text:visited-style-name="Internet_20_link"><text:span text:style-name="Internet_20_link">6</text:span></text:a></text:p>
          <text:p text:style-name="P3"><text:a xlink:type="simple" xlink:href="#__RefHeading__2904_789670283" text:style-name="Internet_20_link" text:visited-style-name="Internet_20_link">focused<text:tab/></text:a><text:a xlink:type="simple" xlink:href="#__RefHeading__2904_789670283" text:style-name="Internet_20_link" text:visited-style-name="Internet_20_link"><text:span text:style-name="Internet_20_link">6</text:span></text:a></text:p>
          <text:p text:style-name="P3"><text:a xlink:type="simple" xlink:href="#__RefHeading__2906_789670283" text:style-name="Internet_20_link" text:visited-style-name="Internet_20_link">savePosition<text:tab/></text:a><text:a xlink:type="simple" xlink:href="#__RefHeading__2906_789670283" text:style-name="Internet_20_link" text:visited-style-name="Internet_20_link"><text:span text:style-name="Internet_20_link">6</text:span></text:a></text:p>
          <text:p text:style-name="P3"><text:a xlink:type="simple" xlink:href="#__RefHeading__2908_789670283" text:style-name="Internet_20_link" text:visited-style-name="Internet_20_link">noBackground<text:tab/></text:a><text:a xlink:type="simple" xlink:href="#__RefHeading__2908_789670283" text:style-name="Internet_20_link" text:visited-style-name="Internet_20_link"><text:span text:style-name="Internet_20_link">6</text:span></text:a></text:p>
          <text:p text:style-name="P3"><text:a xlink:type="simple" xlink:href="#__RefHeading__2910_789670283" text:style-name="Internet_20_link" text:visited-style-name="Internet_20_link">noClose<text:tab/></text:a><text:a xlink:type="simple" xlink:href="#__RefHeading__2910_789670283" text:style-name="Internet_20_link" text:visited-style-name="Internet_20_link"><text:span text:style-name="Internet_20_link">7</text:span></text:a></text:p>
          <text:p text:style-name="P3"><text:a xlink:type="simple" xlink:href="#__RefHeading__2912_789670283" text:style-name="Internet_20_link" text:visited-style-name="Internet_20_link">noResize<text:tab/></text:a><text:a xlink:type="simple" xlink:href="#__RefHeading__2912_789670283" text:style-name="Internet_20_link" text:visited-style-name="Internet_20_link"><text:span text:style-name="Internet_20_link">7</text:span></text:a></text:p>
          <text:p text:style-name="P1"><text:a xlink:type="simple" xlink:href="#__RefHeading__2914_789670283" text:style-name="Internet_20_link" text:visited-style-name="Internet_20_link">Components Callbacks<text:tab/></text:a><text:a xlink:type="simple" xlink:href="#__RefHeading__2914_789670283" text:style-name="Internet_20_link" text:visited-style-name="Internet_20_link"><text:span text:style-name="Internet_20_link">7</text:span></text:a></text:p>
          <text:p text:style-name="P3"><text:a xlink:type="simple" xlink:href="#__RefHeading__2916_789670283" text:style-name="Internet_20_link" text:visited-style-name="Internet_20_link">onMouseClick(component, x, y, button, parentX, parentY)<text:tab/></text:a><text:a xlink:type="simple" xlink:href="#__RefHeading__2916_789670283" text:style-name="Internet_20_link" text:visited-style-name="Internet_20_link"><text:span text:style-name="Internet_20_link">7</text:span></text:a></text:p>
          <text:p text:style-name="P3"><text:a xlink:type="simple" xlink:href="#__RefHeading__2918_789670283" text:style-name="Internet_20_link" text:visited-style-name="Internet_20_link">onMouseDown(component, x, y, button, parentX, parentY)<text:tab/></text:a><text:a xlink:type="simple" xlink:href="#__RefHeading__2918_789670283" text:style-name="Internet_20_link" text:visited-style-name="Internet_20_link"><text:span text:style-name="Internet_20_link">7</text:span></text:a></text:p>
          <text:p text:style-name="P3"><text:a xlink:type="simple" xlink:href="#__RefHeading__2920_789670283" text:style-name="Internet_20_link" text:visited-style-name="Internet_20_link">onMouseUp(component, x, y, button, parentX, parentY)<text:tab/></text:a><text:a xlink:type="simple" xlink:href="#__RefHeading__2920_789670283" text:style-name="Internet_20_link" text:visited-style-name="Internet_20_link"><text:span text:style-name="Internet_20_link">7</text:span></text:a></text:p>
          <text:p text:style-name="P3"><text:a xlink:type="simple" xlink:href="#__RefHeading__2922_789670283" text:style-name="Internet_20_link" text:visited-style-name="Internet_20_link">onMouseMove(component, x, y, button, parentX, parentY)<text:tab/></text:a><text:a xlink:type="simple" xlink:href="#__RefHeading__2922_789670283" text:style-name="Internet_20_link" text:visited-style-name="Internet_20_link"><text:span text:style-name="Internet_20_link">8</text:span></text:a></text:p>
          <text:p text:style-name="P3"><text:a xlink:type="simple" xlink:href="#__RefHeading__2924_789670283" text:style-name="Internet_20_link" text:visited-style-name="Internet_20_link">onKeyDown(component, char, key)<text:tab/></text:a><text:a xlink:type="simple" xlink:href="#__RefHeading__2924_789670283" text:style-name="Internet_20_link" text:visited-style-name="Internet_20_link"><text:span text:style-name="Internet_20_link">8</text:span></text:a></text:p>
          <text:p text:style-name="P3"><text:a xlink:type="simple" xlink:href="#__RefHeading__2926_789670283" text:style-name="Internet_20_link" text:visited-style-name="Internet_20_link">onKeyUp(component, char, key)<text:tab/></text:a><text:a xlink:type="simple" xlink:href="#__RefHeading__2926_789670283" text:style-name="Internet_20_link" text:visited-style-name="Internet_20_link"><text:span text:style-name="Internet_20_link">8</text:span></text:a></text:p>
          <text:p text:style-name="P3"><text:a xlink:type="simple" xlink:href="#__RefHeading__2928_789670283" text:style-name="Internet_20_link" text:visited-style-name="Internet_20_link">draw(component)<text:tab/></text:a><text:a xlink:type="simple" xlink:href="#__RefHeading__2928_789670283" text:style-name="Internet_20_link" text:visited-style-name="Internet_20_link"><text:span text:style-name="Internet_20_link">8</text:span></text:a></text:p>
          <text:p text:style-name="P3"><text:a xlink:type="simple" xlink:href="#__RefHeading__2930_789670283" text:style-name="Internet_20_link" text:visited-style-name="Internet_20_link">update(component)<text:tab/></text:a><text:a xlink:type="simple" xlink:href="#__RefHeading__2930_789670283" text:style-name="Internet_20_link" text:visited-style-name="Internet_20_link"><text:span text:style-name="Internet_20_link">8</text:span></text:a></text:p>
          <text:p text:style-name="P3"><text:a xlink:type="simple" xlink:href="#__RefHeading__2932_789670283" text:style-name="Internet_20_link" text:visited-style-name="Internet_20_link">onAvionicsDone()<text:tab/></text:a><text:a xlink:type="simple" xlink:href="#__RefHeading__2932_789670283" text:style-name="Internet_20_link" text:visited-style-name="Internet_20_link"><text:span text:style-name="Internet_20_link">8</text:span></text:a></text:p>
          <text:p text:style-name="P1"><text:a xlink:type="simple" xlink:href="#__RefHeading__2934_789670283" text:style-name="Internet_20_link" text:visited-style-name="Internet_20_link">Default Components<text:tab/></text:a><text:a xlink:type="simple" xlink:href="#__RefHeading__2934_789670283" text:style-name="Internet_20_link" text:visited-style-name="Internet_20_link"><text:span text:style-name="Internet_20_link">9</text:span></text:a></text:p>
          <text:p text:style-name="P3"><text:a xlink:type="simple" xlink:href="#__RefHeading__2936_789670283" text:style-name="Internet_20_link" text:visited-style-name="Internet_20_link">button<text:tab/></text:a><text:a xlink:type="simple" xlink:href="#__RefHeading__2936_789670283" text:style-name="Internet_20_link" text:visited-style-name="Internet_20_link"><text:span text:style-name="Internet_20_link">9</text:span></text:a></text:p>
          <text:p text:style-name="P3"><text:a xlink:type="simple" xlink:href="#__RefHeading__2938_789670283" text:style-name="Internet_20_link" text:visited-style-name="Internet_20_link">сlickable<text:tab/></text:a><text:a xlink:type="simple" xlink:href="#__RefHeading__2938_789670283" text:style-name="Internet_20_link" text:visited-style-name="Internet_20_link"><text:span text:style-name="Internet_20_link">9</text:span></text:a></text:p>
          <text:p text:style-name="P3"><text:a xlink:type="simple" xlink:href="#__RefHeading__2940_789670283" text:style-name="Internet_20_link" text:visited-style-name="Internet_20_link">digitstape<text:tab/></text:a><text:a xlink:type="simple" xlink:href="#__RefHeading__2940_789670283" text:style-name="Internet_20_link" text:visited-style-name="Internet_20_link"><text:span text:style-name="Internet_20_link">9</text:span></text:a></text:p>
          <text:p text:style-name="P3"><text:a xlink:type="simple" xlink:href="#__RefHeading__2942_789670283" text:style-name="Internet_20_link" text:visited-style-name="Internet_20_link">frame<text:tab/></text:a><text:a xlink:type="simple" xlink:href="#__RefHeading__2942_789670283" text:style-name="Internet_20_link" text:visited-style-name="Internet_20_link"><text:span text:style-name="Internet_20_link">10</text:span></text:a></text:p>
          <text:p text:style-name="P3"><text:a xlink:type="simple" xlink:href="#__RefHeading__2944_789670283" text:style-name="Internet_20_link" text:visited-style-name="Internet_20_link">freeTexture<text:tab/></text:a><text:a xlink:type="simple" xlink:href="#__RefHeading__2944_789670283" text:style-name="Internet_20_link" text:visited-style-name="Internet_20_link"><text:span text:style-name="Internet_20_link">10</text:span></text:a></text:p>
          <text:p text:style-name="P3"><text:a xlink:type="simple" xlink:href="#__RefHeading__2946_789670283" text:style-name="Internet_20_link" text:visited-style-name="Internet_20_link">lamp<text:tab/></text:a><text:a xlink:type="simple" xlink:href="#__RefHeading__2946_789670283" text:style-name="Internet_20_link" text:visited-style-name="Internet_20_link"><text:span text:style-name="Internet_20_link">10</text:span></text:a></text:p>
          <text:p text:style-name="P3"><text:a xlink:type="simple" xlink:href="#__RefHeading__2948_789670283" text:style-name="Internet_20_link" text:visited-style-name="Internet_20_link">needle<text:tab/></text:a><text:a xlink:type="simple" xlink:href="#__RefHeading__2948_789670283" text:style-name="Internet_20_link" text:visited-style-name="Internet_20_link"><text:span text:style-name="Internet_20_link">10</text:span></text:a></text:p>
          <text:p text:style-name="P3"><text:a xlink:type="simple" xlink:href="#__RefHeading__2950_789670283" text:style-name="Internet_20_link" text:visited-style-name="Internet_20_link">rectangle<text:tab/></text:a><text:a xlink:type="simple" xlink:href="#__RefHeading__2950_789670283" text:style-name="Internet_20_link" text:visited-style-name="Internet_20_link"><text:span text:style-name="Internet_20_link">10</text:span></text:a></text:p>
          <text:p text:style-name="P3"><text:a xlink:type="simple" xlink:href="#__RefHeading__2952_789670283" text:style-name="Internet_20_link" text:visited-style-name="Internet_20_link">rotary<text:tab/></text:a><text:a xlink:type="simple" xlink:href="#__RefHeading__2952_789670283" text:style-name="Internet_20_link" text:visited-style-name="Internet_20_link"><text:span text:style-name="Internet_20_link">11</text:span></text:a></text:p>
          <text:p text:style-name="P3"><text:a xlink:type="simple" xlink:href="#__RefHeading__2954_789670283" text:style-name="Internet_20_link" text:visited-style-name="Internet_20_link">rotatedTape<text:tab/></text:a><text:a xlink:type="simple" xlink:href="#__RefHeading__2954_789670283" text:style-name="Internet_20_link" text:visited-style-name="Internet_20_link"><text:span text:style-name="Internet_20_link">11</text:span></text:a></text:p>
          <text:p text:style-name="P3"><text:a xlink:type="simple" xlink:href="#__RefHeading__2956_789670283" text:style-name="Internet_20_link" text:visited-style-name="Internet_20_link">switch<text:tab/></text:a><text:a xlink:type="simple" xlink:href="#__RefHeading__2956_789670283" text:style-name="Internet_20_link" text:visited-style-name="Internet_20_link"><text:span text:style-name="Internet_20_link">11</text:span></text:a></text:p>
          <text:p text:style-name="P3"><text:a xlink:type="simple" xlink:href="#__RefHeading__2958_789670283" text:style-name="Internet_20_link" text:visited-style-name="Internet_20_link">tape<text:tab/></text:a><text:a xlink:type="simple" xlink:href="#__RefHeading__2958_789670283" text:style-name="Internet_20_link" text:visited-style-name="Internet_20_link"><text:span text:style-name="Internet_20_link">12</text:span></text:a></text:p>
          <text:p text:style-name="P3"><text:a xlink:type="simple" xlink:href="#__RefHeading__2960_789670283" text:style-name="Internet_20_link" text:visited-style-name="Internet_20_link">textureLit<text:tab/></text:a><text:a xlink:type="simple" xlink:href="#__RefHeading__2960_789670283" text:style-name="Internet_20_link" text:visited-style-name="Internet_20_link"><text:span text:style-name="Internet_20_link">12</text:span></text:a></text:p>
          <text:p text:style-name="P3"><text:soft-page-break/><text:a xlink:type="simple" xlink:href="#__RefHeading__2962_789670283" text:style-name="Internet_20_link" text:visited-style-name="Internet_20_link">texture<text:tab/></text:a><text:a xlink:type="simple" xlink:href="#__RefHeading__2962_789670283" text:style-name="Internet_20_link" text:visited-style-name="Internet_20_link"><text:span text:style-name="Internet_20_link">12</text:span></text:a></text:p>
          <text:p text:style-name="P3"><text:a xlink:type="simple" xlink:href="#__RefHeading__2964_789670283" text:style-name="Internet_20_link" text:visited-style-name="Internet_20_link">togglePanelButton<text:tab/></text:a><text:a xlink:type="simple" xlink:href="#__RefHeading__2964_789670283" text:style-name="Internet_20_link" text:visited-style-name="Internet_20_link"><text:span text:style-name="Internet_20_link">12</text:span></text:a></text:p>
          <text:p text:style-name="P2"><text:a xlink:type="simple" xlink:href="#__RefHeading__2772_789670283" text:style-name="Internet_20_link" text:visited-style-name="Internet_20_link">Functions Reference<text:tab/></text:a><text:a xlink:type="simple" xlink:href="#__RefHeading__2772_789670283" text:style-name="Internet_20_link" text:visited-style-name="Internet_20_link"><text:span text:style-name="Internet_20_link">13</text:span></text:a></text:p>
          <text:p text:style-name="P1"><text:a xlink:type="simple" xlink:href="#__RefHeading__2966_789670283" text:style-name="Internet_20_link" text:visited-style-name="Internet_20_link">Properties<text:tab/></text:a><text:a xlink:type="simple" xlink:href="#__RefHeading__2966_789670283" text:style-name="Internet_20_link" text:visited-style-name="Internet_20_link"><text:span text:style-name="Internet_20_link">13</text:span></text:a></text:p>
          <text:p text:style-name="P3"><text:a xlink:type="simple" xlink:href="#__RefHeading__2968_789670283" text:style-name="Internet_20_link" text:visited-style-name="Internet_20_link">defineProperty(name, default)<text:tab/></text:a><text:a xlink:type="simple" xlink:href="#__RefHeading__2968_789670283" text:style-name="Internet_20_link" text:visited-style-name="Internet_20_link"><text:span text:style-name="Internet_20_link">13</text:span></text:a></text:p>
          <text:p text:style-name="P3"><text:a xlink:type="simple" xlink:href="#__RefHeading__2970_789670283" text:style-name="Internet_20_link" text:visited-style-name="Internet_20_link">globalPropertyd(name, default)<text:tab/></text:a><text:a xlink:type="simple" xlink:href="#__RefHeading__2970_789670283" text:style-name="Internet_20_link" text:visited-style-name="Internet_20_link"><text:span text:style-name="Internet_20_link">13</text:span></text:a></text:p>
          <text:p text:style-name="P3"><text:a xlink:type="simple" xlink:href="#__RefHeading__2972_789670283" text:style-name="Internet_20_link" text:visited-style-name="Internet_20_link">createGlobalPropertyd(name, default)<text:tab/></text:a><text:a xlink:type="simple" xlink:href="#__RefHeading__2972_789670283" text:style-name="Internet_20_link" text:visited-style-name="Internet_20_link"><text:span text:style-name="Internet_20_link">13</text:span></text:a></text:p>
          <text:p text:style-name="P3"><text:a xlink:type="simple" xlink:href="#__RefHeading__2974_789670283" text:style-name="Internet_20_link" text:visited-style-name="Internet_20_link">createFuncPropertyd(name, getter, setter)<text:tab/></text:a><text:a xlink:type="simple" xlink:href="#__RefHeading__2974_789670283" text:style-name="Internet_20_link" text:visited-style-name="Internet_20_link"><text:span text:style-name="Internet_20_link">13</text:span></text:a></text:p>
          <text:p text:style-name="P3"><text:a xlink:type="simple" xlink:href="#__RefHeading__2976_789670283" text:style-name="Internet_20_link" text:visited-style-name="Internet_20_link">globalPropertyf(name, default)<text:tab/></text:a><text:a xlink:type="simple" xlink:href="#__RefHeading__2976_789670283" text:style-name="Internet_20_link" text:visited-style-name="Internet_20_link"><text:span text:style-name="Internet_20_link">13</text:span></text:a></text:p>
          <text:p text:style-name="P3"><text:a xlink:type="simple" xlink:href="#__RefHeading__2978_789670283" text:style-name="Internet_20_link" text:visited-style-name="Internet_20_link">createGlobalPropertyf(name, default)<text:tab/></text:a><text:a xlink:type="simple" xlink:href="#__RefHeading__2978_789670283" text:style-name="Internet_20_link" text:visited-style-name="Internet_20_link"><text:span text:style-name="Internet_20_link">14</text:span></text:a></text:p>
          <text:p text:style-name="P3"><text:a xlink:type="simple" xlink:href="#__RefHeading__2980_789670283" text:style-name="Internet_20_link" text:visited-style-name="Internet_20_link">createFuncPropertyf(name, getter, setter)<text:tab/></text:a><text:a xlink:type="simple" xlink:href="#__RefHeading__2980_789670283" text:style-name="Internet_20_link" text:visited-style-name="Internet_20_link"><text:span text:style-name="Internet_20_link">14</text:span></text:a></text:p>
          <text:p text:style-name="P3"><text:a xlink:type="simple" xlink:href="#__RefHeading__2982_789670283" text:style-name="Internet_20_link" text:visited-style-name="Internet_20_link">globalPropertyi(name, default)<text:tab/></text:a><text:a xlink:type="simple" xlink:href="#__RefHeading__2982_789670283" text:style-name="Internet_20_link" text:visited-style-name="Internet_20_link"><text:span text:style-name="Internet_20_link">14</text:span></text:a></text:p>
          <text:p text:style-name="P3"><text:a xlink:type="simple" xlink:href="#__RefHeading__2984_789670283" text:style-name="Internet_20_link" text:visited-style-name="Internet_20_link">createGlobalPropertyi(name, default)<text:tab/></text:a><text:a xlink:type="simple" xlink:href="#__RefHeading__2984_789670283" text:style-name="Internet_20_link" text:visited-style-name="Internet_20_link"><text:span text:style-name="Internet_20_link">14</text:span></text:a></text:p>
          <text:p text:style-name="P3"><text:a xlink:type="simple" xlink:href="#__RefHeading__2986_789670283" text:style-name="Internet_20_link" text:visited-style-name="Internet_20_link">createFuncPropertyi(name, getter, setter)<text:tab/></text:a><text:a xlink:type="simple" xlink:href="#__RefHeading__2986_789670283" text:style-name="Internet_20_link" text:visited-style-name="Internet_20_link"><text:span text:style-name="Internet_20_link">14</text:span></text:a></text:p>
          <text:p text:style-name="P3"><text:a xlink:type="simple" xlink:href="#__RefHeading__2988_789670283" text:style-name="Internet_20_link" text:visited-style-name="Internet_20_link">globalPropertys(name, default)<text:tab/></text:a><text:a xlink:type="simple" xlink:href="#__RefHeading__2988_789670283" text:style-name="Internet_20_link" text:visited-style-name="Internet_20_link"><text:span text:style-name="Internet_20_link">14</text:span></text:a></text:p>
          <text:p text:style-name="P3"><text:a xlink:type="simple" xlink:href="#__RefHeading__2990_789670283" text:style-name="Internet_20_link" text:visited-style-name="Internet_20_link">createGlobalPropertys(name, maxLength, default)<text:tab/></text:a><text:a xlink:type="simple" xlink:href="#__RefHeading__2990_789670283" text:style-name="Internet_20_link" text:visited-style-name="Internet_20_link"><text:span text:style-name="Internet_20_link">14</text:span></text:a></text:p>
          <text:p text:style-name="P3"><text:a xlink:type="simple" xlink:href="#__RefHeading__2992_789670283" text:style-name="Internet_20_link" text:visited-style-name="Internet_20_link">createFuncPropertys(name, getter, setter, maxLength)<text:tab/></text:a><text:a xlink:type="simple" xlink:href="#__RefHeading__2992_789670283" text:style-name="Internet_20_link" text:visited-style-name="Internet_20_link"><text:span text:style-name="Internet_20_link">14</text:span></text:a></text:p>
          <text:p text:style-name="P3"><text:a xlink:type="simple" xlink:href="#__RefHeading__2994_789670283" text:style-name="Internet_20_link" text:visited-style-name="Internet_20_link">get(property)<text:tab/></text:a><text:a xlink:type="simple" xlink:href="#__RefHeading__2994_789670283" text:style-name="Internet_20_link" text:visited-style-name="Internet_20_link"><text:span text:style-name="Internet_20_link">15</text:span></text:a></text:p>
          <text:p text:style-name="P3"><text:a xlink:type="simple" xlink:href="#__RefHeading__2996_789670283" text:style-name="Internet_20_link" text:visited-style-name="Internet_20_link">set(property, value)<text:tab/></text:a><text:a xlink:type="simple" xlink:href="#__RefHeading__2996_789670283" text:style-name="Internet_20_link" text:visited-style-name="Internet_20_link"><text:span text:style-name="Internet_20_link">15</text:span></text:a></text:p>
          <text:p text:style-name="P1"><text:a xlink:type="simple" xlink:href="#__RefHeading__2998_789670283" text:style-name="Internet_20_link" text:visited-style-name="Internet_20_link">Commands API<text:tab/></text:a><text:a xlink:type="simple" xlink:href="#__RefHeading__2998_789670283" text:style-name="Internet_20_link" text:visited-style-name="Internet_20_link"><text:span text:style-name="Internet_20_link">15</text:span></text:a></text:p>
          <text:p text:style-name="P3"><text:a xlink:type="simple" xlink:href="#__RefHeading__3000_789670283" text:style-name="Internet_20_link" text:visited-style-name="Internet_20_link">findCommand(name)<text:tab/></text:a><text:a xlink:type="simple" xlink:href="#__RefHeading__3000_789670283" text:style-name="Internet_20_link" text:visited-style-name="Internet_20_link"><text:span text:style-name="Internet_20_link">15</text:span></text:a></text:p>
          <text:p text:style-name="P3"><text:a xlink:type="simple" xlink:href="#__RefHeading__3002_789670283" text:style-name="Internet_20_link" text:visited-style-name="Internet_20_link">commandBegin(commandId)<text:tab/></text:a><text:a xlink:type="simple" xlink:href="#__RefHeading__3002_789670283" text:style-name="Internet_20_link" text:visited-style-name="Internet_20_link"><text:span text:style-name="Internet_20_link">15</text:span></text:a></text:p>
          <text:p text:style-name="P3"><text:a xlink:type="simple" xlink:href="#__RefHeading__3004_789670283" text:style-name="Internet_20_link" text:visited-style-name="Internet_20_link">commandEnd(commandId)<text:tab/></text:a><text:a xlink:type="simple" xlink:href="#__RefHeading__3004_789670283" text:style-name="Internet_20_link" text:visited-style-name="Internet_20_link"><text:span text:style-name="Internet_20_link">15</text:span></text:a></text:p>
          <text:p text:style-name="P3"><text:a xlink:type="simple" xlink:href="#__RefHeading__3006_789670283" text:style-name="Internet_20_link" text:visited-style-name="Internet_20_link">commandOnce(commandId)<text:tab/></text:a><text:a xlink:type="simple" xlink:href="#__RefHeading__3006_789670283" text:style-name="Internet_20_link" text:visited-style-name="Internet_20_link"><text:span text:style-name="Internet_20_link">15</text:span></text:a></text:p>
          <text:p text:style-name="P3"><text:a xlink:type="simple" xlink:href="#__RefHeading__3008_789670283" text:style-name="Internet_20_link" text:visited-style-name="Internet_20_link">createCommand(name, description)<text:tab/></text:a><text:a xlink:type="simple" xlink:href="#__RefHeading__3008_789670283" text:style-name="Internet_20_link" text:visited-style-name="Internet_20_link"><text:span text:style-name="Internet_20_link">15</text:span></text:a></text:p>
          <text:p text:style-name="P3"><text:a xlink:type="simple" xlink:href="#__RefHeading__3010_789670283" text:style-name="Internet_20_link" text:visited-style-name="Internet_20_link">registerCommandHandler(commandId, before, callback)<text:tab/></text:a><text:a xlink:type="simple" xlink:href="#__RefHeading__3010_789670283" text:style-name="Internet_20_link" text:visited-style-name="Internet_20_link"><text:span text:style-name="Internet_20_link">16</text:span></text:a></text:p>
          <text:p text:style-name="P3"><text:a xlink:type="simple" xlink:href="#__RefHeading__3012_789670283" text:style-name="Internet_20_link" text:visited-style-name="Internet_20_link">unregisterCommandHandler(commandId, before)<text:tab/></text:a><text:a xlink:type="simple" xlink:href="#__RefHeading__3012_789670283" text:style-name="Internet_20_link" text:visited-style-name="Internet_20_link"><text:span text:style-name="Internet_20_link">16</text:span></text:a></text:p>
          <text:p text:style-name="P1"><text:a xlink:type="simple" xlink:href="#__RefHeading__3014_789670283" text:style-name="Internet_20_link" text:visited-style-name="Internet_20_link">Components<text:tab/></text:a><text:a xlink:type="simple" xlink:href="#__RefHeading__3014_789670283" text:style-name="Internet_20_link" text:visited-style-name="Internet_20_link"><text:span text:style-name="Internet_20_link">16</text:span></text:a></text:p>
          <text:p text:style-name="P3"><text:a xlink:type="simple" xlink:href="#__RefHeading__3016_789670283" text:style-name="Internet_20_link" text:visited-style-name="Internet_20_link">subpanel(table)<text:tab/></text:a><text:a xlink:type="simple" xlink:href="#__RefHeading__3016_789670283" text:style-name="Internet_20_link" text:visited-style-name="Internet_20_link"><text:span text:style-name="Internet_20_link">16</text:span></text:a></text:p>
          <text:p text:style-name="P3"><text:a xlink:type="simple" xlink:href="#__RefHeading__3018_789670283" text:style-name="Internet_20_link" text:visited-style-name="Internet_20_link">updateAll(components)<text:tab/></text:a><text:a xlink:type="simple" xlink:href="#__RefHeading__3018_789670283" text:style-name="Internet_20_link" text:visited-style-name="Internet_20_link"><text:span text:style-name="Internet_20_link">16</text:span></text:a></text:p>
          <text:p text:style-name="P3"><text:a xlink:type="simple" xlink:href="#__RefHeading__3020_789670283" text:style-name="Internet_20_link" text:visited-style-name="Internet_20_link">drawAll(components)<text:tab/></text:a><text:a xlink:type="simple" xlink:href="#__RefHeading__3020_789670283" text:style-name="Internet_20_link" text:visited-style-name="Internet_20_link"><text:span text:style-name="Internet_20_link">16</text:span></text:a></text:p>
          <text:p text:style-name="P3"><text:a xlink:type="simple" xlink:href="#__RefHeading__3022_789670283" text:style-name="Internet_20_link" text:visited-style-name="Internet_20_link">addSearchPath(path)<text:tab/></text:a><text:a xlink:type="simple" xlink:href="#__RefHeading__3022_789670283" text:style-name="Internet_20_link" text:visited-style-name="Internet_20_link"><text:span text:style-name="Internet_20_link">16</text:span></text:a></text:p>
          <text:p text:style-name="P1"><text:a xlink:type="simple" xlink:href="#__RefHeading__3024_789670283" text:style-name="Internet_20_link" text:visited-style-name="Internet_20_link">Graphics<text:tab/></text:a><text:a xlink:type="simple" xlink:href="#__RefHeading__3024_789670283" text:style-name="Internet_20_link" text:visited-style-name="Internet_20_link"><text:span text:style-name="Internet_20_link">17</text:span></text:a></text:p>
          <text:p text:style-name="P3"><text:a xlink:type="simple" xlink:href="#__RefHeading__3026_789670283" text:style-name="Internet_20_link" text:visited-style-name="Internet_20_link">loadImage(fileName)<text:tab/></text:a><text:a xlink:type="simple" xlink:href="#__RefHeading__3026_789670283" text:style-name="Internet_20_link" text:visited-style-name="Internet_20_link"><text:span text:style-name="Internet_20_link">17</text:span></text:a></text:p>
          <text:p text:style-name="P3"><text:a xlink:type="simple" xlink:href="#__RefHeading__3028_789670283" text:style-name="Internet_20_link" text:visited-style-name="Internet_20_link">loadImage(fileName, width, height)<text:tab/></text:a><text:a xlink:type="simple" xlink:href="#__RefHeading__3028_789670283" text:style-name="Internet_20_link" text:visited-style-name="Internet_20_link"><text:span text:style-name="Internet_20_link">17</text:span></text:a></text:p>
          <text:p text:style-name="P3"><text:a xlink:type="simple" xlink:href="#__RefHeading__3030_789670283" text:style-name="Internet_20_link" text:visited-style-name="Internet_20_link">loadImage(fileName, x, y, width, height)<text:tab/></text:a><text:a xlink:type="simple" xlink:href="#__RefHeading__3030_789670283" text:style-name="Internet_20_link" text:visited-style-name="Internet_20_link"><text:span text:style-name="Internet_20_link">17</text:span></text:a></text:p>
          <text:p text:style-name="P3"><text:a xlink:type="simple" xlink:href="#__RefHeading__3032_789670283" text:style-name="Internet_20_link" text:visited-style-name="Internet_20_link">getTextureSize(texId)<text:tab/></text:a><text:a xlink:type="simple" xlink:href="#__RefHeading__3032_789670283" text:style-name="Internet_20_link" text:visited-style-name="Internet_20_link"><text:span text:style-name="Internet_20_link">17</text:span></text:a></text:p>
          <text:p text:style-name="P3"><text:a xlink:type="simple" xlink:href="#__RefHeading__3034_789670283" text:style-name="Internet_20_link" text:visited-style-name="Internet_20_link">loadFont(fileName)<text:tab/></text:a><text:a xlink:type="simple" xlink:href="#__RefHeading__3034_789670283" text:style-name="Internet_20_link" text:visited-style-name="Internet_20_link"><text:span text:style-name="Internet_20_link">17</text:span></text:a></text:p>
          <text:p text:style-name="P1"><text:a xlink:type="simple" xlink:href="#__RefHeading__3036_789670283" text:style-name="Internet_20_link" text:visited-style-name="Internet_20_link">drawFrame(x, y, width, height)<text:tab/></text:a><text:a xlink:type="simple" xlink:href="#__RefHeading__3036_789670283" text:style-name="Internet_20_link" text:visited-style-name="Internet_20_link"><text:span text:style-name="Internet_20_link">17</text:span></text:a></text:p>
          <text:p text:style-name="P3"><text:a xlink:type="simple" xlink:href="#__RefHeading__3038_789670283" text:style-name="Internet_20_link" text:visited-style-name="Internet_20_link">drawTexture(texId, x, y, width, height)<text:tab/></text:a><text:a xlink:type="simple" xlink:href="#__RefHeading__3038_789670283" text:style-name="Internet_20_link" text:visited-style-name="Internet_20_link"><text:span text:style-name="Internet_20_link">17</text:span></text:a></text:p>
          <text:p text:style-name="P3"><text:a xlink:type="simple" xlink:href="#__RefHeading__3040_789670283" text:style-name="Internet_20_link" text:visited-style-name="Internet_20_link">drawTexture(texId, x, y, width, height, red, green, blue, alpha)<text:tab/></text:a><text:a xlink:type="simple" xlink:href="#__RefHeading__3040_789670283" text:style-name="Internet_20_link" text:visited-style-name="Internet_20_link"><text:span text:style-name="Internet_20_link">18</text:span></text:a></text:p>
          <text:p text:style-name="P3"><text:a xlink:type="simple" xlink:href="#__RefHeading__3042_789670283" text:style-name="Internet_20_link" text:visited-style-name="Internet_20_link">drawRotatedTexture(texId, angle, x, y, width, height)<text:tab/></text:a><text:a xlink:type="simple" xlink:href="#__RefHeading__3042_789670283" text:style-name="Internet_20_link" text:visited-style-name="Internet_20_link"><text:span text:style-name="Internet_20_link">18</text:span></text:a></text:p>
          <text:p text:style-name="P3"><text:a xlink:type="simple" xlink:href="#__RefHeading__3044_789670283" text:style-name="Internet_20_link" text:visited-style-name="Internet_20_link">drawRotatedTexture(texId, angle, x, y, width, height, red, green, blue, alpha)<text:tab/></text:a><text:a xlink:type="simple" xlink:href="#__RefHeading__3044_789670283" text:style-name="Internet_20_link" text:visited-style-name="Internet_20_link"><text:span text:style-name="Internet_20_link">18</text:span></text:a></text:p>
          <text:p text:style-name="P3"><text:a xlink:type="simple" xlink:href="#__RefHeading__3046_789670283" text:style-name="Internet_20_link" text:visited-style-name="Internet_20_link">drawTexturePart(texId, x, y, width, height, tx, ty, twidth, theight)<text:tab/></text:a><text:a xlink:type="simple" xlink:href="#__RefHeading__3046_789670283" text:style-name="Internet_20_link" text:visited-style-name="Internet_20_link"><text:span text:style-name="Internet_20_link">18</text:span></text:a></text:p>
          <text:p text:style-name="P3"><text:a xlink:type="simple" xlink:href="#__RefHeading__3048_789670283" text:style-name="Internet_20_link" text:visited-style-name="Internet_20_link">drawTexturePart(texId, x, y, width, height, tx, ty, twidth, theight, red, green, blue, alpha)<text:tab/></text:a><text:a xlink:type="simple" xlink:href="#__RefHeading__3048_789670283" text:style-name="Internet_20_link" text:visited-style-name="Internet_20_link"><text:span text:style-name="Internet_20_link">18</text:span></text:a></text:p>
          <text:p text:style-name="P3"><text:a xlink:type="simple" xlink:href="#__RefHeading__3050_789670283" text:style-name="Internet_20_link" text:visited-style-name="Internet_20_link">drawRotatedTexturePart(texId, angle, x, y, width, height, tx, ty, twidth, theight)<text:tab/></text:a><text:a xlink:type="simple" xlink:href="#__RefHeading__3050_789670283" text:style-name="Internet_20_link" text:visited-style-name="Internet_20_link"><text:span text:style-name="Internet_20_link">18</text:span></text:a></text:p>
          <text:p text:style-name="P3"><text:soft-page-break/><text:a xlink:type="simple" xlink:href="#__RefHeading__3052_789670283" text:style-name="Internet_20_link" text:visited-style-name="Internet_20_link">drawRotatedTexturePart(texId, angle, x, y, width, height, tx, ty, twidth, theight, red, green, blue, alpha)<text:tab/></text:a><text:a xlink:type="simple" xlink:href="#__RefHeading__3052_789670283" text:style-name="Internet_20_link" text:visited-style-name="Internet_20_link"><text:span text:style-name="Internet_20_link">18</text:span></text:a></text:p>
          <text:p text:style-name="P3"><text:a xlink:type="simple" xlink:href="#__RefHeading__3054_789670283" text:style-name="Internet_20_link" text:visited-style-name="Internet_20_link">drawRectangle(x, y, width, height, red, green, blue, alpha)<text:tab/></text:a><text:a xlink:type="simple" xlink:href="#__RefHeading__3054_789670283" text:style-name="Internet_20_link" text:visited-style-name="Internet_20_link"><text:span text:style-name="Internet_20_link">19</text:span></text:a></text:p>
          <text:p text:style-name="P3"><text:a xlink:type="simple" xlink:href="#__RefHeading__3056_789670283" text:style-name="Internet_20_link" text:visited-style-name="Internet_20_link">drawTriangle(x1, y1, x2, y2, x3, y3, red, green, blue, alpha)<text:tab/></text:a><text:a xlink:type="simple" xlink:href="#__RefHeading__3056_789670283" text:style-name="Internet_20_link" text:visited-style-name="Internet_20_link"><text:span text:style-name="Internet_20_link">19</text:span></text:a></text:p>
          <text:p text:style-name="P3"><text:a xlink:type="simple" xlink:href="#__RefHeading__3058_789670283" text:style-name="Internet_20_link" text:visited-style-name="Internet_20_link">drawLine(x1, y1, x2, y2, red, green, blue, alpha)<text:tab/></text:a><text:a xlink:type="simple" xlink:href="#__RefHeading__3058_789670283" text:style-name="Internet_20_link" text:visited-style-name="Internet_20_link"><text:span text:style-name="Internet_20_link">19</text:span></text:a></text:p>
          <text:p text:style-name="P3"><text:a xlink:type="simple" xlink:href="#__RefHeading__3060_789670283" text:style-name="Internet_20_link" text:visited-style-name="Internet_20_link">drawText(font, x, y, string)<text:tab/></text:a><text:a xlink:type="simple" xlink:href="#__RefHeading__3060_789670283" text:style-name="Internet_20_link" text:visited-style-name="Internet_20_link"><text:span text:style-name="Internet_20_link">19</text:span></text:a></text:p>
          <text:p text:style-name="P3"><text:a xlink:type="simple" xlink:href="#__RefHeading__3062_789670283" text:style-name="Internet_20_link" text:visited-style-name="Internet_20_link">drawText(font, x, y, string, red, green, blue, alpha)<text:tab/></text:a><text:a xlink:type="simple" xlink:href="#__RefHeading__3062_789670283" text:style-name="Internet_20_link" text:visited-style-name="Internet_20_link"><text:span text:style-name="Internet_20_link">19</text:span></text:a></text:p>
          <text:p text:style-name="P1"><text:a xlink:type="simple" xlink:href="#__RefHeading__3064_789670283" text:style-name="Internet_20_link" text:visited-style-name="Internet_20_link">Logs<text:tab/></text:a><text:a xlink:type="simple" xlink:href="#__RefHeading__3064_789670283" text:style-name="Internet_20_link" text:visited-style-name="Internet_20_link"><text:span text:style-name="Internet_20_link">19</text:span></text:a></text:p>
          <text:p text:style-name="P3"><text:a xlink:type="simple" xlink:href="#__RefHeading__3066_789670283" text:style-name="Internet_20_link" text:visited-style-name="Internet_20_link">logDebug(str)<text:tab/></text:a><text:a xlink:type="simple" xlink:href="#__RefHeading__3066_789670283" text:style-name="Internet_20_link" text:visited-style-name="Internet_20_link"><text:span text:style-name="Internet_20_link">19</text:span></text:a></text:p>
          <text:p text:style-name="P3"><text:a xlink:type="simple" xlink:href="#__RefHeading__3068_789670283" text:style-name="Internet_20_link" text:visited-style-name="Internet_20_link">logInfo(str)<text:tab/></text:a><text:a xlink:type="simple" xlink:href="#__RefHeading__3068_789670283" text:style-name="Internet_20_link" text:visited-style-name="Internet_20_link"><text:span text:style-name="Internet_20_link">19</text:span></text:a></text:p>
          <text:p text:style-name="P3"><text:a xlink:type="simple" xlink:href="#__RefHeading__3070_789670283" text:style-name="Internet_20_link" text:visited-style-name="Internet_20_link">logWarning(str)<text:tab/></text:a><text:a xlink:type="simple" xlink:href="#__RefHeading__3070_789670283" text:style-name="Internet_20_link" text:visited-style-name="Internet_20_link"><text:span text:style-name="Internet_20_link">20</text:span></text:a></text:p>
          <text:p text:style-name="P3"><text:a xlink:type="simple" xlink:href="#__RefHeading__3072_789670283" text:style-name="Internet_20_link" text:visited-style-name="Internet_20_link">logError(str)<text:tab/></text:a><text:a xlink:type="simple" xlink:href="#__RefHeading__3072_789670283" text:style-name="Internet_20_link" text:visited-style-name="Internet_20_link"><text:span text:style-name="Internet_20_link">20</text:span></text:a></text:p>
          <text:p text:style-name="P1"><text:a xlink:type="simple" xlink:href="#__RefHeading__3074_789670283" text:style-name="Internet_20_link" text:visited-style-name="Internet_20_link">Binary Operations<text:tab/></text:a><text:a xlink:type="simple" xlink:href="#__RefHeading__3074_789670283" text:style-name="Internet_20_link" text:visited-style-name="Internet_20_link"><text:span text:style-name="Internet_20_link">20</text:span></text:a></text:p>
          <text:p text:style-name="P3"><text:a xlink:type="simple" xlink:href="#__RefHeading__3076_789670283" text:style-name="Internet_20_link" text:visited-style-name="Internet_20_link">bitand(a, b)<text:tab/></text:a><text:a xlink:type="simple" xlink:href="#__RefHeading__3076_789670283" text:style-name="Internet_20_link" text:visited-style-name="Internet_20_link"><text:span text:style-name="Internet_20_link">20</text:span></text:a></text:p>
          <text:p text:style-name="P3"><text:a xlink:type="simple" xlink:href="#__RefHeading__3078_789670283" text:style-name="Internet_20_link" text:visited-style-name="Internet_20_link">bitor(a, b)<text:tab/></text:a><text:a xlink:type="simple" xlink:href="#__RefHeading__3078_789670283" text:style-name="Internet_20_link" text:visited-style-name="Internet_20_link"><text:span text:style-name="Internet_20_link">20</text:span></text:a></text:p>
          <text:p text:style-name="P3"><text:a xlink:type="simple" xlink:href="#__RefHeading__3080_789670283" text:style-name="Internet_20_link" text:visited-style-name="Internet_20_link">bitxor(a, b)<text:tab/></text:a><text:a xlink:type="simple" xlink:href="#__RefHeading__3080_789670283" text:style-name="Internet_20_link" text:visited-style-name="Internet_20_link"><text:span text:style-name="Internet_20_link">20</text:span></text:a></text:p>
          <text:p text:style-name="P1"><text:a xlink:type="simple" xlink:href="#__RefHeading__3082_789670283" text:style-name="Internet_20_link" text:visited-style-name="Internet_20_link">Utility<text:tab/></text:a><text:a xlink:type="simple" xlink:href="#__RefHeading__3082_789670283" text:style-name="Internet_20_link" text:visited-style-name="Internet_20_link"><text:span text:style-name="Internet_20_link">20</text:span></text:a></text:p>
          <text:p text:style-name="P3"><text:a xlink:type="simple" xlink:href="#__RefHeading__3084_789670283" text:style-name="Internet_20_link" text:visited-style-name="Internet_20_link">listFiles(path)<text:tab/></text:a><text:a xlink:type="simple" xlink:href="#__RefHeading__3084_789670283" text:style-name="Internet_20_link" text:visited-style-name="Internet_20_link"><text:span text:style-name="Internet_20_link">20</text:span></text:a></text:p>
          <text:p text:style-name="P3"><text:a xlink:type="simple" xlink:href="#__RefHeading__3086_789670283" text:style-name="Internet_20_link" text:visited-style-name="Internet_20_link">toboolean(value)<text:tab/></text:a><text:a xlink:type="simple" xlink:href="#__RefHeading__3086_789670283" text:style-name="Internet_20_link" text:visited-style-name="Internet_20_link"><text:span text:style-name="Internet_20_link">20</text:span></text:a></text:p>
          <text:p text:style-name="P3"><text:a xlink:type="simple" xlink:href="#__RefHeading__3088_789670283" text:style-name="Internet_20_link" text:visited-style-name="Internet_20_link">isFileExists(fileName)<text:tab/></text:a><text:a xlink:type="simple" xlink:href="#__RefHeading__3088_789670283" text:style-name="Internet_20_link" text:visited-style-name="Internet_20_link"><text:span text:style-name="Internet_20_link">21</text:span></text:a></text:p>
          <text:p text:style-name="P3"><text:a xlink:type="simple" xlink:href="#__RefHeading__3090_789670283" text:style-name="Internet_20_link" text:visited-style-name="Internet_20_link">extractFileName(filePath)<text:tab/></text:a><text:a xlink:type="simple" xlink:href="#__RefHeading__3090_789670283" text:style-name="Internet_20_link" text:visited-style-name="Internet_20_link"><text:span text:style-name="Internet_20_link">21</text:span></text:a></text:p>
          <text:p text:style-name="P3"><text:a xlink:type="simple" xlink:href="#__RefHeading__3092_789670283" text:style-name="Internet_20_link" text:visited-style-name="Internet_20_link">openFile(fileName)<text:tab/></text:a><text:a xlink:type="simple" xlink:href="#__RefHeading__3092_789670283" text:style-name="Internet_20_link" text:visited-style-name="Internet_20_link"><text:span text:style-name="Internet_20_link">21</text:span></text:a></text:p>
          <text:p text:style-name="P3"><text:a xlink:type="simple" xlink:href="#__RefHeading__3094_789670283" text:style-name="Internet_20_link" text:visited-style-name="Internet_20_link">include(fileName)<text:tab/></text:a><text:a xlink:type="simple" xlink:href="#__RefHeading__3094_789670283" text:style-name="Internet_20_link" text:visited-style-name="Internet_20_link"><text:span text:style-name="Internet_20_link">21</text:span></text:a></text:p>
          <text:p text:style-name="P1"><text:a xlink:type="simple" xlink:href="#__RefHeading__3096_789670283" text:style-name="Internet_20_link" text:visited-style-name="Internet_20_link">Sound<text:tab/></text:a><text:a xlink:type="simple" xlink:href="#__RefHeading__3096_789670283" text:style-name="Internet_20_link" text:visited-style-name="Internet_20_link"><text:span text:style-name="Internet_20_link">21</text:span></text:a></text:p>
          <text:p text:style-name="P3"><text:a xlink:type="simple" xlink:href="#__RefHeading__3098_789670283" text:style-name="Internet_20_link" text:visited-style-name="Internet_20_link">loadSample(fileName)<text:tab/></text:a><text:a xlink:type="simple" xlink:href="#__RefHeading__3098_789670283" text:style-name="Internet_20_link" text:visited-style-name="Internet_20_link"><text:span text:style-name="Internet_20_link">21</text:span></text:a></text:p>
          <text:p text:style-name="P3"><text:a xlink:type="simple" xlink:href="#__RefHeading__3100_789670283" text:style-name="Internet_20_link" text:visited-style-name="Internet_20_link">unloadSample(sampleId)<text:tab/></text:a><text:a xlink:type="simple" xlink:href="#__RefHeading__3100_789670283" text:style-name="Internet_20_link" text:visited-style-name="Internet_20_link"><text:span text:style-name="Internet_20_link">21</text:span></text:a></text:p>
          <text:p text:style-name="P3"><text:a xlink:type="simple" xlink:href="#__RefHeading__3102_789670283" text:style-name="Internet_20_link" text:visited-style-name="Internet_20_link">playSample(sampleId, loop)<text:tab/></text:a><text:a xlink:type="simple" xlink:href="#__RefHeading__3102_789670283" text:style-name="Internet_20_link" text:visited-style-name="Internet_20_link"><text:span text:style-name="Internet_20_link">21</text:span></text:a></text:p>
          <text:p text:style-name="P3"><text:a xlink:type="simple" xlink:href="#__RefHeading__3104_789670283" text:style-name="Internet_20_link" text:visited-style-name="Internet_20_link">stopSample(sampleId)<text:tab/></text:a><text:a xlink:type="simple" xlink:href="#__RefHeading__3104_789670283" text:style-name="Internet_20_link" text:visited-style-name="Internet_20_link"><text:span text:style-name="Internet_20_link">22</text:span></text:a></text:p>
          <text:p text:style-name="P3"><text:a xlink:type="simple" xlink:href="#__RefHeading__3106_789670283" text:style-name="Internet_20_link" text:visited-style-name="Internet_20_link">setSampleGain(sampleId, gain)<text:tab/></text:a><text:a xlink:type="simple" xlink:href="#__RefHeading__3106_789670283" text:style-name="Internet_20_link" text:visited-style-name="Internet_20_link"><text:span text:style-name="Internet_20_link">22</text:span></text:a></text:p>
          <text:p text:style-name="P3"><text:a xlink:type="simple" xlink:href="#__RefHeading__3108_789670283" text:style-name="Internet_20_link" text:visited-style-name="Internet_20_link">setSamplePitch(sampleId, pitch)<text:tab/></text:a><text:a xlink:type="simple" xlink:href="#__RefHeading__3108_789670283" text:style-name="Internet_20_link" text:visited-style-name="Internet_20_link"><text:span text:style-name="Internet_20_link">22</text:span></text:a></text:p>
          <text:p text:style-name="P3"><text:a xlink:type="simple" xlink:href="#__RefHeading__3110_789670283" text:style-name="Internet_20_link" text:visited-style-name="Internet_20_link">rewindSample(sampleId)<text:tab/></text:a><text:a xlink:type="simple" xlink:href="#__RefHeading__3110_789670283" text:style-name="Internet_20_link" text:visited-style-name="Internet_20_link"><text:span text:style-name="Internet_20_link">22</text:span></text:a></text:p>
          <text:p text:style-name="P3"><text:a xlink:type="simple" xlink:href="#__RefHeading__3112_789670283" text:style-name="Internet_20_link" text:visited-style-name="Internet_20_link">isSamplePlaying(sampleId)<text:tab/></text:a><text:a xlink:type="simple" xlink:href="#__RefHeading__3112_789670283" text:style-name="Internet_20_link" text:visited-style-name="Internet_20_link"><text:span text:style-name="Internet_20_link">22</text:span></text:a></text:p>
          <text:p text:style-name="P3"><text:a xlink:type="simple" xlink:href="#__RefHeading__3114_789670283" text:style-name="Internet_20_link" text:visited-style-name="Internet_20_link">setMasterGain(gain)<text:tab/></text:a><text:a xlink:type="simple" xlink:href="#__RefHeading__3114_789670283" text:style-name="Internet_20_link" text:visited-style-name="Internet_20_link"><text:span text:style-name="Internet_20_link">22</text:span></text:a></text:p>
          <text:p text:style-name="P3"><text:a xlink:type="simple" xlink:href="#__RefHeading__3116_789670283" text:style-name="Internet_20_link" text:visited-style-name="Internet_20_link">setSampleEnv(sampleId, environment)<text:tab/></text:a><text:a xlink:type="simple" xlink:href="#__RefHeading__3116_789670283" text:style-name="Internet_20_link" text:visited-style-name="Internet_20_link"><text:span text:style-name="Internet_20_link">22</text:span></text:a></text:p>
          <text:p text:style-name="P3"><text:a xlink:type="simple" xlink:href="#__RefHeading__3118_789670283" text:style-name="Internet_20_link" text:visited-style-name="Internet_20_link">getSampleEnv(sampleId)<text:tab/></text:a><text:a xlink:type="simple" xlink:href="#__RefHeading__3118_789670283" text:style-name="Internet_20_link" text:visited-style-name="Internet_20_link"><text:span text:style-name="Internet_20_link">22</text:span></text:a></text:p>
          <text:p text:style-name="P3"><text:a xlink:type="simple" xlink:href="#__RefHeading__3120_789670283" text:style-name="Internet_20_link" text:visited-style-name="Internet_20_link">setSamplePosition(sampleId, x, y, z)<text:tab/></text:a><text:a xlink:type="simple" xlink:href="#__RefHeading__3120_789670283" text:style-name="Internet_20_link" text:visited-style-name="Internet_20_link"><text:span text:style-name="Internet_20_link">23</text:span></text:a></text:p>
          <text:p text:style-name="P3"><text:a xlink:type="simple" xlink:href="#__RefHeading__3122_789670283" text:style-name="Internet_20_link" text:visited-style-name="Internet_20_link">getSamplePosition(sampleId)<text:tab/></text:a><text:a xlink:type="simple" xlink:href="#__RefHeading__3122_789670283" text:style-name="Internet_20_link" text:visited-style-name="Internet_20_link"><text:span text:style-name="Internet_20_link">23</text:span></text:a></text:p>
          <text:p text:style-name="P3"><text:a xlink:type="simple" xlink:href="#__RefHeading__3124_789670283" text:style-name="Internet_20_link" text:visited-style-name="Internet_20_link">setSampleDirection(sampleId, x, y, z)<text:tab/></text:a><text:a xlink:type="simple" xlink:href="#__RefHeading__3124_789670283" text:style-name="Internet_20_link" text:visited-style-name="Internet_20_link"><text:span text:style-name="Internet_20_link">23</text:span></text:a></text:p>
          <text:p text:style-name="P3"><text:a xlink:type="simple" xlink:href="#__RefHeading__3126_789670283" text:style-name="Internet_20_link" text:visited-style-name="Internet_20_link">getSampleDirection(sampleId)<text:tab/></text:a><text:a xlink:type="simple" xlink:href="#__RefHeading__3126_789670283" text:style-name="Internet_20_link" text:visited-style-name="Internet_20_link"><text:span text:style-name="Internet_20_link">23</text:span></text:a></text:p>
          <text:p text:style-name="P3"><text:a xlink:type="simple" xlink:href="#__RefHeading__3128_789670283" text:style-name="Internet_20_link" text:visited-style-name="Internet_20_link">setSampleMaxDistance(sampleId, maxDistance)<text:tab/></text:a><text:a xlink:type="simple" xlink:href="#__RefHeading__3128_789670283" text:style-name="Internet_20_link" text:visited-style-name="Internet_20_link"><text:span text:style-name="Internet_20_link">23</text:span></text:a></text:p>
          <text:p text:style-name="P3"><text:a xlink:type="simple" xlink:href="#__RefHeading__3130_789670283" text:style-name="Internet_20_link" text:visited-style-name="Internet_20_link">setSampleRolloff(sampleId, rolloff)<text:tab/></text:a><text:a xlink:type="simple" xlink:href="#__RefHeading__3130_789670283" text:style-name="Internet_20_link" text:visited-style-name="Internet_20_link"><text:span text:style-name="Internet_20_link">23</text:span></text:a></text:p>
          <text:p text:style-name="P3"><text:a xlink:type="simple" xlink:href="#__RefHeading__3132_789670283" text:style-name="Internet_20_link" text:visited-style-name="Internet_20_link">setSampleRefDistance(samleId, distance)<text:tab/></text:a><text:a xlink:type="simple" xlink:href="#__RefHeading__3132_789670283" text:style-name="Internet_20_link" text:visited-style-name="Internet_20_link"><text:span text:style-name="Internet_20_link">23</text:span></text:a></text:p>
          <text:p text:style-name="P3"><text:a xlink:type="simple" xlink:href="#__RefHeading__3134_789670283" text:style-name="Internet_20_link" text:visited-style-name="Internet_20_link">setSampleCone(sampleId, outerGain, innerAngle, outerAngle)<text:tab/></text:a><text:a xlink:type="simple" xlink:href="#__RefHeading__3134_789670283" text:style-name="Internet_20_link" text:visited-style-name="Internet_20_link"><text:span text:style-name="Internet_20_link">24</text:span></text:a></text:p>
          <text:p text:style-name="P3"><text:a xlink:type="simple" xlink:href="#__RefHeading__3136_789670283" text:style-name="Internet_20_link" text:visited-style-name="Internet_20_link">getSampleCone(sampleId)<text:tab/></text:a><text:a xlink:type="simple" xlink:href="#__RefHeading__3136_789670283" text:style-name="Internet_20_link" text:visited-style-name="Internet_20_link"><text:span text:style-name="Internet_20_link">24</text:span></text:a></text:p>
          <text:p text:style-name="P3"><text:a xlink:type="simple" xlink:href="#__RefHeading__3138_789670283" text:style-name="Internet_20_link" text:visited-style-name="Internet_20_link">setSampleRelative(sampleId, relative)<text:tab/></text:a><text:a xlink:type="simple" xlink:href="#__RefHeading__3138_789670283" text:style-name="Internet_20_link" text:visited-style-name="Internet_20_link"><text:span text:style-name="Internet_20_link">24</text:span></text:a></text:p>
          <text:p text:style-name="P3"><text:a xlink:type="simple" xlink:href="#__RefHeading__3140_789670283" text:style-name="Internet_20_link" text:visited-style-name="Internet_20_link">getSampleRelative(sampleId)<text:tab/></text:a><text:a xlink:type="simple" xlink:href="#__RefHeading__3140_789670283" text:style-name="Internet_20_link" text:visited-style-name="Internet_20_link"><text:span text:style-name="Internet_20_link">24</text:span></text:a></text:p>
          <text:p text:style-name="P1"><text:soft-page-break/><text:a xlink:type="simple" xlink:href="#__RefHeading__3142_789670283" text:style-name="Internet_20_link" text:visited-style-name="Internet_20_link">X-Plane Scenery<text:tab/></text:a><text:a xlink:type="simple" xlink:href="#__RefHeading__3142_789670283" text:style-name="Internet_20_link" text:visited-style-name="Internet_20_link"><text:span text:style-name="Internet_20_link">24</text:span></text:a></text:p>
          <text:p text:style-name="P3"><text:a xlink:type="simple" xlink:href="#__RefHeading__3144_789670283" text:style-name="Internet_20_link" text:visited-style-name="Internet_20_link">reloadScenery()<text:tab/></text:a><text:a xlink:type="simple" xlink:href="#__RefHeading__3144_789670283" text:style-name="Internet_20_link" text:visited-style-name="Internet_20_link"><text:span text:style-name="Internet_20_link">25</text:span></text:a></text:p>
          <text:p text:style-name="P3"><text:a xlink:type="simple" xlink:href="#__RefHeading__3146_789670283" text:style-name="Internet_20_link" text:visited-style-name="Internet_20_link">worldToLocal(latitude, longitude, altitude)<text:tab/></text:a><text:a xlink:type="simple" xlink:href="#__RefHeading__3146_789670283" text:style-name="Internet_20_link" text:visited-style-name="Internet_20_link"><text:span text:style-name="Internet_20_link">25</text:span></text:a></text:p>
          <text:p text:style-name="P3"><text:a xlink:type="simple" xlink:href="#__RefHeading__3148_789670283" text:style-name="Internet_20_link" text:visited-style-name="Internet_20_link">localToWorld(x, y, z)<text:tab/></text:a><text:a xlink:type="simple" xlink:href="#__RefHeading__3148_789670283" text:style-name="Internet_20_link" text:visited-style-name="Internet_20_link"><text:span text:style-name="Internet_20_link">25</text:span></text:a></text:p>
          <text:p text:style-name="P1"><text:a xlink:type="simple" xlink:href="#__RefHeading__3150_789670283" text:style-name="Internet_20_link" text:visited-style-name="Internet_20_link">X-Plane Navigation<text:tab/></text:a><text:a xlink:type="simple" xlink:href="#__RefHeading__3150_789670283" text:style-name="Internet_20_link" text:visited-style-name="Internet_20_link"><text:span text:style-name="Internet_20_link">25</text:span></text:a></text:p>
          <text:p text:style-name="P3"><text:a xlink:type="simple" xlink:href="#__RefHeading__3152_789670283" text:style-name="Internet_20_link" text:visited-style-name="Internet_20_link">getFirstNavAid()<text:tab/></text:a><text:a xlink:type="simple" xlink:href="#__RefHeading__3152_789670283" text:style-name="Internet_20_link" text:visited-style-name="Internet_20_link"><text:span text:style-name="Internet_20_link">26</text:span></text:a></text:p>
          <text:p text:style-name="P3"><text:a xlink:type="simple" xlink:href="#__RefHeading__3154_789670283" text:style-name="Internet_20_link" text:visited-style-name="Internet_20_link">getNextNavAid(navRef)<text:tab/></text:a><text:a xlink:type="simple" xlink:href="#__RefHeading__3154_789670283" text:style-name="Internet_20_link" text:visited-style-name="Internet_20_link"><text:span text:style-name="Internet_20_link">26</text:span></text:a></text:p>
          <text:p text:style-name="P3"><text:a xlink:type="simple" xlink:href="#__RefHeading__3156_789670283" text:style-name="Internet_20_link" text:visited-style-name="Internet_20_link">findFirstNavAidOfType(type)<text:tab/></text:a><text:a xlink:type="simple" xlink:href="#__RefHeading__3156_789670283" text:style-name="Internet_20_link" text:visited-style-name="Internet_20_link"><text:span text:style-name="Internet_20_link">26</text:span></text:a></text:p>
          <text:p text:style-name="P3"><text:a xlink:type="simple" xlink:href="#__RefHeading__3158_789670283" text:style-name="Internet_20_link" text:visited-style-name="Internet_20_link">findLastNavAidOfType(type)<text:tab/></text:a><text:a xlink:type="simple" xlink:href="#__RefHeading__3158_789670283" text:style-name="Internet_20_link" text:visited-style-name="Internet_20_link"><text:span text:style-name="Internet_20_link">26</text:span></text:a></text:p>
          <text:p text:style-name="P3"><text:a xlink:type="simple" xlink:href="#__RefHeading__3160_789670283" text:style-name="Internet_20_link" text:visited-style-name="Internet_20_link">findNavAid(nameFragment, idFragment, lat, lon, frequency, type)<text:tab/></text:a><text:a xlink:type="simple" xlink:href="#__RefHeading__3160_789670283" text:style-name="Internet_20_link" text:visited-style-name="Internet_20_link"><text:span text:style-name="Internet_20_link">26</text:span></text:a></text:p>
          <text:p text:style-name="P3"><text:a xlink:type="simple" xlink:href="#__RefHeading__3162_789670283" text:style-name="Internet_20_link" text:visited-style-name="Internet_20_link">getNavAidInfo(navRef)<text:tab/></text:a><text:a xlink:type="simple" xlink:href="#__RefHeading__3162_789670283" text:style-name="Internet_20_link" text:visited-style-name="Internet_20_link"><text:span text:style-name="Internet_20_link">26</text:span></text:a></text:p>
          <text:p text:style-name="P3"><text:a xlink:type="simple" xlink:href="#__RefHeading__3164_789670283" text:style-name="Internet_20_link" text:visited-style-name="Internet_20_link">countFMSEntries()<text:tab/></text:a><text:a xlink:type="simple" xlink:href="#__RefHeading__3164_789670283" text:style-name="Internet_20_link" text:visited-style-name="Internet_20_link"><text:span text:style-name="Internet_20_link">26</text:span></text:a></text:p>
          <text:p text:style-name="P3"><text:a xlink:type="simple" xlink:href="#__RefHeading__3166_789670283" text:style-name="Internet_20_link" text:visited-style-name="Internet_20_link">getDisplayedFMSEntry()<text:tab/></text:a><text:a xlink:type="simple" xlink:href="#__RefHeading__3166_789670283" text:style-name="Internet_20_link" text:visited-style-name="Internet_20_link"><text:span text:style-name="Internet_20_link">26</text:span></text:a></text:p>
          <text:p text:style-name="P3"><text:a xlink:type="simple" xlink:href="#__RefHeading__3168_789670283" text:style-name="Internet_20_link" text:visited-style-name="Internet_20_link">getDestinationFMSEntry()<text:tab/></text:a><text:a xlink:type="simple" xlink:href="#__RefHeading__3168_789670283" text:style-name="Internet_20_link" text:visited-style-name="Internet_20_link"><text:span text:style-name="Internet_20_link">27</text:span></text:a></text:p>
          <text:p text:style-name="P3"><text:a xlink:type="simple" xlink:href="#__RefHeading__3170_789670283" text:style-name="Internet_20_link" text:visited-style-name="Internet_20_link">setDisplayedFMSEntry(index)<text:tab/></text:a><text:a xlink:type="simple" xlink:href="#__RefHeading__3170_789670283" text:style-name="Internet_20_link" text:visited-style-name="Internet_20_link"><text:span text:style-name="Internet_20_link">27</text:span></text:a></text:p>
          <text:p text:style-name="P3"><text:a xlink:type="simple" xlink:href="#__RefHeading__3172_789670283" text:style-name="Internet_20_link" text:visited-style-name="Internet_20_link">setDestinationFMSEntry(index)<text:tab/></text:a><text:a xlink:type="simple" xlink:href="#__RefHeading__3172_789670283" text:style-name="Internet_20_link" text:visited-style-name="Internet_20_link"><text:span text:style-name="Internet_20_link">27</text:span></text:a></text:p>
          <text:p text:style-name="P3"><text:a xlink:type="simple" xlink:href="#__RefHeading__3174_789670283" text:style-name="Internet_20_link" text:visited-style-name="Internet_20_link">getFMSEntryInfo(index)<text:tab/></text:a><text:a xlink:type="simple" xlink:href="#__RefHeading__3174_789670283" text:style-name="Internet_20_link" text:visited-style-name="Internet_20_link"><text:span text:style-name="Internet_20_link">27</text:span></text:a></text:p>
          <text:p text:style-name="P3"><text:a xlink:type="simple" xlink:href="#__RefHeading__3176_789670283" text:style-name="Internet_20_link" text:visited-style-name="Internet_20_link">setFMSEntryInfo(index, navRef, altitude)<text:tab/></text:a><text:a xlink:type="simple" xlink:href="#__RefHeading__3176_789670283" text:style-name="Internet_20_link" text:visited-style-name="Internet_20_link"><text:span text:style-name="Internet_20_link">27</text:span></text:a></text:p>
          <text:p text:style-name="P3"><text:a xlink:type="simple" xlink:href="#__RefHeading__3178_789670283" text:style-name="Internet_20_link" text:visited-style-name="Internet_20_link">setFMSEntryLatLon(index, lat, lon, altitude)<text:tab/></text:a><text:a xlink:type="simple" xlink:href="#__RefHeading__3178_789670283" text:style-name="Internet_20_link" text:visited-style-name="Internet_20_link"><text:span text:style-name="Internet_20_link">27</text:span></text:a></text:p>
          <text:p text:style-name="P3"><text:a xlink:type="simple" xlink:href="#__RefHeading__3180_789670283" text:style-name="Internet_20_link" text:visited-style-name="Internet_20_link">clearFMSEntry(index)<text:tab/></text:a><text:a xlink:type="simple" xlink:href="#__RefHeading__3180_789670283" text:style-name="Internet_20_link" text:visited-style-name="Internet_20_link"><text:span text:style-name="Internet_20_link">27</text:span></text:a></text:p>
          <text:p text:style-name="P3"><text:a xlink:type="simple" xlink:href="#__RefHeading__3182_789670283" text:style-name="Internet_20_link" text:visited-style-name="Internet_20_link">getGPSDestinationType()<text:tab/></text:a><text:a xlink:type="simple" xlink:href="#__RefHeading__3182_789670283" text:style-name="Internet_20_link" text:visited-style-name="Internet_20_link"><text:span text:style-name="Internet_20_link">27</text:span></text:a></text:p>
          <text:p text:style-name="P3"><text:a xlink:type="simple" xlink:href="#__RefHeading__3184_789670283" text:style-name="Internet_20_link" text:visited-style-name="Internet_20_link">getGPSDestination()<text:tab/></text:a><text:a xlink:type="simple" xlink:href="#__RefHeading__3184_789670283" text:style-name="Internet_20_link" text:visited-style-name="Internet_20_link"><text:span text:style-name="Internet_20_link">27</text:span></text:a></text:p>
          <text:p text:style-name="P1"><text:a xlink:type="simple" xlink:href="#__RefHeading__3186_789670283" text:style-name="Internet_20_link" text:visited-style-name="Internet_20_link">X-Plane Plugins Management<text:tab/></text:a><text:a xlink:type="simple" xlink:href="#__RefHeading__3186_789670283" text:style-name="Internet_20_link" text:visited-style-name="Internet_20_link"><text:span text:style-name="Internet_20_link">28</text:span></text:a></text:p>
          <text:p text:style-name="P3"><text:a xlink:type="simple" xlink:href="#__RefHeading__3188_789670283" text:style-name="Internet_20_link" text:visited-style-name="Internet_20_link">getMyID()<text:tab/></text:a><text:a xlink:type="simple" xlink:href="#__RefHeading__3188_789670283" text:style-name="Internet_20_link" text:visited-style-name="Internet_20_link"><text:span text:style-name="Internet_20_link">28</text:span></text:a></text:p>
          <text:p text:style-name="P3"><text:a xlink:type="simple" xlink:href="#__RefHeading__3190_789670283" text:style-name="Internet_20_link" text:visited-style-name="Internet_20_link">countPlugins()<text:tab/></text:a><text:a xlink:type="simple" xlink:href="#__RefHeading__3190_789670283" text:style-name="Internet_20_link" text:visited-style-name="Internet_20_link"><text:span text:style-name="Internet_20_link">28</text:span></text:a></text:p>
          <text:p text:style-name="P3"><text:a xlink:type="simple" xlink:href="#__RefHeading__3192_789670283" text:style-name="Internet_20_link" text:visited-style-name="Internet_20_link">getNthPlugin(index)<text:tab/></text:a><text:a xlink:type="simple" xlink:href="#__RefHeading__3192_789670283" text:style-name="Internet_20_link" text:visited-style-name="Internet_20_link"><text:span text:style-name="Internet_20_link">28</text:span></text:a></text:p>
          <text:p text:style-name="P3"><text:a xlink:type="simple" xlink:href="#__RefHeading__3194_789670283" text:style-name="Internet_20_link" text:visited-style-name="Internet_20_link">findPluginByPath(path)<text:tab/></text:a><text:a xlink:type="simple" xlink:href="#__RefHeading__3194_789670283" text:style-name="Internet_20_link" text:visited-style-name="Internet_20_link"><text:span text:style-name="Internet_20_link">28</text:span></text:a></text:p>
          <text:p text:style-name="P3"><text:a xlink:type="simple" xlink:href="#__RefHeading__3196_789670283" text:style-name="Internet_20_link" text:visited-style-name="Internet_20_link">findPluginBySignature(signature)<text:tab/></text:a><text:a xlink:type="simple" xlink:href="#__RefHeading__3196_789670283" text:style-name="Internet_20_link" text:visited-style-name="Internet_20_link"><text:span text:style-name="Internet_20_link">28</text:span></text:a></text:p>
          <text:p text:style-name="P3"><text:a xlink:type="simple" xlink:href="#__RefHeading__3198_789670283" text:style-name="Internet_20_link" text:visited-style-name="Internet_20_link">getPluginInfo(pluginID)<text:tab/></text:a><text:a xlink:type="simple" xlink:href="#__RefHeading__3198_789670283" text:style-name="Internet_20_link" text:visited-style-name="Internet_20_link"><text:span text:style-name="Internet_20_link">28</text:span></text:a></text:p>
          <text:p text:style-name="P3"><text:a xlink:type="simple" xlink:href="#__RefHeading__3200_789670283" text:style-name="Internet_20_link" text:visited-style-name="Internet_20_link">isPluginEnabled(pluginID)<text:tab/></text:a><text:a xlink:type="simple" xlink:href="#__RefHeading__3200_789670283" text:style-name="Internet_20_link" text:visited-style-name="Internet_20_link"><text:span text:style-name="Internet_20_link">28</text:span></text:a></text:p>
          <text:p text:style-name="P3"><text:a xlink:type="simple" xlink:href="#__RefHeading__3202_789670283" text:style-name="Internet_20_link" text:visited-style-name="Internet_20_link">enablePlugin(pluginID)<text:tab/></text:a><text:a xlink:type="simple" xlink:href="#__RefHeading__3202_789670283" text:style-name="Internet_20_link" text:visited-style-name="Internet_20_link"><text:span text:style-name="Internet_20_link">28</text:span></text:a></text:p>
          <text:p text:style-name="P3"><text:a xlink:type="simple" xlink:href="#__RefHeading__3204_789670283" text:style-name="Internet_20_link" text:visited-style-name="Internet_20_link">disablePlugin(pluginID)<text:tab/></text:a><text:a xlink:type="simple" xlink:href="#__RefHeading__3204_789670283" text:style-name="Internet_20_link" text:visited-style-name="Internet_20_link"><text:span text:style-name="Internet_20_link">29</text:span></text:a></text:p>
        </text:index-body>
      </text:table-of-content>
      <text:p text:style-name="Text_20_body"><text:span text:style-name="Default_20_Paragraph_20_Font"/></text:p>
      <text:p text:style-name="Text_20_body"><text:span text:style-name="Default_20_Paragraph_20_Font"/></text:p>
      <text:h text:style-name="Heading_20_1" text:outline-level="1"><text:bookmark-start text:name="h.fzvh3or96qmy"/><text:bookmark text:name="__RefHeading__2770_789670283"/><text:span text:style-name="Default_20_Paragraph_20_Font">Components</text:span><text:bookmark-end text:name="h.fzvh3or96qmy"/><text:span text:style-name="Default_20_Paragraph_20_Font"> Reference</text:span><text:bookmark-end text:name="__RefHeading__2770_789670283"/></text:h>
      <text:h text:style-name="Heading_20_2" text:outline-level="2"><text:bookmark text:name="__RefHeading__2888_789670283"/><text:span text:style-name="Default_20_Paragraph_20_Font">Common Properties</text:span><text:bookmark-end text:name="__RefHeading__2888_789670283"/></text:h>
      <text:p text:style-name="Text_20_body"><text:span text:style-name="Default_20_Paragraph_20_Font">By default all components have a set of default properties described below. <text:s/>Some of them <text:s text:c="2"/>only effect panels but most are common for all components.</text:span></text:p>
      <text:h text:style-name="Heading_20_3" text:outline-level="3"><text:bookmark text:name="__RefHeading__2890_789670283"/><text:span text:style-name="Default_20_Paragraph_20_Font">size</text:span><text:bookmark-end text:name="__RefHeading__2890_789670283"/></text:h>
      <text:p text:style-name="Text_20_body"><text:span text:style-name="Default_20_Paragraph_20_Font">Type: array of 2 numbers.</text:span></text:p>
      <text:p text:style-name="Text_20_body"><text:span text:style-name="Default_20_Paragraph_20_Font">Internal size of the component. <text:s/>The first number is the width and the second number is the height. <text:s/>This is a very special property. <text:s/>You can't override it like other properties. <text:s/>It is actually not a property at all but an ordinary variable. You can't use the get function to access it.</text:span></text:p>
      <text:h text:style-name="Heading_20_3" text:outline-level="3"><text:bookmark text:name="__RefHeading__2892_789670283"/><text:span text:style-name="Default_20_Paragraph_20_Font">position</text:span><text:bookmark-end text:name="__RefHeading__2892_789670283"/></text:h>
      <text:p text:style-name="Text_20_body"><text:span text:style-name="Default_20_Paragraph_20_Font">Type: array of 4 numbers.</text:span></text:p>
      <text:p text:style-name="Text_20_body"><text:span text:style-name="Default_20_Paragraph_20_Font">The position property contains 4 numbers: {x, y, width, height}. <text:s/>It specifies the position where the component should be drawn.</text:span></text:p>
      <text:h text:style-name="Heading_20_3" text:outline-level="3"><text:bookmark text:name="__RefHeading__2894_789670283"/><text:span text:style-name="Default_20_Paragraph_20_Font">name</text:span><text:bookmark-end text:name="__RefHeading__2894_789670283"/></text:h>
      <text:p text:style-name="Text_20_body"><text:span text:style-name="Default_20_Paragraph_20_Font">Type: string</text:span></text:p>
      <text:p text:style-name="Text_20_body"><text:span text:style-name="Default_20_Paragraph_20_Font">Contains the name of this component. <text:s/>Similar to size it is just a string variable, not a property.</text:span></text:p>
      <text:h text:style-name="Heading_20_3" text:outline-level="3"><text:bookmark text:name="__RefHeading__2896_789670283"/><text:span text:style-name="Default_20_Paragraph_20_Font"><text:span text:style-name="T2">visible</text:span></text:span><text:bookmark-end text:name="__RefHeading__2896_789670283"/></text:h>
      <text:p text:style-name="Text_20_body"><text:span text:style-name="Default_20_Paragraph_20_Font">Type: boolean</text:span></text:p>
      <text:p text:style-name="Text_20_body"><text:span text:style-name="Default_20_Paragraph_20_Font">It is false if the component is hidden. <text:s/>For it to be true the component must be visible on the screen. <text:s/>By default all components are visible but all panels are hidden.</text:span></text:p>
      <text:h text:style-name="Heading_20_3" text:outline-level="3"><text:span text:style-name="Default_20_Paragraph_20_Font"/></text:h>
      <text:h text:style-name="Heading_20_3" text:outline-level="3"><text:bookmark text:name="__RefHeading__2898_789670283"/><text:soft-page-break/><text:span text:style-name="Default_20_Paragraph_20_Font">movable</text:span><text:bookmark-end text:name="__RefHeading__2898_789670283"/></text:h>
      <text:p text:style-name="Text_20_body"><text:span text:style-name="Default_20_Paragraph_20_Font">Type</text:span><text:bookmark-start text:name="__DdeLink__2024_784385289"/><text:span text:style-name="Default_20_Paragraph_20_Font">: boolean</text:span><text:bookmark-end text:name="__DdeLink__2024_784385289"/></text:p>
      <text:p text:style-name="Text_20_body"><text:bookmark-start text:name="__DdeLink__2026_784385289"/><text:span text:style-name="Default_20_Paragraph_20_Font">It is <text:s/>true if the component can be dragged by the mouse. <text:s/>By default it is false for all of the components except the panels.</text:span><text:bookmark-end text:name="__DdeLink__2026_784385289"/></text:p>
      <text:h text:style-name="Heading_20_3" text:outline-level="3"><text:bookmark text:name="__RefHeading__2900_789670283"/><text:span text:style-name="Default_20_Paragraph_20_Font">resizeble</text:span><text:bookmark-end text:name="__RefHeading__2900_789670283"/></text:h>
      <text:p text:style-name="Text_20_body"><text:span text:style-name="Default_20_Paragraph_20_Font">Type: boolean</text:span></text:p>
      <text:p text:style-name="Text_20_body"><text:span text:style-name="Default_20_Paragraph_20_Font">It is true if the component can <text:s/>be resized by the mouse. <text:s/>By default it is false for all components except the panels.</text:span></text:p>
      <text:h text:style-name="Heading_20_3" text:outline-level="3"><text:bookmark text:name="__RefHeading__2902_789670283"/><text:span text:style-name="Default_20_Paragraph_20_Font">resizeProportional</text:span><text:bookmark-end text:name="__RefHeading__2902_789670283"/></text:h>
      <text:p text:style-name="Text_20_body"><text:span text:style-name="Default_20_Paragraph_20_Font">Type: boolean</text:span></text:p>
      <text:p text:style-name="Text_20_body"><text:span text:style-name="Default_20_Paragraph_20_Font">It is true if during the resize, SASL will try to keep the component proportions. <text:s/>By default it is true.</text:span></text:p>
      <text:h text:style-name="Heading_20_3" text:outline-level="3"><text:bookmark text:name="__RefHeading__2904_789670283"/><text:span text:style-name="Default_20_Paragraph_20_Font">focused</text:span><text:bookmark-end text:name="__RefHeading__2904_789670283"/></text:h>
      <text:p text:style-name="Text_20_body"><text:span text:style-name="Default_20_Paragraph_20_Font">Type: boolean</text:span></text:p>
      <text:p text:style-name="Text_20_body"><text:span text:style-name="Default_20_Paragraph_20_Font">It is true if the component is active (the user clicked on it recently). <text:s/>Focused components receive keyboard input events.</text:span></text:p>
      <text:h text:style-name="Heading_20_3" text:outline-level="3"><text:bookmark text:name="__RefHeading__2906_789670283"/><text:span text:style-name="Default_20_Paragraph_20_Font">savePosition</text:span><text:bookmark-end text:name="__RefHeading__2906_789670283"/></text:h>
      <text:p text:style-name="Text_20_body"><text:span text:style-name="Default_20_Paragraph_20_Font">Type: boolean</text:span></text:p>
      <text:p text:style-name="Text_20_body"><text:span text:style-name="Default_20_Paragraph_20_Font">Available in panels only. <text:s/>It is true if the position of this component must be saved in the file when the aircraft is unloaded. <text:s/>Position saving will not work if the name of the panel is not specified.</text:span></text:p>
      <text:h text:style-name="Heading_20_3" text:outline-level="3"><text:bookmark text:name="__RefHeading__2908_789670283"/><text:span text:style-name="Default_20_Paragraph_20_Font">noBackground</text:span><text:bookmark-end text:name="__RefHeading__2908_789670283"/></text:h>
      <text:p text:style-name="Text_20_body"><text:span text:style-name="Default_20_Paragraph_20_Font">Type: boolean</text:span></text:p>
      <text:p text:style-name="Text_20_body"><text:bookmark-start text:name="__DdeLink__2034_784385289"/><text:span text:style-name="Default_20_Paragraph_20_Font">Available in panels only. <text:s/></text:span><text:bookmark-end text:name="__DdeLink__2034_784385289"/><text:span text:style-name="Default_20_Paragraph_20_Font">If it is <text:s/>true, the panel will be drawn without background. <text:s text:c="3"/>The default value is false.</text:span></text:p>
      <text:h text:style-name="Heading_20_3" text:outline-level="3"><text:span text:style-name="Default_20_Paragraph_20_Font"/></text:h>
      <text:h text:style-name="Heading_20_3" text:outline-level="3"><text:bookmark text:name="__RefHeading__2910_789670283"/><text:soft-page-break/><text:span text:style-name="Default_20_Paragraph_20_Font">noClose</text:span><text:bookmark-end text:name="__RefHeading__2910_789670283"/></text:h>
      <text:p text:style-name="Text_20_body"><text:span text:style-name="Default_20_Paragraph_20_Font">Type: boolean</text:span></text:p>
      <text:p text:style-name="Text_20_body"><text:span text:style-name="Default_20_Paragraph_20_Font">It is a</text:span><text:bookmark-start text:name="__DdeLink__2030_784385289"/><text:span text:style-name="Default_20_Paragraph_20_Font">vailable only in panels. <text:s/>If it is true, the resize spot will not be drawn.</text:span><text:bookmark-end text:name="__DdeLink__2030_784385289"/><text:span text:style-name="Default_20_Paragraph_20_Font"> <text:s/>The default value is false.</text:span></text:p>
      <text:h text:style-name="Heading_20_3" text:outline-level="3"><text:bookmark text:name="__RefHeading__2912_789670283"/><text:span text:style-name="Default_20_Paragraph_20_Font">noResize</text:span><text:bookmark-end text:name="__RefHeading__2912_789670283"/></text:h>
      <text:p text:style-name="Text_20_body"><text:span text:style-name="Default_20_Paragraph_20_Font">Type: boolean</text:span></text:p>
      <text:p text:style-name="Text_20_body"><text:span text:style-name="Default_20_Paragraph_20_Font">It is available only in panels. <text:s/>If it is <text:s/>true, resize spot will not be drawn. <text:s/>The default value is false.</text:span></text:p>
      <text:h text:style-name="Heading_20_2" text:outline-level="2"><text:bookmark-start text:name="h.t0iydxepropu"/><text:bookmark text:name="__RefHeading__2914_789670283"/><text:span text:style-name="Default_20_Paragraph_20_Font"><text:span text:style-name="T2">Components</text:span></text:span><text:bookmark-end text:name="h.t0iydxepropu"/><text:span text:style-name="Default_20_Paragraph_20_Font"><text:span text:style-name="T2"> Callbacks</text:span></text:span><text:bookmark-end text:name="__RefHeading__2914_789670283"/></text:h>
      <text:h text:style-name="Heading_20_3" text:outline-level="3"><text:bookmark text:name="__RefHeading__2916_789670283"/><text:span text:style-name="Default_20_Paragraph_20_Font">onMouseClick(component, x, y, button, parentX, parentY)</text:span><text:bookmark-end text:name="__RefHeading__2916_789670283"/></text:h>
      <text:p text:style-name="Text_20_body"><text:bookmark-start text:name="__DdeLink__2016_784385289"/><text:span text:style-name="Default_20_Paragraph_20_Font">Called when the mouse button is clicked. <text:s/>The argument “component” contains reference to <text:s/>the component itself. X and Y are the </text:span><text:bookmark-start text:name="__DdeLink__2005_7843852891"/><text:span text:style-name="Default_20_Paragraph_20_Font">coordinates of the mouse pointer in this component coordinate system</text:span><text:bookmark-end text:name="__DdeLink__2005_7843852891"/><text:span text:style-name="Default_20_Paragraph_20_Font">. <text:s/>ParentX and parentY are the coordinates of the mouse pointer in the parent component coordinate system. <text:s/>The argument button contains the code of the pressed mouse button (doesn't work in X-Plane properly).</text:span><text:bookmark-end text:name="__DdeLink__2016_784385289"/></text:p>
      <text:h text:style-name="Heading_20_3" text:outline-level="3"><text:bookmark text:name="__RefHeading__2918_789670283"/><text:span text:style-name="Default_20_Paragraph_20_Font">onMouseDown</text:span><text:span text:style-name="Default_20_Paragraph_20_Font">(component, x, y, button, parentX, parentY)</text:span><text:bookmark-end text:name="__RefHeading__2918_789670283"/></text:h>
      <text:p text:style-name="Text_20_body"><text:bookmark-start text:name="__DdeLink__2021_784385289"/><text:span text:style-name="Default_20_Paragraph_20_Font">Called when the mouse button is pressed. <text:s/>The argument “component” contains reference to <text:s/>the component itself. X and Y are the </text:span><text:bookmark-start text:name="__DdeLink__2005_78438528911"/><text:span text:style-name="Default_20_Paragraph_20_Font">coordinates of the mouse pointer in this component coordinate system</text:span><text:bookmark-end text:name="__DdeLink__2005_78438528911"/><text:span text:style-name="Default_20_Paragraph_20_Font">. <text:s/>ParentX and parentY are the coordinates of the mouse pointer in the parent component coordinate system. <text:s/>The argument button contains the code of the pressed mouse button (doesn't work in X-Plane properly).</text:span><text:bookmark-end text:name="__DdeLink__2021_784385289"/></text:p>
      <text:h text:style-name="Heading_20_3" text:outline-level="3"><text:bookmark text:name="__RefHeading__2920_789670283"/><text:span text:style-name="Default_20_Paragraph_20_Font">onMouseUp</text:span><text:span text:style-name="Default_20_Paragraph_20_Font">(component, x, y, button, parentX, parentY)</text:span><text:bookmark-end text:name="__RefHeading__2920_789670283"/></text:h>
      <text:p text:style-name="Text_20_body"><text:span text:style-name="Default_20_Paragraph_20_Font">Called when the mouse button is depressed. <text:s/>The argument “component” contains reference to <text:s/>the component itself. X and Y are the </text:span><text:bookmark-start text:name="__DdeLink__2005_784385289111"/><text:span text:style-name="Default_20_Paragraph_20_Font">coordinates of the mouse pointer in this component coordinate system</text:span><text:bookmark-end text:name="__DdeLink__2005_784385289111"/><text:span text:style-name="Default_20_Paragraph_20_Font">. <text:s/>parentX and parentY are the coordinates of the mouse pointer in the parent component coordinate system. <text:s/>The argument button contains the code of the depressed mouse button (doesn't work in X-Plane properly).</text:span></text:p>
      <text:h text:style-name="Heading_20_3" text:outline-level="3"><text:bookmark text:name="__RefHeading__2922_789670283"/><text:soft-page-break/><text:span text:style-name="Default_20_Paragraph_20_Font">onMouseMove</text:span><text:bookmark-start text:name="__DdeLink__2007_784385289"/><text:span text:style-name="Default_20_Paragraph_20_Font">(component, x, y, button, parentX, parentY)</text:span><text:bookmark-end text:name="__RefHeading__2922_789670283"/><text:bookmark-end text:name="__DdeLink__2007_784385289"/></text:h>
      <text:p text:style-name="Text_20_body"><text:bookmark-start text:name="__DdeLink__2011_784385289"/><text:span text:style-name="Default_20_Paragraph_20_Font">Called when the mouse pointer is moved. <text:s/>The argument “component” contains reference to <text:s/>the component itself. X and Y are the </text:span><text:bookmark-start text:name="__DdeLink__2005_784385289"/><text:span text:style-name="Default_20_Paragraph_20_Font">coordinates of the mouse pointer in this component coordinate system</text:span><text:bookmark-end text:name="__DdeLink__2005_784385289"/><text:span text:style-name="Default_20_Paragraph_20_Font">. <text:s/>parentX and parentY are the coordinates of the mouse pointer in the parent component coordinate system. <text:s/>The argument button contains the code of the pressed mouse button (doesn't work in X-Plane properly).</text:span><text:bookmark-end text:name="__DdeLink__2011_784385289"/></text:p>
      <text:h text:style-name="Heading_20_3" text:outline-level="3"><text:bookmark text:name="__RefHeading__2924_789670283"/><text:span text:style-name="Default_20_Paragraph_20_Font">onKeyDown(</text:span><text:bookmark-start text:name="__DdeLink__1992_7843852891"/><text:span text:style-name="Default_20_Paragraph_20_Font">component, char, key)</text:span><text:bookmark-end text:name="__RefHeading__2924_789670283"/><text:bookmark-end text:name="__DdeLink__1992_7843852891"/></text:h>
      <text:p text:style-name="Text_20_body"><text:bookmark-start text:name="__DdeLink__2001_784385289"/><text:span text:style-name="Default_20_Paragraph_20_Font">Called when the keyboard button is pressed. <text:s/>The a</text:span><text:bookmark-start text:name="__DdeLink__2003_784385289"/><text:span text:style-name="Default_20_Paragraph_20_Font">rgument “component” contains reference to <text:s/>the component itself. </text:span><text:bookmark-end text:name="__DdeLink__2003_784385289"/><text:span text:style-name="Default_20_Paragraph_20_Font"><text:s/>The argument char contains the pressed character if the button is alphanumeric. The argument key contains the scan code of the pressed button.</text:span></text:p>
      <text:p text:style-name="Text_20_body"><text:span text:style-name="Default_20_Paragraph_20_Font">This function must return true if the key was processed and shouldn't be passed to other handlers.</text:span><text:bookmark-end text:name="__DdeLink__2001_784385289"/></text:p>
      <text:h text:style-name="Heading_20_3" text:outline-level="3"><text:bookmark text:name="__RefHeading__2926_789670283"/><text:span text:style-name="Default_20_Paragraph_20_Font">onKeyUp</text:span><text:bookmark-start text:name="__DdeLink__1996_784385289"/><text:span text:style-name="Default_20_Paragraph_20_Font">(</text:span><text:bookmark-start text:name="__DdeLink__1992_784385289"/><text:span text:style-name="Default_20_Paragraph_20_Font">component, char, key)</text:span><text:bookmark-end text:name="__RefHeading__2926_789670283"/><text:bookmark-end text:name="__DdeLink__1996_784385289"/><text:bookmark-end text:name="__DdeLink__1992_784385289"/></text:h>
      <text:p text:style-name="Text_20_body"><text:span text:style-name="Default_20_Paragraph_20_Font">Called when the keyboard button is depressed. <text:s/>The argument “component” contains reference to <text:s/>the component itself. <text:s/>The argument char contains the depressed character if the button is alphanumeric. The argument key contains the scan code of the depressed button.</text:span></text:p>
      <text:p text:style-name="Text_20_body"><text:span text:style-name="Default_20_Paragraph_20_Font">This function must return true if the key was processed and shouldn't be passed to other handlers.</text:span></text:p>
      <text:h text:style-name="Heading_20_3" text:outline-level="3"><text:bookmark text:name="__RefHeading__2928_789670283"/><text:span text:style-name="Default_20_Paragraph_20_Font">draw(component)</text:span><text:bookmark-end text:name="__RefHeading__2928_789670283"/></text:h>
      <text:p text:style-name="Text_20_body"><text:span text:style-name="Default_20_Paragraph_20_Font">Called when the component should draw to itself. <text:s/>The a</text:span><text:bookmark-start text:name="__DdeLink__1999_784385289"/><text:span text:style-name="Default_20_Paragraph_20_Font">rgument “component” contains reference to the drawn component itself.</text:span><text:bookmark-end text:name="__DdeLink__1999_784385289"/><text:span text:style-name="Default_20_Paragraph_20_Font"> <text:s/>This function may be called several times per frame. <text:s/>It is important to avoid any calculation inside of this function to make your aircraft faster. <text:s/>Use the “update” function for calculations.</text:span></text:p>
      <text:p text:style-name="Text_20_body"><text:span text:style-name="Default_20_Paragraph_20_Font">Warning: draw callback responsible for calling “draw” of its subcomponents. <text:s/>Use the drawAll(components) function to call draw callback of all subcomponents.</text:span></text:p>
      <text:h text:style-name="Heading_20_3" text:outline-level="3"><text:bookmark text:name="__RefHeading__2930_789670283"/><text:span text:style-name="Default_20_Paragraph_20_Font">update(component)</text:span><text:bookmark-end text:name="__RefHeading__2930_789670283"/></text:h>
      <text:p text:style-name="Text_20_body"><text:span text:style-name="Default_20_Paragraph_20_Font">Called once for each frame. <text:s/>The a</text:span><text:bookmark-start text:name="__DdeLink__1988_784385289"/><text:span text:style-name="Default_20_Paragraph_20_Font">rgument “component” contains reference to the updated component itself.</text:span><text:bookmark-end text:name="__DdeLink__1988_784385289"/></text:p>
      <text:p text:style-name="Text_20_body"><text:bookmark-start text:name="__DdeLink__1990_784385289"/><text:span text:style-name="Default_20_Paragraph_20_Font">Warning: update callback responsible for calling “update” of its subcomponents. <text:s/>Use the updateAll(components) function to call update callback of all subcomponents.</text:span><text:bookmark-end text:name="__DdeLink__1990_784385289"/></text:p>
      <text:h text:style-name="Heading_20_3" text:outline-level="3"><text:bookmark text:name="__RefHeading__2932_789670283"/><text:span text:style-name="Default_20_Paragraph_20_Font">onAvionicsDone()</text:span><text:bookmark-end text:name="__RefHeading__2932_789670283"/></text:h>
      <text:p text:style-name="Text_20_body"><text:soft-page-break/><text:span text:style-name="Default_20_Paragraph_20_Font">Called when the aircraft is unloaded. <text:s/>Use this callback to finalize your aircraft (save state, configs, etc).</text:span></text:p>
      <text:h text:style-name="Heading_20_2" text:outline-level="2"><text:bookmark text:name="__RefHeading__2934_789670283"/><text:span text:style-name="Default_20_Paragraph_20_Font">Default Components</text:span><text:bookmark-end text:name="__RefHeading__2934_789670283"/></text:h>
      <text:h text:style-name="Heading_20_3" text:outline-level="3"><text:bookmark text:name="__RefHeading__2936_789670283"/><text:span text:style-name="Default_20_Paragraph_20_Font">b</text:span><text:bookmark-start text:name="h.c623qhl984nc"/><text:span text:style-name="Default_20_Paragraph_20_Font">utton</text:span><text:bookmark-end text:name="__RefHeading__2936_789670283"/><text:bookmark-end text:name="h.c623qhl984nc"/></text:h>
      <text:p text:style-name="Text_20_body"><text:span text:style-name="Default_20_Paragraph_20_Font">Button is a simple component with texture and clickable area. <text:s/>When the mouse is moved over the button it changes its shape to indicate that the button can be clicked</text:span><text:bookmark-start text:name="__DdeLink__2069_784385289"/><text:span text:style-name="Default_20_Paragraph_20_Font">.</text:span><text:bookmark-end text:name="__DdeLink__2069_784385289"/></text:p>
      <text:p text:style-name="Text_20_body"><text:span text:style-name="Default_20_Paragraph_20_Font">Properties:</text:span></text:p>
      <text:list xml:id="list1085396943" text:style-name="L1">
        <text:list-item>
          <text:p text:style-name="P4"><text:span text:style-name="Default_20_Paragraph_20_Font">image – texture drawn on button.</text:span></text:p>
        </text:list-item>
      </text:list>
      <text:h text:style-name="Heading_20_3" text:outline-level="3"><text:bookmark text:name="__RefHeading__2938_789670283"/><text:span text:style-name="Default_20_Paragraph_20_Font">сlickable</text:span><text:bookmark-end text:name="__RefHeading__2938_789670283"/></text:h>
      <text:p text:style-name="Text_20_body"><text:span text:style-name="Default_20_Paragraph_20_Font">Clickable area is an empty component with the frame hidden most of the time. <text:s/>When the user select s'show clickable areas' option in the simulator, the clickable area will show a yellow frame.</text:span></text:p>
      <text:p text:style-name="Text_20_body"><text:span text:style-name="Default_20_Paragraph_20_Font">No additional properties exist in this component.</text:span></text:p>
      <text:h text:style-name="Heading_20_3" text:outline-level="3"><text:bookmark text:name="__RefHeading__2940_789670283"/><text:span text:style-name="Default_20_Paragraph_20_Font">digitstape</text:span><text:bookmark-end text:name="__RefHeading__2940_789670283"/></text:h>
      <text:p text:style-name="Text_20_body"><text:span text:style-name="Default_20_Paragraph_20_Font">Digits tape shows the numbers similar to an old mechanical instrument. <text:s/>It uses texture with all of the digits. The tape can display both integer and fractional values. <text:s/>There is an option that leading zeros can be added.</text:span></text:p>
      <text:p text:style-name="Text_20_body"><text:span text:style-name="Default_20_Paragraph_20_Font">Properties:</text:span></text:p>
      <text:list xml:id="list147149706" text:style-name="L2">
        <text:list-item>
          <text:p text:style-name="P5"><text:span text:style-name="Default_20_Paragraph_20_Font">image – texture with digits.</text:span></text:p>
        </text:list-item>
        <text:list-item>
          <text:p text:style-name="P5"><text:span text:style-name="Default_20_Paragraph_20_Font">overlayImage – texture will be drawn over the tapes. <text:s/>Absent by default.</text:span></text:p>
        </text:list-item>
        <text:list-item>
          <text:p text:style-name="P5"><text:span text:style-name="Default_20_Paragraph_20_Font">value – number to display</text:span></text:p>
        </text:list-item>
        <text:list-item>
          <text:p text:style-name="P5"><text:span text:style-name="Default_20_Paragraph_20_Font">digits – number of digits to display. <text:s/>Default is 1.</text:span></text:p>
        </text:list-item>
        <text:list-item>
          <text:p text:style-name="P5"><text:span text:style-name="Default_20_Paragraph_20_Font">fractional – number of fractional digits to display. <text:s/>Default is 0.</text:span></text:p>
        </text:list-item>
        <text:list-item>
          <text:p text:style-name="P5"><text:span text:style-name="Default_20_Paragraph_20_Font">allowNonRound – allows the display of fractional numbers. <text:s/>The default is false.</text:span></text:p>
        </text:list-item>
        <text:list-item>
          <text:p text:style-name="P5"><text:span text:style-name="Default_20_Paragraph_20_Font">valueEnabler – if equals to false number will be hidden. <text:s/>The default is false.</text:span></text:p>
        </text:list-item>
        <text:list-item>
          <text:p text:style-name="P5"><text:soft-page-break/><text:span text:style-name="Default_20_Paragraph_20_Font">showLeadingZeros – shows leading zeros. <text:s/>The default is false.</text:span></text:p>
        </text:list-item>
        <text:list-item>
          <text:p text:style-name="P5"><text:span text:style-name="Default_20_Paragraph_20_Font">showSign – shows the sign instead of the first digit. <text:s/>The default is false.</text:span></text:p>
        </text:list-item>
      </text:list>
      <text:h text:style-name="Heading_20_3" text:outline-level="3"><text:bookmark text:name="__RefHeading__2942_789670283"/><text:span text:style-name="Default_20_Paragraph_20_Font">frame</text:span><text:bookmark-end text:name="__RefHeading__2942_789670283"/></text:h>
      <text:p text:style-name="Text_20_body"><text:span text:style-name="Default_20_Paragraph_20_Font">Shows the white frame for debugging.</text:span></text:p>
      <text:h text:style-name="Heading_20_3" text:outline-level="3"><text:bookmark text:name="__RefHeading__2944_789670283"/><text:span text:style-name="Default_20_Paragraph_20_Font">freeTexture</text:span><text:bookmark-end text:name="__RefHeading__2944_789670283"/></text:h>
      <text:p text:style-name="Text_20_body"><text:span text:style-name="Default_20_Paragraph_20_Font">Draws texture inside of this component in the specified position.</text:span></text:p>
      <text:p text:style-name="Text_20_body"><text:span text:style-name="Default_20_Paragraph_20_Font">Properties:</text:span></text:p>
      <text:list xml:id="list2067191920" text:style-name="L3">
        <text:list-item>
          <text:p text:style-name="P6"><text:span text:style-name="Default_20_Paragraph_20_Font">image – the texture to draw.</text:span></text:p>
        </text:list-item>
        <text:list-item>
          <text:p text:style-name="P6"><text:span text:style-name="Default_20_Paragraph_20_Font">positionX</text:span><text:bookmark-start text:name="__DdeLink__2074_784385289"/><text:span text:style-name="Default_20_Paragraph_20_Font"> – the position of the texture inside of the component relative X axis (0..100)</text:span><text:bookmark-end text:name="__DdeLink__2074_784385289"/></text:p>
        </text:list-item>
        <text:list-item>
          <text:p text:style-name="P6"><text:span text:style-name="Default_20_Paragraph_20_Font">positionY – the position of the texture inside of the component relative Y axis (0..100)</text:span></text:p>
        </text:list-item>
        <text:list-item>
          <text:p text:style-name="P6"><text:bookmark-start text:name="__DdeLink__2076_784385289"/><text:span text:style-name="Default_20_Paragraph_20_Font">width – the width of the texture</text:span><text:bookmark-end text:name="__DdeLink__2076_784385289"/><text:bookmark-start text:name="__DdeLink__2078_784385289"/><text:span text:style-name="Default_20_Paragraph_20_Font"> in the component coords (0..100)</text:span><text:bookmark-end text:name="__DdeLink__2078_784385289"/></text:p>
        </text:list-item>
        <text:list-item>
          <text:p text:style-name="P6"><text:span text:style-name="Default_20_Paragraph_20_Font">height – the height of the texture</text:span><text:span text:style-name="Default_20_Paragraph_20_Font"> in the component coords (0..100)</text:span></text:p>
        </text:list-item>
      </text:list>
      <text:h text:style-name="Heading_20_3" text:outline-level="3"><text:bookmark text:name="__RefHeading__2946_789670283"/><text:span text:style-name="Default_20_Paragraph_20_Font">lamp</text:span><text:bookmark-end text:name="__RefHeading__2946_789670283"/></text:h>
      <text:p text:style-name="Text_20_body"><text:span text:style-name="Default_20_Paragraph_20_Font">General 2-state indicator. <text:s/></text:span><text:bookmark-start text:name="__DdeLink__2080_784385289"/><text:span text:style-name="Default_20_Paragraph_20_Font">Switches between light depending of state variable.</text:span><text:bookmark-end text:name="__DdeLink__2080_784385289"/></text:p>
      <text:p text:style-name="Text_20_body"><text:span text:style-name="Default_20_Paragraph_20_Font">Properties:</text:span></text:p>
      <text:list xml:id="list1533817085" text:style-name="L4">
        <text:list-item>
          <text:p text:style-name="P7"><text:span text:style-name="Default_20_Paragraph_20_Font">lightOn – the texture of the lamp is in ON state</text:span></text:p>
        </text:list-item>
        <text:list-item>
          <text:p text:style-name="P7"><text:span text:style-name="Default_20_Paragraph_20_Font">lightOff – the texture of the lamp is in OFF state</text:span></text:p>
        </text:list-item>
        <text:list-item>
          <text:p text:style-name="P7"><text:span text:style-name="Default_20_Paragraph_20_Font">state – the </text:span><text:bookmark-start text:name="__DdeLink__2082_784385289"/><text:span text:style-name="Default_20_Paragraph_20_Font">state of the lamp. <text:s/>If it equals true, the lightOn texture will be drawn or lightOff otherwise.</text:span><text:bookmark-end text:name="__DdeLink__2082_784385289"/></text:p>
        </text:list-item>
      </text:list>
      <text:h text:style-name="Heading_20_3" text:outline-level="3"><text:bookmark text:name="__RefHeading__2948_789670283"/><text:span text:style-name="Default_20_Paragraph_20_Font"><text:span text:style-name="T2">needle</text:span></text:span><text:bookmark-end text:name="__RefHeading__2948_789670283"/></text:h>
      <text:p text:style-name="Text_20_body"><text:span text:style-name="Default_20_Paragraph_20_Font">Draws the needle texture rotated by a specified angle.</text:span></text:p>
      <text:p text:style-name="Text_20_body"><text:span text:style-name="Default_20_Paragraph_20_Font">Properties:</text:span></text:p>
      <text:list xml:id="list162107788" text:style-name="L5">
        <text:list-item>
          <text:p text:style-name="P8"><text:span text:style-name="Default_20_Paragraph_20_Font">angle – the angle of the needle rotation in degrees.</text:span></text:p>
        </text:list-item>
        <text:list-item>
          <text:p text:style-name="P8"><text:span text:style-name="Default_20_Paragraph_20_Font">image – needle texture</text:span></text:p>
        </text:list-item>
      </text:list>
      <text:h text:style-name="Heading_20_3" text:outline-level="3"><text:bookmark text:name="__RefHeading__2950_789670283"/><text:span text:style-name="Default_20_Paragraph_20_Font">rectangle</text:span><text:bookmark-end text:name="__RefHeading__2950_789670283"/></text:h>
      <text:p text:style-name="Text_20_body"><text:soft-page-break/><text:span text:style-name="Default_20_Paragraph_20_Font">Draws the rectangle of a specified color.</text:span></text:p>
      <text:p text:style-name="Text_20_body"><text:span text:style-name="Default_20_Paragraph_20_Font"><text:span text:style-name="T2">Properties:</text:span></text:span></text:p>
      <text:list xml:id="list1903334366" text:style-name="L6">
        <text:list-item>
          <text:p text:style-name="P9"><text:span text:style-name="Default_20_Paragraph_20_Font">color – rectangle color. <text:s/>It is an array of 4 values: red, green, blue, alpha. <text:s/>All values in range of 0..1. Default value is { 0.15, 0.15, 0.15, 1.0 }</text:span></text:p>
        </text:list-item>
      </text:list>
      <text:h text:style-name="Heading_20_3" text:outline-level="3"><text:bookmark text:name="__RefHeading__2952_789670283"/><text:span text:style-name="Default_20_Paragraph_20_Font">rotary</text:span><text:bookmark-end text:name="__RefHeading__2952_789670283"/></text:h>
      <text:p text:style-name="Text_20_body"><text:span text:style-name="Default_20_Paragraph_20_Font">Rotary knob. <text:s/>It allows the change of value associated with the rotary knob.</text:span></text:p>
      <text:p text:style-name="Text_20_body"><text:span text:style-name="Default_20_Paragraph_20_Font">Properties:</text:span></text:p>
      <text:list xml:id="list1296922435" text:style-name="L7">
        <text:list-item>
          <text:p text:style-name="P10"><text:span text:style-name="Default_20_Paragraph_20_Font">image – texture to draw.</text:span></text:p>
        </text:list-item>
        <text:list-item>
          <text:p text:style-name="P10"><text:span text:style-name="Default_20_Paragraph_20_Font">value – value to change.</text:span></text:p>
        </text:list-item>
        <text:list-item>
          <text:p text:style-name="P10"><text:span text:style-name="Default_20_Paragraph_20_Font">step – how much to add to value for each mouse click. <text:s/>Default is 1.</text:span></text:p>
        </text:list-item>
        <text:list-item>
          <text:p text:style-name="P10"><text:span text:style-name="Default_20_Paragraph_20_Font">autoRepeat – allows to change value automatically while mouse button is pressed. <text:s/>Default is true.</text:span></text:p>
        </text:list-item>
        <text:list-item>
          <text:p text:style-name="P10"><text:span text:style-name="Default_20_Paragraph_20_Font">adjuster – callback function. <text:s/>Use it to change value according to your logic, for example to limit value to some range. <text:s/>Callback called with one argument – current value. <text:s/>It should return new value.</text:span></text:p>
        </text:list-item>
      </text:list>
      <text:h text:style-name="Heading_20_3" text:outline-level="3"><text:bookmark text:name="__RefHeading__2954_789670283"/><text:span text:style-name="Default_20_Paragraph_20_Font">rotatedTape</text:span><text:bookmark-end text:name="__RefHeading__2954_789670283"/></text:h>
      <text:p text:style-name="Text_20_body"><text:span text:style-name="Default_20_Paragraph_20_Font">Shows part of texture rotated by specified angle.</text:span></text:p>
      <text:p text:style-name="Text_20_body"><text:bookmark-start text:name="__DdeLink__2084_784385289"/><text:span text:style-name="Default_20_Paragraph_20_Font">Properties:</text:span></text:p>
      <text:list xml:id="list674065983" text:style-name="L8">
        <text:list-item>
          <text:p text:style-name="P11"><text:span text:style-name="Default_20_Paragraph_20_Font">image – texture to show.</text:span></text:p>
        </text:list-item>
        <text:list-item>
          <text:p text:style-name="P11"><text:span text:style-name="Default_20_Paragraph_20_Font">window – size of texture part to show. <text:s/>Array of two numbers which are width and height.</text:span></text:p>
        </text:list-item>
        <text:list-item>
          <text:p text:style-name="P11"><text:span text:style-name="Default_20_Paragraph_20_Font">scrollX – horizontal offset of texture.</text:span></text:p>
        </text:list-item>
        <text:list-item>
          <text:p text:style-name="P11"><text:span text:style-name="Default_20_Paragraph_20_Font">scrollY – vertical offset of texture</text:span><text:bookmark-end text:name="__DdeLink__2084_784385289"/></text:p>
        </text:list-item>
        <text:list-item>
          <text:p text:style-name="P11"><text:span text:style-name="Default_20_Paragraph_20_Font">angle – rotation angle.</text:span></text:p>
        </text:list-item>
      </text:list>
      <text:h text:style-name="Heading_20_3" text:outline-level="3"><text:span text:style-name="Default_20_Paragraph_20_Font"/></text:h>
      <text:h text:style-name="Heading_20_3" text:outline-level="3"><text:bookmark text:name="__RefHeading__2956_789670283"/><text:span text:style-name="Default_20_Paragraph_20_Font">switch</text:span><text:bookmark-end text:name="__RefHeading__2956_789670283"/></text:h>
      <text:p text:style-name="Text_20_body"><text:span text:style-name="Default_20_Paragraph_20_Font">Shows 2-state switch. <text:s/>Switches images depending on state variable. <text:s/>Switch highlighted as clickable.</text:span></text:p>
      <text:p text:style-name="Text_20_body"><text:span text:style-name="Default_20_Paragraph_20_Font">Properties:</text:span></text:p>
      <text:list xml:id="list2154936306" text:style-name="L9">
        <text:list-item>
          <text:p text:style-name="P12"><text:soft-page-break/><text:span text:style-name="Default_20_Paragraph_20_Font">btnOn – texture to use in ON state</text:span></text:p>
        </text:list-item>
        <text:list-item>
          <text:p text:style-name="P12"><text:span text:style-name="Default_20_Paragraph_20_Font">btnOff – texture to use in OFF state</text:span></text:p>
        </text:list-item>
        <text:list-item>
          <text:p text:style-name="P12"><text:span text:style-name="Default_20_Paragraph_20_Font">state – state of switch. <text:s/>If equals to true btnOn texture will be drawn or btnOff otherwise.</text:span></text:p>
        </text:list-item>
      </text:list>
      <text:h text:style-name="Heading_20_3" text:outline-level="3"><text:bookmark text:name="__RefHeading__2958_789670283"/><text:span text:style-name="Default_20_Paragraph_20_Font">tape</text:span><text:bookmark-end text:name="__RefHeading__2958_789670283"/></text:h>
      <text:p text:style-name="Text_20_body"><text:span text:style-name="Default_20_Paragraph_20_Font">Shows part of texture.</text:span></text:p>
      <text:p text:style-name="Text_20_body"><text:span text:style-name="Default_20_Paragraph_20_Font">Properties:</text:span></text:p>
      <text:list xml:id="list879087853" text:continue-list="list674065983" text:style-name="L8">
        <text:list-item>
          <text:p text:style-name="P11"><text:span text:style-name="Default_20_Paragraph_20_Font">image – texture to show.</text:span></text:p>
        </text:list-item>
        <text:list-item>
          <text:p text:style-name="P11"><text:span text:style-name="Default_20_Paragraph_20_Font">window – size of texture part to show. <text:s/>Array of two numbers which are width and height.</text:span></text:p>
        </text:list-item>
        <text:list-item>
          <text:p text:style-name="P11"><text:span text:style-name="Default_20_Paragraph_20_Font">scrollX – horizontal offset of texture.</text:span></text:p>
        </text:list-item>
        <text:list-item>
          <text:p text:style-name="P11"><text:span text:style-name="Default_20_Paragraph_20_Font">scrollY – vertical offset of texture</text:span></text:p>
        </text:list-item>
      </text:list>
      <text:h text:style-name="Heading_20_3" text:outline-level="3"><text:bookmark text:name="__RefHeading__2960_789670283"/><text:span text:style-name="Default_20_Paragraph_20_Font"><text:span text:style-name="T2">textureLit</text:span></text:span><text:bookmark-end text:name="__RefHeading__2960_789670283"/></text:h>
      <text:p text:style-name="Text_20_body"><text:bookmark-start text:name="__DdeLink__2086_784385289"/><text:span text:style-name="Default_20_Paragraph_20_Font">Draws texture independently of cockpit lighting system. <text:s/>Use this component to simulate lamps in cockpit.</text:span></text:p>
      <text:p text:style-name="Text_20_body"><text:span text:style-name="Default_20_Paragraph_20_Font">Properties:</text:span></text:p>
      <text:list xml:id="list1556190646" text:style-name="L10">
        <text:list-item>
          <text:p text:style-name="P13"><text:span text:style-name="Default_20_Paragraph_20_Font">image – texture to draw.</text:span><text:bookmark-end text:name="__DdeLink__2086_784385289"/></text:p>
        </text:list-item>
      </text:list>
      <text:h text:style-name="Heading_20_3" text:outline-level="3"><text:bookmark text:name="__RefHeading__2962_789670283"/><text:span text:style-name="Default_20_Paragraph_20_Font">texture</text:span><text:bookmark-end text:name="__RefHeading__2962_789670283"/></text:h>
      <text:p text:style-name="Text_20_body"><text:span text:style-name="Default_20_Paragraph_20_Font">Draws texture.</text:span></text:p>
      <text:p text:style-name="Text_20_body"><text:span text:style-name="Default_20_Paragraph_20_Font">Properties:</text:span></text:p>
      <text:list xml:id="list1152368034" text:continue-numbering="true" text:style-name="L10">
        <text:list-item>
          <text:p text:style-name="P13"><text:span text:style-name="Default_20_Paragraph_20_Font">image – texture to draw.</text:span></text:p>
        </text:list-item>
      </text:list>
      <text:h text:style-name="Heading_20_3" text:outline-level="3"><text:bookmark text:name="__RefHeading__2964_789670283"/><text:span text:style-name="Default_20_Paragraph_20_Font">togglePanelButton</text:span><text:bookmark-end text:name="__RefHeading__2964_789670283"/></text:h>
      <text:p text:style-name="Text_20_body"><text:span text:style-name="Default_20_Paragraph_20_Font">Toggles pop-up panel.</text:span></text:p>
      <text:p text:style-name="Text_20_body"><text:span text:style-name="Default_20_Paragraph_20_Font">Properties:</text:span></text:p>
      <text:list xml:id="list736584363" text:style-name="L11">
        <text:list-item>
          <text:p text:style-name="P14"><text:span text:style-name="Default_20_Paragraph_20_Font">panel – pop-up panel to toggle</text:span></text:p>
        </text:list-item>
        <text:list-item>
          <text:p text:style-name="P14"><text:span text:style-name="Default_20_Paragraph_20_Font">image – button texture</text:span></text:p>
        </text:list-item>
      </text:list>
      <text:h text:style-name="Heading_20_1" text:outline-level="1"><text:bookmark-start text:name="h.xyyg194qd0cz"/><text:bookmark text:name="__RefHeading__2772_789670283"/><text:span text:style-name="Default_20_Paragraph_20_Font">Functions</text:span><text:bookmark-end text:name="h.xyyg194qd0cz"/><text:span text:style-name="Default_20_Paragraph_20_Font"> </text:span><text:span text:style-name="Default_20_Paragraph_20_Font">Reference</text:span><text:bookmark-end text:name="__RefHeading__2772_789670283"/></text:h>
      <text:h text:style-name="Heading_20_2" text:outline-level="2"><text:bookmark-start text:name="h.nho0j6n2aik2"/><text:bookmark text:name="__RefHeading__2966_789670283"/><text:span text:style-name="Default_20_Paragraph_20_Font">Properties</text:span><text:bookmark-end text:name="h.nho0j6n2aik2"/><text:bookmark-end text:name="__RefHeading__2966_789670283"/></text:h>
      <text:h text:style-name="Heading_20_3" text:outline-level="3"><text:bookmark text:name="__RefHeading__2968_789670283"/><text:span text:style-name="Default_20_Paragraph_20_Font">defineProperty(name, default)</text:span><text:bookmark-end text:name="__RefHeading__2968_789670283"/></text:h>
      <text:p text:style-name="Text_20_body"><text:span text:style-name="Default_20_Paragraph_20_Font">Define property with specified name and assign default value to it. <text:s/>Use constants as default value or reference to simulator properties. <text:s/>Name must use the same name conventions as all Lua variables. <text:s/></text:span></text:p>
      <text:h text:style-name="Heading_20_3" text:outline-level="3"><text:bookmark text:name="__RefHeading__2970_789670283"/><text:span text:style-name="Default_20_Paragraph_20_Font">globalPropertyd(name, default)</text:span><text:bookmark-end text:name="__RefHeading__2970_789670283"/></text:h>
      <text:p text:style-name="Text_20_body"><text:bookmark-start text:name="__DdeLink__2046_784385289"/><text:span text:style-name="Default_20_Paragraph_20_Font">Returns reference to simulator property of type double. <text:s/>Default value will be returned by get function in case property is not found.</text:span><text:bookmark-end text:name="__DdeLink__2046_784385289"/></text:p>
      <text:h text:style-name="Heading_20_3" text:outline-level="3"><text:bookmark text:name="__RefHeading__2972_789670283"/><text:span text:style-name="Default_20_Paragraph_20_Font">createGlobalPropertyd(name, default)</text:span><text:bookmark-end text:name="__RefHeading__2972_789670283"/></text:h>
      <text:p text:style-name="Text_20_body"><text:bookmark-start text:name="__DdeLink__2048_784385289"/><text:span text:style-name="Default_20_Paragraph_20_Font">Create new simulator property of type double and assign default value to it. <text:s/>Returns reference to created property.</text:span><text:bookmark-end text:name="__DdeLink__2048_784385289"/></text:p>
      <text:h text:style-name="Heading_20_3" text:outline-level="3"><text:bookmark text:name="__RefHeading__2974_789670283"/><text:span text:style-name="Default_20_Paragraph_20_Font">createFuncPropertyd(name, getter, setter)</text:span><text:bookmark-end text:name="__RefHeading__2974_789670283"/></text:h>
      <text:p text:style-name="Text_20_body"><text:bookmark-start text:name="__DdeLink__2050_784385289"/><text:span text:style-name="Default_20_Paragraph_20_Font">Create new simulator property of type double with getter and setter callbacks. <text:s text:c="2"/>Returns reference to created property. <text:s/>Getter callback is function without arguments that returns value of type double. <text:s/>Setter function takes one argument of type double.</text:span><text:bookmark-end text:name="__DdeLink__2050_784385289"/></text:p>
      <text:h text:style-name="Heading_20_3" text:outline-level="3"><text:bookmark text:name="__RefHeading__2976_789670283"/><text:span text:style-name="Default_20_Paragraph_20_Font">globalPropertyf(name, default)</text:span><text:bookmark-end text:name="__RefHeading__2976_789670283"/></text:h>
      <text:p text:style-name="Text_20_body"><text:bookmark-start text:name="__DdeLink__2052_784385289"/><text:span text:style-name="Default_20_Paragraph_20_Font">Returns reference to simulator property of type float. <text:s/>Default value will be returned by get function in case property is not found.</text:span><text:bookmark-end text:name="__DdeLink__2052_784385289"/></text:p>
      <text:h text:style-name="Heading_20_3" text:outline-level="3"><text:span text:style-name="Default_20_Paragraph_20_Font"/></text:h>
      <text:h text:style-name="Heading_20_3" text:outline-level="3"><text:span text:style-name="Default_20_Paragraph_20_Font"/></text:h>
      <text:h text:style-name="Heading_20_3" text:outline-level="3"><text:bookmark text:name="__RefHeading__2978_789670283"/><text:soft-page-break/><text:span text:style-name="Default_20_Paragraph_20_Font">createGlobalPropertyf(name, default)</text:span><text:bookmark-end text:name="__RefHeading__2978_789670283"/></text:h>
      <text:p text:style-name="Text_20_body"><text:bookmark-start text:name="__DdeLink__2054_784385289"/><text:span text:style-name="Default_20_Paragraph_20_Font">Create new simulator property of type float and assign default value to it. <text:s/>Returns reference to created property.</text:span><text:bookmark-end text:name="__DdeLink__2054_784385289"/></text:p>
      <text:h text:style-name="Heading_20_3" text:outline-level="3"><text:bookmark text:name="__RefHeading__2980_789670283"/><text:span text:style-name="Default_20_Paragraph_20_Font">createFuncPropertyf(name, getter, setter)</text:span><text:bookmark-end text:name="__RefHeading__2980_789670283"/></text:h>
      <text:p text:style-name="Text_20_body"><text:bookmark-start text:name="__DdeLink__2056_784385289"/><text:bookmark-start text:name="__DdeLink__2062_784385289"/><text:span text:style-name="Default_20_Paragraph_20_Font">Create new simulator property of type float with getter and setter callbacks. <text:s text:c="2"/>Returns reference to created property. <text:s/>Getter callback is function without arguments that returns value of type float. <text:s/>Setter function takes one argument of type float.</text:span><text:bookmark-end text:name="__DdeLink__2056_784385289"/><text:bookmark-end text:name="__DdeLink__2062_784385289"/></text:p>
      <text:h text:style-name="Heading_20_3" text:outline-level="3"><text:bookmark text:name="__RefHeading__2982_789670283"/><text:span text:style-name="Default_20_Paragraph_20_Font">globalPropertyi(name, default)</text:span><text:bookmark-end text:name="__RefHeading__2982_789670283"/></text:h>
      <text:p text:style-name="Text_20_body"><text:bookmark-start text:name="__DdeLink__2058_784385289"/><text:span text:style-name="Default_20_Paragraph_20_Font">Returns reference to simulator property of integer type. <text:s/>Default value will be returned by get function in case property is not found.</text:span><text:bookmark-end text:name="__DdeLink__2058_784385289"/></text:p>
      <text:h text:style-name="Heading_20_3" text:outline-level="3"><text:bookmark text:name="__RefHeading__2984_789670283"/><text:span text:style-name="Default_20_Paragraph_20_Font">createGlobalPropertyi(name, default)</text:span><text:bookmark-end text:name="__RefHeading__2984_789670283"/></text:h>
      <text:p text:style-name="Text_20_body"><text:bookmark-start text:name="__DdeLink__2060_784385289"/><text:span text:style-name="Default_20_Paragraph_20_Font">Create new simulator property of integer type and assign default value to it. <text:s/>Returns reference to created property.</text:span><text:bookmark-end text:name="__DdeLink__2060_784385289"/></text:p>
      <text:h text:style-name="Heading_20_3" text:outline-level="3"><text:bookmark text:name="__RefHeading__2986_789670283"/><text:span text:style-name="Default_20_Paragraph_20_Font">createFuncPropertyi(name, getter, setter)</text:span><text:bookmark-end text:name="__RefHeading__2986_789670283"/></text:h>
      <text:p text:style-name="Text_20_body"><text:span text:style-name="Default_20_Paragraph_20_Font">Create new simulator property of integer type with getter and setter callbacks. <text:s text:c="2"/>Returns reference to created property. <text:s/>Getter callback is function without arguments that returns value of integer type. <text:s/>Setter function takes one argument of integer type.</text:span></text:p>
      <text:h text:style-name="Heading_20_3" text:outline-level="3"><text:bookmark text:name="__RefHeading__2988_789670283"/><text:span text:style-name="Default_20_Paragraph_20_Font">globalPropertys(name, default)</text:span><text:bookmark-end text:name="__RefHeading__2988_789670283"/></text:h>
      <text:p text:style-name="Text_20_body"><text:span text:style-name="Default_20_Paragraph_20_Font">Returns reference to simulator property of string type. <text:s/>Default value will be returned by get function in case property is not found.</text:span></text:p>
      <text:h text:style-name="Heading_20_3" text:outline-level="3"><text:bookmark text:name="__RefHeading__2990_789670283"/><text:span text:style-name="Default_20_Paragraph_20_Font">createGlobalPropertys(name, maxLength, default)</text:span><text:bookmark-end text:name="__RefHeading__2990_789670283"/></text:h>
      <text:p text:style-name="Text_20_body"><text:span text:style-name="Default_20_Paragraph_20_Font">Create new simulator property of string type and assign default value to it. <text:s/></text:span><text:bookmark-start text:name="__DdeLink__2064_784385289"/><text:span text:style-name="Default_20_Paragraph_20_Font">maxLength is maximum allowed string length for this property.</text:span><text:bookmark-end text:name="__DdeLink__2064_784385289"/><text:span text:style-name="Default_20_Paragraph_20_Font"> Returns reference to created property.</text:span></text:p>
      <text:h text:style-name="Heading_20_3" text:outline-level="3"><text:bookmark text:name="__RefHeading__2992_789670283"/><text:span text:style-name="Default_20_Paragraph_20_Font">createFuncPropertys(name, getter, setter, maxLength)</text:span><text:bookmark-end text:name="__RefHeading__2992_789670283"/></text:h>
      <text:p text:style-name="Text_20_body"><text:span text:style-name="Default_20_Paragraph_20_Font"/></text:p>
      <text:p text:style-name="Text_20_body"><text:span text:style-name="Default_20_Paragraph_20_Font">Create new simulator property of string type with getter and setter callbacks. maxLength is maximum allowed string length for this property. <text:s/>Returns reference to created property. <text:s/>Getter </text:span><text:soft-page-break/><text:span text:style-name="Default_20_Paragraph_20_Font">callback is function without arguments that returns value of string type. <text:s/>Setter function takes one argument of string type.</text:span></text:p>
      <text:h text:style-name="Heading_20_3" text:outline-level="3"><text:bookmark text:name="__RefHeading__2994_789670283"/><text:span text:style-name="Default_20_Paragraph_20_Font">get(property)</text:span><text:bookmark-end text:name="__RefHeading__2994_789670283"/></text:h>
      <text:p text:style-name="Text_20_body"><text:span text:style-name="Default_20_Paragraph_20_Font">Returns value of property.</text:span></text:p>
      <text:h text:style-name="Heading_20_3" text:outline-level="3"><text:bookmark text:name="__RefHeading__2996_789670283"/><text:span text:style-name="Default_20_Paragraph_20_Font">set(property, value)</text:span><text:bookmark-end text:name="__RefHeading__2996_789670283"/></text:h>
      <text:p text:style-name="Text_20_body"><text:span text:style-name="Default_20_Paragraph_20_Font">Sets property value.</text:span></text:p>
      <text:h text:style-name="Heading_20_2" text:outline-level="2"><text:bookmark-start text:name="h.kp3cpcqikn4r"/><text:bookmark text:name="__RefHeading__2998_789670283"/><text:span text:style-name="Default_20_Paragraph_20_Font">Commands</text:span><text:bookmark-end text:name="h.kp3cpcqikn4r"/><text:span text:style-name="Default_20_Paragraph_20_Font"> API</text:span><text:bookmark-end text:name="__RefHeading__2998_789670283"/></text:h>
      <text:h text:style-name="Heading_20_3" text:outline-level="3"><text:bookmark text:name="__RefHeading__3000_789670283"/><text:span text:style-name="Default_20_Paragraph_20_Font">findCommand(name)</text:span><text:bookmark-end text:name="__RefHeading__3000_789670283"/></text:h>
      <text:p text:style-name="Text_20_body"><text:span text:style-name="Default_20_Paragraph_20_Font">Find command by name. <text:s/>Returns handler of command or nil if not found.</text:span></text:p>
      <text:h text:style-name="Heading_20_3" text:outline-level="3"><text:bookmark text:name="__RefHeading__3002_789670283"/><text:span text:style-name="Default_20_Paragraph_20_Font">commandBegin(commandId)</text:span><text:bookmark-end text:name="__RefHeading__3002_789670283"/></text:h>
      <text:p text:style-name="Text_20_body"><text:span text:style-name="Default_20_Paragraph_20_Font">Starts command execution.</text:span><text:bookmark-start text:name="__DdeLink__2038_784385289"/><text:span text:style-name="Default_20_Paragraph_20_Font"> <text:s/></text:span><text:bookmark-start text:name="__DdeLink__2044_784385289"/><text:span text:style-name="Default_20_Paragraph_20_Font">Obtain commandId by findCommand function.</text:span><text:bookmark-end text:name="__DdeLink__2038_784385289"/><text:bookmark-end text:name="__DdeLink__2044_784385289"/></text:p>
      <text:h text:style-name="Heading_20_3" text:outline-level="3"><text:bookmark text:name="__RefHeading__3004_789670283"/><text:span text:style-name="Default_20_Paragraph_20_Font">commandEnd(commandId)</text:span><text:bookmark-end text:name="__RefHeading__3004_789670283"/></text:h>
      <text:p text:style-name="Text_20_body"><text:span text:style-name="Default_20_Paragraph_20_Font">Finish command execution. <text:s/></text:span><text:bookmark-start text:name="__DdeLink__2040_784385289"/><text:span text:style-name="Default_20_Paragraph_20_Font">Obtain commandId by findCommand function.</text:span><text:bookmark-end text:name="__DdeLink__2040_784385289"/></text:p>
      <text:h text:style-name="Heading_20_3" text:outline-level="3"><text:bookmark text:name="__RefHeading__3006_789670283"/><text:span text:style-name="Default_20_Paragraph_20_Font">commandOnce(commandId)</text:span><text:bookmark-end text:name="__RefHeading__3006_789670283"/></text:h>
      <text:p text:style-name="Text_20_body"><text:span text:style-name="Default_20_Paragraph_20_Font">Start and finish command immediately. <text:s/>Obtain commandId by findCommand function.</text:span></text:p>
      <text:h text:style-name="Heading_20_3" text:outline-level="3"><text:bookmark text:name="__RefHeading__3008_789670283"/><text:span text:style-name="Default_20_Paragraph_20_Font">createCommand(name, description)</text:span><text:bookmark-end text:name="__RefHeading__3008_789670283"/></text:h>
      <text:p text:style-name="Text_20_body"><text:span text:style-name="Default_20_Paragraph_20_Font">Creates new command. <text:s/>Returns command handler if command was successfully created or nil in case of errors.</text:span></text:p>
      <text:h text:style-name="Heading_20_3" text:outline-level="3"><text:span text:style-name="Default_20_Paragraph_20_Font"/></text:h>
      <text:h text:style-name="Heading_20_3" text:outline-level="3"><text:span text:style-name="Default_20_Paragraph_20_Font"/></text:h>
      <text:h text:style-name="Heading_20_3" text:outline-level="3"><text:bookmark text:name="__RefHeading__3010_789670283"/><text:soft-page-break/><text:span text:style-name="Default_20_Paragraph_20_Font">registerCommandHandler</text:span><text:bookmark-start text:name="__DdeLink__2042_784385289"/><text:span text:style-name="Default_20_Paragraph_20_Font">(commandId, before, callback)</text:span><text:bookmark-end text:name="__RefHeading__3010_789670283"/><text:bookmark-end text:name="__DdeLink__2042_784385289"/></text:h>
      <text:p text:style-name="Text_20_body"><text:span text:style-name="Default_20_Paragraph_20_Font">Add handler to command. <text:s/>If before equals to 1, handler will be added at the beginning of handlers list. <text:s/>Obtain commandId by findCommand function.</text:span></text:p>
      <text:p text:style-name="Text_20_body"><text:span text:style-name="Default_20_Paragraph_20_Font">Command handler is function with one argument “phase”: <text:s/>function commandHandler(phase). <text:s/>Phase equals to 0 when command started, 1 when command execution continues and 2 when </text:span><text:span text:style-name="Default_20_Paragraph_20_Font">command is finished. <text:s/>Command handler must return 0 to stop further command processing or 1 to allow more handlers to do its job.</text:span></text:p>
      <text:h text:style-name="Heading_20_3" text:outline-level="3"><text:bookmark text:name="__RefHeading__3012_789670283"/><text:span text:style-name="Default_20_Paragraph_20_Font">unregisterCommandHandler(commandId, before)</text:span><text:bookmark-end text:name="__RefHeading__3012_789670283"/></text:h>
      <text:p text:style-name="Text_20_body"><text:span text:style-name="Default_20_Paragraph_20_Font">Removes handler added before with registerCommandHandler function.</text:span></text:p>
      <text:h text:style-name="Heading_20_2" text:outline-level="2"><text:bookmark-start text:name="h.o9s9y95an3sf"/><text:bookmark text:name="__RefHeading__3014_789670283"/><text:span text:style-name="Default_20_Paragraph_20_Font">Components</text:span><text:bookmark-end text:name="h.o9s9y95an3sf"/><text:bookmark-end text:name="__RefHeading__3014_789670283"/></text:h>
      <text:h text:style-name="Heading_20_3" text:outline-level="3"><text:bookmark text:name="__RefHeading__3016_789670283"/><text:span text:style-name="Default_20_Paragraph_20_Font">subpanel(table)</text:span><text:bookmark-end text:name="__RefHeading__3016_789670283"/></text:h>
      <text:p text:style-name="Text_20_body"><text:span text:style-name="Default_20_Paragraph_20_Font">Creates new pop-up component. <text:s/>In table specify values of following properties: name, position, savePosition, noBackground, noClose, noResize, components, command and description. <text:s/></text:span></text:p>
      <text:p text:style-name="Text_20_body"><text:span text:style-name="Default_20_Paragraph_20_Font">Command and description are special properties that allow to automatically create command for panel pop-up. Value of command is name of command, value of description will be shown in configuration dialogue.</text:span></text:p>
      <text:p text:style-name="Text_20_body"><text:span text:style-name="Default_20_Paragraph_20_Font">Components property contains array of panel components.</text:span></text:p>
      <text:h text:style-name="Heading_20_3" text:outline-level="3"><text:bookmark text:name="__RefHeading__3018_789670283"/><text:span text:style-name="Default_20_Paragraph_20_Font">updateAll(components)</text:span><text:bookmark-end text:name="__RefHeading__3018_789670283"/></text:h>
      <text:p text:style-name="Text_20_body"><text:bookmark-start text:name="__DdeLink__2036_784385289"/><text:span text:style-name="Default_20_Paragraph_20_Font">Call update callback for all components in specified array.</text:span><text:bookmark-end text:name="__DdeLink__2036_784385289"/></text:p>
      <text:h text:style-name="Heading_20_3" text:outline-level="3"><text:bookmark text:name="__RefHeading__3020_789670283"/><text:span text:style-name="Default_20_Paragraph_20_Font">drawAll(components)</text:span><text:bookmark-end text:name="__RefHeading__3020_789670283"/></text:h>
      <text:p text:style-name="Text_20_body"><text:span text:style-name="Default_20_Paragraph_20_Font">Call draw callback for all components in specified array.</text:span></text:p>
      <text:h text:style-name="Heading_20_3" text:outline-level="3"><text:bookmark text:name="__RefHeading__3022_789670283"/><text:span text:style-name="Default_20_Paragraph_20_Font">addSearchPath(path)</text:span><text:bookmark-end text:name="__RefHeading__3022_789670283"/></text:h>
      <text:p text:style-name="Text_20_body"><text:span text:style-name="Default_20_Paragraph_20_Font">Add path to search path array. <text:s/>New path will be added at the very beginning of array.</text:span></text:p>
      <text:h text:style-name="Heading_20_2" text:outline-level="2"><text:bookmark-start text:name="h.q1l3ikbgj6gh"/><text:bookmark text:name="__RefHeading__3024_789670283"/><text:soft-page-break/><text:span text:style-name="Default_20_Paragraph_20_Font">Graphics</text:span><text:bookmark-end text:name="h.q1l3ikbgj6gh"/><text:bookmark-end text:name="__RefHeading__3024_789670283"/></text:h>
      <text:h text:style-name="Heading_20_3" text:outline-level="3"><text:bookmark text:name="__RefHeading__3026_789670283"/><text:span text:style-name="Default_20_Paragraph_20_Font">loadImage(fileName)</text:span><text:bookmark-end text:name="__RefHeading__3026_789670283"/></text:h>
      <text:p text:style-name="Text_20_body"><text:bookmark-start text:name="__DdeLink__1919_784385289"/><text:span text:style-name="Default_20_Paragraph_20_Font">Loads image into memory. <text:s/></text:span><text:bookmark-start text:name="__DdeLink__1923_784385289"/><text:span text:style-name="Default_20_Paragraph_20_Font">Returns texture handle or nil if texture not found. <text:s/>Image searched according to searchImagePath variable.</text:span><text:bookmark-end text:name="__DdeLink__1919_784385289"/><text:bookmark-end text:name="__DdeLink__1923_784385289"/></text:p>
      <text:h text:style-name="Heading_20_3" text:outline-level="3"><text:bookmark text:name="__RefHeading__3028_789670283"/><text:span text:style-name="Default_20_Paragraph_20_Font">loadImage(fileName, width, height)</text:span><text:bookmark-end text:name="__RefHeading__3028_789670283"/></text:h>
      <text:p text:style-name="Text_20_body"><text:bookmark-start text:name="__DdeLink__1921_784385289"/><text:span text:style-name="Default_20_Paragraph_20_Font">Loads image part into memory. <text:s/>This function loads central part of texture with specified width and height. Returns texture handle or nil if texture is not found. <text:s/>Image searched according to searchImagePath variable.</text:span><text:bookmark-end text:name="__DdeLink__1921_784385289"/></text:p>
      <text:h text:style-name="Heading_20_3" text:outline-level="3"><text:bookmark text:name="__RefHeading__3030_789670283"/><text:span text:style-name="Default_20_Paragraph_20_Font">loadImage(fileName, x, y, width, height)</text:span><text:bookmark-end text:name="__RefHeading__3030_789670283"/></text:h>
      <text:p text:style-name="Text_20_body"><text:span text:style-name="Default_20_Paragraph_20_Font">Loads image part into memory. <text:s/>This function specified part of texture. Returns texture handle or nil if texture not found. <text:s/>Image searched according to searchImagePath variable.</text:span></text:p>
      <text:h text:style-name="Heading_20_3" text:outline-level="3"><text:bookmark text:name="__RefHeading__3032_789670283"/><text:span text:style-name="Default_20_Paragraph_20_Font">getTextureSize(texId)</text:span><text:bookmark-end text:name="__RefHeading__3032_789670283"/></text:h>
      <text:p text:style-name="Text_20_body"><text:span text:style-name="Default_20_Paragraph_20_Font">Returns width and height of texture in pixels.</text:span></text:p>
      <text:h text:style-name="Heading_20_3" text:outline-level="3"><text:bookmark text:name="__RefHeading__3034_789670283"/><text:span text:style-name="Default_20_Paragraph_20_Font">loadFont(fileName)</text:span><text:bookmark-end text:name="__RefHeading__3034_789670283"/></text:h>
      <text:p text:style-name="Text_20_body"><text:span text:style-name="Default_20_Paragraph_20_Font">Loads font texture. <text:s/>Returns texture handle or nil if texture not found. <text:s/>Font searched according to searchImagePath variable.</text:span></text:p>
      <text:h text:style-name="Heading_20_2" text:outline-level="2"><text:bookmark text:name="__RefHeading__3036_789670283"/><text:span text:style-name="Default_20_Paragraph_20_Font">drawFrame(x, y, width, height)</text:span><text:bookmark-end text:name="__RefHeading__3036_789670283"/></text:h>
      <text:p text:style-name="Text_20_body"><text:span text:style-name="Default_20_Paragraph_20_Font">Draw one-pixel white frame. <text:s/>Use this function for debugging only.</text:span></text:p>
      <text:h text:style-name="Heading_20_3" text:outline-level="3"><text:bookmark text:name="__RefHeading__3038_789670283"/><text:span text:style-name="Default_20_Paragraph_20_Font">drawTexture(texId, x, y, width, height)</text:span><text:bookmark-end text:name="__RefHeading__3038_789670283"/></text:h>
      <text:p text:style-name="Text_20_body"><text:span text:style-name="Default_20_Paragraph_20_Font">Draws texture image on screen at position specified by coordinates (x, y). <text:s/>Texture will be scaled to specified width and height. <text:s/></text:span><text:bookmark-start text:name="__DdeLink__1927_784385289"/><text:span text:style-name="Default_20_Paragraph_20_Font">Texture will be mixed with current background colour.</text:span><text:bookmark-end text:name="__DdeLink__1927_784385289"/></text:p>
      <text:h text:style-name="Heading_20_3" text:outline-level="3"><text:bookmark-start text:name="__DdeLink__1925_784385289"/><text:bookmark text:name="__RefHeading__3040_789670283"/><text:soft-page-break/><text:span text:style-name="Default_20_Paragraph_20_Font">drawTexture</text:span><text:bookmark-start text:name="__DdeLink__1929_784385289"/><text:span text:style-name="Default_20_Paragraph_20_Font">(</text:span><text:bookmark-start text:name="__DdeLink__1937_784385289"/><text:span text:style-name="Default_20_Paragraph_20_Font">texId, x, y, width, height,</text:span><text:bookmark-end text:name="__DdeLink__1937_784385289"/><text:span text:style-name="Default_20_Paragraph_20_Font"> red, green, blue, alpha)</text:span><text:bookmark-end text:name="__RefHeading__3040_789670283"/><text:bookmark-end text:name="__DdeLink__1929_784385289"/></text:h>
      <text:p text:style-name="Text_20_body"><text:bookmark-start text:name="__DdeLink__1933_784385289"/><text:span text:style-name="Default_20_Paragraph_20_Font">Draws texture image on screen at position specified by coordinates (x, y). <text:s/>Texture will be scaled to specified width and height. <text:s/>Texture will be mixed with specified colour components (red, green, blue and alpha).</text:span><text:bookmark-end text:name="__DdeLink__1933_784385289"/></text:p>
      <text:h text:style-name="Heading_20_3" text:outline-level="3"><text:bookmark-end text:name="__DdeLink__1925_784385289"/><text:bookmark text:name="__RefHeading__3042_789670283"/><text:span text:style-name="Default_20_Paragraph_20_Font">drawRotatedTexture(texId, angle, x, y, width, height)</text:span><text:bookmark-end text:name="__RefHeading__3042_789670283"/></text:h>
      <text:p text:style-name="Text_20_body"><text:bookmark-start text:name="__DdeLink__1935_784385289"/><text:span text:style-name="Default_20_Paragraph_20_Font">Draws texture image on screen at position specified by coordinates (x, y). <text:s/>Texture will be rotated by specified angle in degrees relative to texture centre. Texture will be scaled to specified width and height.</text:span><text:bookmark-start text:name="__DdeLink__1943_784385289"/><text:span text:style-name="Default_20_Paragraph_20_Font"> <text:s/>Texture will be mixed with current background colour.</text:span><text:bookmark-end text:name="__DdeLink__1935_784385289"/><text:bookmark-end text:name="__DdeLink__1943_784385289"/></text:p>
      <text:h text:style-name="Heading_20_3" text:outline-level="3"><text:bookmark-start text:name="__DdeLink__1931_784385289"/><text:bookmark text:name="__RefHeading__3044_789670283"/><text:span text:style-name="Default_20_Paragraph_20_Font">drawRotatedTexture(texId, angle, x, y, width, height</text:span><text:bookmark-start text:name="__DdeLink__1941_784385289"/><text:span text:style-name="Default_20_Paragraph_20_Font">, red, green, blue, alpha</text:span><text:bookmark-end text:name="__DdeLink__1941_784385289"/><text:span text:style-name="Default_20_Paragraph_20_Font">)</text:span><text:bookmark-end text:name="__RefHeading__3044_789670283"/></text:h>
      <text:p text:style-name="Text_20_body"><text:span text:style-name="Default_20_Paragraph_20_Font">Draws texture image on screen at position specified by coordinates (x, y). <text:s/>Texture will be rotated by specified angle in degrees relative to texture centre. Texture will be scaled to specified width and height. </text:span><text:bookmark-start text:name="__DdeLink__1945_784385289"/><text:span text:style-name="Default_20_Paragraph_20_Font"><text:s/>Texture will be mixed with specified colour components (red, green, blue and alpha).</text:span><text:bookmark-end text:name="__DdeLink__1945_784385289"/></text:p>
      <text:h text:style-name="Heading_20_3" text:outline-level="3"><text:bookmark-end text:name="__DdeLink__1931_784385289"/><text:bookmark-start text:name="__DdeLink__1939_784385289"/><text:bookmark text:name="__RefHeading__3046_789670283"/><text:span text:style-name="Default_20_Paragraph_20_Font">drawTexturePart</text:span><text:bookmark-start text:name="__DdeLink__1947_784385289"/><text:span text:style-name="Default_20_Paragraph_20_Font">(texId, x, y, width, height, tx, ty, twidth, theight)</text:span><text:bookmark-end text:name="__RefHeading__3046_789670283"/><text:bookmark-end text:name="__DdeLink__1947_784385289"/></text:h>
      <text:p text:style-name="Text_20_body"><text:span text:style-name="Default_20_Paragraph_20_Font">Like drawTexture, but only part of the texture will be drawn. <text:s/>Use arguments tx, ty, twidth and theight to specify which part of the texture you'd like to draw. <text:s/></text:span><text:bookmark-start text:name="__DdeLink__1955_784385289"/><text:bookmark-start text:name="__DdeLink__1965_784385289"/><text:span text:style-name="Default_20_Paragraph_20_Font">Texture will be mixed with the current background colour.</text:span><text:bookmark-end text:name="__DdeLink__1955_784385289"/><text:bookmark-end text:name="__DdeLink__1965_784385289"/></text:p>
      <text:h text:style-name="Heading_20_3" text:outline-level="3"><text:bookmark text:name="__RefHeading__3048_789670283"/><text:span text:style-name="Default_20_Paragraph_20_Font">drawTexturePart(texId, x, y, width, height, tx, ty, twidth, theight</text:span><text:bookmark-start text:name="__DdeLink__1953_784385289"/><text:span text:style-name="Default_20_Paragraph_20_Font">, red, green, blue, alpha</text:span><text:bookmark-end text:name="__DdeLink__1953_784385289"/><text:span text:style-name="Default_20_Paragraph_20_Font">)</text:span><text:bookmark-end text:name="__RefHeading__3048_789670283"/></text:h>
      <text:p text:style-name="Text_20_body"><text:bookmark-start text:name="__DdeLink__1949_784385289"/><text:span text:style-name="Default_20_Paragraph_20_Font">Like drawTexture, but only part of texture will be drawn. <text:s/>Use arguments tx, ty, twidth and theight to specify which part of the texture you'd like to draw. <text:s/>Texture will be mixed with specified colour components (red, green, blue and alpha).</text:span><text:bookmark-end text:name="__DdeLink__1949_784385289"/></text:p>
      <text:h text:style-name="Heading_20_3" text:outline-level="3"><text:bookmark-end text:name="__DdeLink__1939_784385289"/><text:bookmark-start text:name="__DdeLink__1951_784385289"/><text:bookmark text:name="__RefHeading__3050_789670283"/><text:span text:style-name="Default_20_Paragraph_20_Font">drawRotatedTexturePart(texId, angle, x, y, width, height, tx, ty, twidth, theight)</text:span><text:bookmark-end text:name="__RefHeading__3050_789670283"/></text:h>
      <text:p text:style-name="Text_20_body"><text:span text:style-name="Default_20_Paragraph_20_Font">Like drawRotatedTexture, but only part of the texture will be drawn. <text:s/>Use arguments tx, ty, twidth and theight to specify which part of the texture you'd like to draw. <text:s/>Texture will be mixed with current background colour.</text:span></text:p>
      <text:h text:style-name="Heading_20_3" text:outline-level="3"><text:bookmark text:name="__RefHeading__3052_789670283"/><text:span text:style-name="Default_20_Paragraph_20_Font">drawRotatedTexturePart(texId, angle, x, y, width, height, tx, ty, twidth, theight, red, green, blue, alpha)</text:span><text:bookmark-end text:name="__RefHeading__3052_789670283"/></text:h>
      <text:p text:style-name="Text_20_body"><text:soft-page-break/><text:span text:style-name="Default_20_Paragraph_20_Font">Like drawRotatedTexture, but only part of the texture will be drawn. <text:s/>Use arguments tx, ty, twidth and theight to specify which part of the texture you'd like to draw. <text:s/></text:span><text:bookmark-start text:name="__DdeLink__1980_784385289"/><text:span text:style-name="Default_20_Paragraph_20_Font">Texture will be mixed with the </text:span><text:bookmark-start text:name="__DdeLink__1957_784385289"/><text:span text:style-name="Default_20_Paragraph_20_Font">specified colour components (red, green, blue and alpha).</text:span><text:bookmark-end text:name="__DdeLink__1980_784385289"/><text:bookmark-end text:name="__DdeLink__1957_784385289"/></text:p>
      <text:h text:style-name="Heading_20_3" text:outline-level="3"><text:bookmark-end text:name="__DdeLink__1951_784385289"/><text:bookmark text:name="__RefHeading__3054_789670283"/><text:span text:style-name="Default_20_Paragraph_20_Font">drawRectangle(x, y, width, height, </text:span><text:bookmark-start text:name="__DdeLink__1959_784385289"/><text:span text:style-name="Default_20_Paragraph_20_Font">red, green, blue, alpha</text:span><text:bookmark-end text:name="__DdeLink__1959_784385289"/><text:span text:style-name="Default_20_Paragraph_20_Font">)</text:span><text:bookmark-end text:name="__RefHeading__3054_789670283"/></text:h>
      <text:p text:style-name="Text_20_body"><text:span text:style-name="Default_20_Paragraph_20_Font">Draws rectangle at the specified position. <text:s/>Rectangle </text:span><text:bookmark-start text:name="__DdeLink__1961_784385289"/><text:span text:style-name="Default_20_Paragraph_20_Font">filled by the specified colour components (red, green, blue and alpha).</text:span><text:bookmark-end text:name="__DdeLink__1961_784385289"/></text:p>
      <text:h text:style-name="Heading_20_3" text:outline-level="3"><text:bookmark text:name="__RefHeading__3056_789670283"/><text:span text:style-name="Default_20_Paragraph_20_Font">drawTriangle(x1, y1, x2, y2, x3, y3</text:span><text:bookmark-start text:name="__DdeLink__1971_784385289"/><text:span text:style-name="Default_20_Paragraph_20_Font">, </text:span><text:bookmark-start text:name="__DdeLink__1963_784385289"/><text:span text:style-name="Default_20_Paragraph_20_Font">red, green, blue, alpha</text:span><text:bookmark-end text:name="__DdeLink__1971_784385289"/><text:bookmark-end text:name="__DdeLink__1963_784385289"/><text:span text:style-name="Default_20_Paragraph_20_Font">)</text:span><text:bookmark-end text:name="__RefHeading__3056_789670283"/></text:h>
      <text:p text:style-name="Text_20_body"><text:span text:style-name="Default_20_Paragraph_20_Font">Draws triangle filled by the specified colour components (red, green, blue and alpha).</text:span></text:p>
      <text:h text:style-name="Heading_20_3" text:outline-level="3"><text:bookmark text:name="__RefHeading__3058_789670283"/><text:span text:style-name="Default_20_Paragraph_20_Font">drawLine(x1, y1, x2, y2, red, green, blue, alpha)</text:span><text:bookmark-end text:name="__RefHeading__3058_789670283"/></text:h>
      <text:p text:style-name="Text_20_body"><text:span text:style-name="Default_20_Paragraph_20_Font">Draws 1-pixel wide line of the specified colour.</text:span></text:p>
      <text:h text:style-name="Heading_20_3" text:outline-level="3"><text:bookmark-start text:name="__DdeLink__1967_784385289"/><text:bookmark text:name="__RefHeading__3060_789670283"/><text:span text:style-name="Default_20_Paragraph_20_Font">drawText(font, x, y, string)</text:span><text:bookmark-end text:name="__DdeLink__1967_784385289"/><text:bookmark-end text:name="__RefHeading__3060_789670283"/></text:h>
      <text:p text:style-name="Text_20_body"><text:bookmark-start text:name="__DdeLink__1974_784385289"/><text:bookmark-start text:name="__DdeLink__1976_784385289"/><text:span text:style-name="Default_20_Paragraph_20_Font">Draws text at the specified position.</text:span><text:bookmark-end text:name="__DdeLink__1976_784385289"/><text:span text:style-name="Default_20_Paragraph_20_Font"> <text:s/>Font texture will be mixed with current background colour.</text:span><text:bookmark-end text:name="__DdeLink__1974_784385289"/></text:p>
      <text:h text:style-name="Heading_20_3" text:outline-level="3"><text:bookmark text:name="__RefHeading__3062_789670283"/><text:span text:style-name="Default_20_Paragraph_20_Font">drawText(font, x, y, string, </text:span><text:bookmark-start text:name="__DdeLink__1963_7843852891"/><text:span text:style-name="Default_20_Paragraph_20_Font">red, green, blue, alpha</text:span><text:bookmark-end text:name="__DdeLink__1963_7843852891"/><text:span text:style-name="Default_20_Paragraph_20_Font">)</text:span><text:bookmark-end text:name="__RefHeading__3062_789670283"/></text:h>
      <text:p text:style-name="Text_20_body"><text:span text:style-name="Default_20_Paragraph_20_Font">Draws text at specified position. <text:s/>Font texture will be mixed with </text:span><text:bookmark-start text:name="__DdeLink__1957_7843852891"/><text:span text:style-name="Default_20_Paragraph_20_Font">specified colour components (red, green, blue and alpha).</text:span><text:bookmark-end text:name="__DdeLink__1957_7843852891"/></text:p>
      <text:h text:style-name="Heading_20_2" text:outline-level="2"><text:bookmark-start text:name="h.6rdomi59tmfl"/><text:bookmark text:name="__RefHeading__3064_789670283"/><text:span text:style-name="Default_20_Paragraph_20_Font">Logs</text:span><text:bookmark-end text:name="h.6rdomi59tmfl"/><text:bookmark-end text:name="__RefHeading__3064_789670283"/></text:h>
      <text:h text:style-name="Heading_20_3" text:outline-level="3"><text:bookmark text:name="__RefHeading__3066_789670283"/><text:span text:style-name="Default_20_Paragraph_20_Font">logDebug(str)</text:span><text:bookmark-end text:name="__RefHeading__3066_789670283"/></text:h>
      <text:p text:style-name="Text_20_body"><text:bookmark-start text:name="__DdeLink__1915_784385289"/><text:span text:style-name="Default_20_Paragraph_20_Font">Write string str into log with log level 'debug'.</text:span><text:bookmark-end text:name="__DdeLink__1915_784385289"/></text:p>
      <text:h text:style-name="Heading_20_3" text:outline-level="3"><text:span text:style-name="Default_20_Paragraph_20_Font"/></text:h>
      <text:h text:style-name="Heading_20_3" text:outline-level="3"><text:bookmark text:name="__RefHeading__3068_789670283"/><text:span text:style-name="Default_20_Paragraph_20_Font">logInfo(str)</text:span><text:bookmark-end text:name="__RefHeading__3068_789670283"/></text:h>
      <text:p text:style-name="Text_20_body"><text:bookmark-start text:name="__DdeLink__1917_784385289"/><text:span text:style-name="Default_20_Paragraph_20_Font">Write string str into log with log level 'info'.</text:span><text:bookmark-end text:name="__DdeLink__1917_784385289"/></text:p>
      <text:h text:style-name="Heading_20_3" text:outline-level="3"><text:bookmark text:name="__RefHeading__3070_789670283"/><text:soft-page-break/><text:span text:style-name="Default_20_Paragraph_20_Font">logWarning(str)</text:span><text:bookmark-end text:name="__RefHeading__3070_789670283"/></text:h>
      <text:p text:style-name="Text_20_body"><text:span text:style-name="Default_20_Paragraph_20_Font">Write string str into log with log level 'warning'.</text:span></text:p>
      <text:h text:style-name="Heading_20_3" text:outline-level="3"><text:bookmark text:name="__RefHeading__3072_789670283"/><text:span text:style-name="Default_20_Paragraph_20_Font">logError(str)</text:span><text:bookmark-end text:name="__RefHeading__3072_789670283"/></text:h>
      <text:p text:style-name="Text_20_body"><text:span text:style-name="Default_20_Paragraph_20_Font">Write string str into log with log level 'error'.</text:span></text:p>
      <text:h text:style-name="Heading_20_2" text:outline-level="2"><text:bookmark-start text:name="h.r5b8rn2n7a5h"/><text:bookmark text:name="__RefHeading__3074_789670283"/><text:span text:style-name="Default_20_Paragraph_20_Font">Binary</text:span><text:bookmark-end text:name="h.r5b8rn2n7a5h"/><text:span text:style-name="Default_20_Paragraph_20_Font"> </text:span><text:span text:style-name="Default_20_Paragraph_20_Font">Operations</text:span><text:bookmark-end text:name="__RefHeading__3074_789670283"/></text:h>
      <text:h text:style-name="Heading_20_3" text:outline-level="3"><text:bookmark text:name="__RefHeading__3076_789670283"/><text:span text:style-name="Default_20_Paragraph_20_Font">bitand(a, b)</text:span><text:bookmark-end text:name="__RefHeading__3076_789670283"/></text:h>
      <text:p text:style-name="Text_20_body"><text:bookmark-start text:name="__DdeLink__1983_784385289"/><text:span text:style-name="Default_20_Paragraph_20_Font">Returns bitwise AND operation of two integer numbers.</text:span><text:bookmark-end text:name="__DdeLink__1983_784385289"/></text:p>
      <text:h text:style-name="Heading_20_3" text:outline-level="3"><text:bookmark text:name="__RefHeading__3078_789670283"/><text:span text:style-name="Default_20_Paragraph_20_Font">bitor(a, b)</text:span><text:bookmark-end text:name="__RefHeading__3078_789670283"/></text:h>
      <text:p text:style-name="Text_20_body"><text:span text:style-name="Default_20_Paragraph_20_Font">Returns bitwise OR operation of two integer numbers.</text:span></text:p>
      <text:h text:style-name="Heading_20_3" text:outline-level="3"><text:bookmark text:name="__RefHeading__3080_789670283"/><text:span text:style-name="Default_20_Paragraph_20_Font">bitxor(a, b)</text:span><text:bookmark-end text:name="__RefHeading__3080_789670283"/></text:h>
      <text:p text:style-name="Text_20_body"><text:span text:style-name="Default_20_Paragraph_20_Font">Returns bitwise XOR operation of two integer numbers.</text:span></text:p>
      <text:h text:style-name="Heading_20_2" text:outline-level="2"><text:bookmark-start text:name="h.g1f1l2meva5i"/><text:bookmark text:name="__RefHeading__3082_789670283"/><text:span text:style-name="Default_20_Paragraph_20_Font">Utility</text:span><text:bookmark-end text:name="h.g1f1l2meva5i"/><text:bookmark-end text:name="__RefHeading__3082_789670283"/></text:h>
      <text:h text:style-name="Heading_20_3" text:outline-level="3"><text:bookmark text:name="__RefHeading__3084_789670283"/><text:span text:style-name="Default_20_Paragraph_20_Font">listFiles(path)</text:span><text:bookmark-end text:name="__RefHeading__3084_789670283"/></text:h>
      <text:p text:style-name="Text_20_body"><text:span text:style-name="Default_20_Paragraph_20_Font">Returns array of files and directories located in the specified files. <text:s/>Each array entry is a table with two fields: field 'name' contains name of file or directory. <text:s/>Field 'type' contains string “dir” or “file” depending on the entry type.</text:span></text:p>
      <text:h text:style-name="Heading_20_3" text:outline-level="3"><text:bookmark text:name="__RefHeading__3086_789670283"/><text:span text:style-name="Default_20_Paragraph_20_Font">toboolean(value)</text:span><text:bookmark-end text:name="__RefHeading__3086_789670283"/></text:h>
      <text:p text:style-name="Text_20_body"><text:span text:style-name="Default_20_Paragraph_20_Font">Convert value to true or false. <text:s/>Like in C language 0 equals to false.</text:span></text:p>
      <text:h text:style-name="Heading_20_3" text:outline-level="3"><text:bookmark text:name="__RefHeading__3088_789670283"/><text:soft-page-break/><text:span text:style-name="Default_20_Paragraph_20_Font">isFileExists(fileName)</text:span><text:bookmark-end text:name="__RefHeading__3088_789670283"/></text:h>
      <text:p text:style-name="Text_20_body"><text:span text:style-name="Default_20_Paragraph_20_Font">Returns true if the file exists.</text:span></text:p>
      <text:h text:style-name="Heading_20_3" text:outline-level="3"><text:bookmark text:name="__RefHeading__3090_789670283"/><text:span text:style-name="Default_20_Paragraph_20_Font">extractFileName(filePath)</text:span><text:bookmark-end text:name="__RefHeading__3090_789670283"/></text:h>
      <text:p text:style-name="Text_20_body"><text:span text:style-name="Default_20_Paragraph_20_Font">Extract the name of file from the specified full path.</text:span></text:p>
      <text:h text:style-name="Heading_20_3" text:outline-level="3"><text:bookmark text:name="__RefHeading__3092_789670283"/><text:span text:style-name="Default_20_Paragraph_20_Font">openFile(fileName)</text:span><text:bookmark-end text:name="__RefHeading__3092_789670283"/></text:h>
      <text:p text:style-name="Text_20_body"><text:span text:style-name="Default_20_Paragraph_20_Font">Execute specified lua script. <text:s/></text:span><text:bookmark-start text:name="__DdeLink__1985_784385289"/><text:span text:style-name="Default_20_Paragraph_20_Font">File will be searched like other components according to searchFile variable.</text:span><text:bookmark-end text:name="__DdeLink__1985_784385289"/></text:p>
      <text:h text:style-name="Heading_20_3" text:outline-level="3"><text:bookmark text:name="__RefHeading__3094_789670283"/><text:span text:style-name="Default_20_Paragraph_20_Font">include(fileName)</text:span><text:bookmark-end text:name="__RefHeading__3094_789670283"/></text:h>
      <text:p text:style-name="Text_20_body"><text:span text:style-name="Default_20_Paragraph_20_Font">Execute lua script in context of current component. <text:s/>File will be searched like other components according to searchFile variable. <text:s/>Use this function to make your code structured.</text:span></text:p>
      <text:h text:style-name="Heading_20_2" text:outline-level="2"><text:bookmark-start text:name="__DdeLink__1177_1487523449"/><text:bookmark-start text:name="h.jnf4df4y24xo"/><text:bookmark text:name="__RefHeading__3096_789670283"/><text:span text:style-name="Default_20_Paragraph_20_Font">Sound</text:span><text:bookmark-end text:name="h.jnf4df4y24xo"/><text:bookmark-end text:name="__RefHeading__3096_789670283"/></text:h>
      <text:h text:style-name="Heading_20_3" text:outline-level="3"><text:bookmark text:name="__RefHeading__3098_789670283"/><text:span text:style-name="Default_20_Paragraph_20_Font">loadSample(fileName)</text:span><text:bookmark-end text:name="__RefHeading__3098_789670283"/></text:h>
      <text:p text:style-name="Text_20_body"><text:span text:style-name="Default_20_Paragraph_20_Font">Loads sample from file. <text:s/>Returns sample ID you can use in other sound functions. <text:s/>On errors returns 0. <text:s/>Use only mono samples for 3D sounds or 3D sound will not work.</text:span></text:p>
      <text:h text:style-name="Heading_20_3" text:outline-level="3"><text:bookmark text:name="__RefHeading__3100_789670283"/><text:span text:style-name="Default_20_Paragraph_20_Font">unloadSample(sampleId)</text:span><text:bookmark-end text:name="__RefHeading__3100_789670283"/></text:h>
      <text:p text:style-name="Text_20_body"><text:span text:style-name="Default_20_Paragraph_20_Font">Removes sample from memory. <text:s/></text:span><text:bookmark-start text:name="__DdeLink__1090_1487523449"/><text:span text:style-name="Default_20_Paragraph_20_Font">Argument sampleId obtained from the loadSample function.</text:span><text:bookmark-end text:name="__DdeLink__1090_1487523449"/></text:p>
      <text:h text:style-name="Heading_20_3" text:outline-level="3"><text:span text:style-name="Default_20_Paragraph_20_Font"/></text:h>
      <text:h text:style-name="Heading_20_3" text:outline-level="3"><text:span text:style-name="Default_20_Paragraph_20_Font"/></text:h>
      <text:h text:style-name="Heading_20_3" text:outline-level="3"><text:bookmark text:name="__RefHeading__3102_789670283"/><text:span text:style-name="Default_20_Paragraph_20_Font">playSample(sampleId, loop)</text:span><text:bookmark-end text:name="__RefHeading__3102_789670283"/></text:h>
      <text:p text:style-name="Text_20_body"><text:soft-page-break/><text:span text:style-name="Default_20_Paragraph_20_Font">Start play of specified sound. <text:s/></text:span><text:bookmark-start text:name="__DdeLink__1092_1487523449"/><text:span text:style-name="Default_20_Paragraph_20_Font">Argument sampleId obtained from the loadSample function.</text:span><text:bookmark-end text:name="__DdeLink__1092_1487523449"/><text:span text:style-name="Default_20_Paragraph_20_Font"> <text:s/>If loop argument equals to 0, sound will be played once. <text:s/>If loop argument equals to non-zero, sample will be looped.</text:span></text:p>
      <text:h text:style-name="Heading_20_3" text:outline-level="3"><text:bookmark text:name="__RefHeading__3104_789670283"/><text:span text:style-name="Default_20_Paragraph_20_Font">stopSample(sampleId)</text:span><text:bookmark-end text:name="__RefHeading__3104_789670283"/></text:h>
      <text:p text:style-name="Text_20_body"><text:span text:style-name="Default_20_Paragraph_20_Font">Stops sound playback. <text:s/></text:span><text:bookmark-start text:name="__DdeLink__1094_1487523449"/><text:span text:style-name="Default_20_Paragraph_20_Font">Argument sampleId obtained from the loadSample function.</text:span><text:bookmark-end text:name="__DdeLink__1094_1487523449"/></text:p>
      <text:h text:style-name="Heading_20_3" text:outline-level="3"><text:bookmark text:name="__RefHeading__3106_789670283"/><text:span text:style-name="Default_20_Paragraph_20_Font">setSampleGain(sampleId, gain)</text:span><text:bookmark-end text:name="__RefHeading__3106_789670283"/></text:h>
      <text:p text:style-name="Text_20_body"><text:span text:style-name="Default_20_Paragraph_20_Font">Sets gain of sample. <text:s/></text:span><text:bookmark-start text:name="__DdeLink__1096_1487523449"/><text:span text:style-name="Default_20_Paragraph_20_Font">Argument sampleId obtained from loadSample function.</text:span><text:bookmark-end text:name="__DdeLink__1096_1487523449"/><text:span text:style-name="Default_20_Paragraph_20_Font"> <text:s/>Argument gain must be in range [0..1000]. <text:s/>0 is lowest gain, 1000 is maximum gain.</text:span></text:p>
      <text:h text:style-name="Heading_20_3" text:outline-level="3"><text:bookmark text:name="__RefHeading__3108_789670283"/><text:span text:style-name="Default_20_Paragraph_20_Font">setSamplePitch(sampleId, pitch)</text:span><text:bookmark-end text:name="__RefHeading__3108_789670283"/></text:h>
      <text:p text:style-name="Text_20_body"><text:span text:style-name="Default_20_Paragraph_20_Font">Sets pitch of sample. <text:s/></text:span><text:bookmark-start text:name="__DdeLink__1098_1487523449"/><text:span text:style-name="Default_20_Paragraph_20_Font">Argument sampleId obtained from loadSample function.</text:span><text:bookmark-end text:name="__DdeLink__1098_1487523449"/><text:span text:style-name="Default_20_Paragraph_20_Font"> <text:s/>Argument pitch must be in range [0 .. 1000].</text:span></text:p>
      <text:h text:style-name="Heading_20_3" text:outline-level="3"><text:bookmark text:name="__RefHeading__3110_789670283"/><text:span text:style-name="Default_20_Paragraph_20_Font">rewindSample(sampleId)</text:span><text:bookmark-end text:name="__RefHeading__3110_789670283"/></text:h>
      <text:p text:style-name="Text_20_body"><text:span text:style-name="Default_20_Paragraph_20_Font">Reset sample playback position to zero. <text:s/></text:span><text:bookmark-start text:name="__DdeLink__1102_1487523449"/><text:bookmark-start text:name="__DdeLink__1100_1487523449"/><text:span text:style-name="Default_20_Paragraph_20_Font">Argument sampleId obtained from loadSample function.</text:span><text:bookmark-end text:name="__DdeLink__1102_1487523449"/><text:bookmark-end text:name="__DdeLink__1100_1487523449"/></text:p>
      <text:h text:style-name="Heading_20_3" text:outline-level="3"><text:bookmark text:name="__RefHeading__3112_789670283"/><text:span text:style-name="Default_20_Paragraph_20_Font">isSamplePlaying(sampleId)</text:span><text:bookmark-end text:name="__RefHeading__3112_789670283"/></text:h>
      <text:p text:style-name="Text_20_body"><text:span text:style-name="Default_20_Paragraph_20_Font">Returns non-zero if specified sound playing now. <text:s/>Returns zero if sample is not playing. <text:s/>Argument sampleId obtained from the loadSample function.</text:span></text:p>
      <text:h text:style-name="Heading_20_3" text:outline-level="3"><text:bookmark text:name="__RefHeading__3114_789670283"/><text:span text:style-name="Default_20_Paragraph_20_Font">setMasterGain(gain)</text:span><text:bookmark-end text:name="__RefHeading__3114_789670283"/></text:h>
      <text:p text:style-name="Text_20_body"><text:span text:style-name="Default_20_Paragraph_20_Font">Adjust gain of all sounds. <text:s/>Argument gain must be in range [0 .. 1000].</text:span></text:p>
      <text:h text:style-name="Heading_20_3" text:outline-level="3"><text:bookmark text:name="__RefHeading__3116_789670283"/><text:span text:style-name="Default_20_Paragraph_20_Font">setSampleEnv(sampleId, environment)</text:span><text:bookmark-end text:name="__RefHeading__3116_789670283"/></text:h>
      <text:p text:style-name="Text_20_body"><text:span text:style-name="Default_20_Paragraph_20_Font">Setup environment where sound can be heard. <text:s/></text:span><text:bookmark-start text:name="__DdeLink__1108_1487523449"/><text:bookmark-start text:name="__DdeLink__1104_1487523449"/><text:span text:style-name="Default_20_Paragraph_20_Font">Argument sampleId obtained from loadSample function.</text:span><text:bookmark-end text:name="__DdeLink__1108_1487523449"/><text:bookmark-end text:name="__DdeLink__1104_1487523449"/><text:span text:style-name="Default_20_Paragraph_20_Font"> <text:s/>Argument environment may be one of following constants:</text:span></text:p>
      <text:list xml:id="list1504534629" text:style-name="L12">
        <text:list-item>
          <text:p text:style-name="P15"><text:bookmark-start text:name="__DdeLink__1106_1487523449"/><text:span text:style-name="Default_20_Paragraph_20_Font">SOUND_INTERNAL – sound will be heard in cockpit only</text:span></text:p>
        </text:list-item>
        <text:list-item>
          <text:p text:style-name="P15"><text:span text:style-name="Default_20_Paragraph_20_Font">SOUND_EXTERNAL – sound will be heard at external views only</text:span></text:p>
        </text:list-item>
        <text:list-item>
          <text:p text:style-name="P15"><text:span text:style-name="Default_20_Paragraph_20_Font">SOUND_EVERYWHERE – sound will be heard everywhere</text:span><text:bookmark-end text:name="__DdeLink__1106_1487523449"/></text:p>
        </text:list-item>
      </text:list>
      <text:h text:style-name="Heading_20_3" text:outline-level="3"><text:bookmark text:name="__RefHeading__3118_789670283"/><text:span text:style-name="Default_20_Paragraph_20_Font">getSampleEnv(sampleId)</text:span><text:bookmark-end text:name="__RefHeading__3118_789670283"/></text:h>
      <text:p text:style-name="Text_20_body"><text:soft-page-break/><text:span text:style-name="Default_20_Paragraph_20_Font">Returns environment where sound can be heard. <text:s/>Argument sampleId obtained from the loadSample function. <text:s/>Returns one of following constants:</text:span></text:p>
      <text:list xml:id="list1847043874" text:style-name="L13">
        <text:list-item>
          <text:p text:style-name="P16"><text:span text:style-name="Default_20_Paragraph_20_Font">SOUND_INTERNAL – sound will be heard in cockpit only</text:span></text:p>
        </text:list-item>
        <text:list-item>
          <text:p text:style-name="P16"><text:span text:style-name="Default_20_Paragraph_20_Font">SOUND_EXTERNAL – sound will be heard at external views only</text:span></text:p>
        </text:list-item>
        <text:list-item>
          <text:p text:style-name="P16"><text:span text:style-name="Default_20_Paragraph_20_Font">SOUND_EVERYWHERE – sound will be heard everywhere</text:span></text:p>
        </text:list-item>
      </text:list>
      <text:h text:style-name="Heading_20_3" text:outline-level="3"><text:bookmark text:name="__RefHeading__3120_789670283"/><text:span text:style-name="Default_20_Paragraph_20_Font"><text:span text:style-name="T2">setSamplePosition(sampleId, x, y, z)</text:span></text:span><text:bookmark-end text:name="__RefHeading__3120_789670283"/></text:h>
      <text:p text:style-name="Text_20_body"><text:span text:style-name="Default_20_Paragraph_20_Font">Sets position of sample relative to the aircraft reference point or to the relative camera (see setSampleRelative function). <text:s/></text:span><text:bookmark-start text:name="__DdeLink__1110_1487523449"/><text:span text:style-name="Default_20_Paragraph_20_Font">Argument sampleId obtained from the loadSample function.</text:span><text:bookmark-end text:name="__DdeLink__1110_1487523449"/></text:p>
      <text:h text:style-name="Heading_20_3" text:outline-level="3"><text:bookmark text:name="__RefHeading__3122_789670283"/><text:span text:style-name="Default_20_Paragraph_20_Font">getSamplePosition(sampleId)</text:span><text:bookmark-end text:name="__RefHeading__3122_789670283"/></text:h>
      <text:p text:style-name="Text_20_body"><text:span text:style-name="Default_20_Paragraph_20_Font">Returns 3 numbers: x, y, z coordinates of the sample position relative to the aircraft reference point or the relative camera (see getSampleRelative function). <text:s/></text:span><text:bookmark-start text:name="__DdeLink__1114_1487523449"/><text:bookmark-start text:name="__DdeLink__1112_1487523449"/><text:span text:style-name="Default_20_Paragraph_20_Font">Argument sampleId obtained from the loadSample function.</text:span><text:bookmark-end text:name="__DdeLink__1114_1487523449"/><text:bookmark-end text:name="__DdeLink__1112_1487523449"/></text:p>
      <text:h text:style-name="Heading_20_3" text:outline-level="3"><text:bookmark text:name="__RefHeading__3124_789670283"/><text:span text:style-name="Default_20_Paragraph_20_Font">setSampleDirection(sampleId, x, y, z)</text:span><text:bookmark-end text:name="__RefHeading__3124_789670283"/></text:h>
      <text:p text:style-name="Text_20_body"><text:span text:style-name="Default_20_Paragraph_20_Font">Set-up direction of sound. <text:s/>Argument sampleId obtained from the loadSample function.</text:span></text:p>
      <text:h text:style-name="Heading_20_3" text:outline-level="3"><text:bookmark text:name="__RefHeading__3126_789670283"/><text:span text:style-name="Default_20_Paragraph_20_Font">getSampleDirection(sampleId)</text:span><text:bookmark-end text:name="__RefHeading__3126_789670283"/></text:h>
      <text:p text:style-name="Text_20_body"><text:span text:style-name="Default_20_Paragraph_20_Font">Returns 3 numbers: x, y, z coordinates of sound direction. <text:s/></text:span><text:bookmark-start text:name="__DdeLink__1116_1487523449"/><text:span text:style-name="Default_20_Paragraph_20_Font">Argument sampleId obtained from loadSample function.</text:span><text:bookmark-end text:name="__DdeLink__1116_1487523449"/></text:p>
      <text:h text:style-name="Heading_20_3" text:outline-level="3"><text:bookmark text:name="__RefHeading__3128_789670283"/><text:span text:style-name="Default_20_Paragraph_20_Font">setSampleMaxDistance(sampleId, maxDistance)</text:span><text:bookmark-end text:name="__RefHeading__3128_789670283"/></text:h>
      <text:p text:style-name="Text_20_body"><text:span text:style-name="Default_20_Paragraph_20_Font">Set maximum distance where sound can be heard. <text:s/></text:span><text:bookmark-start text:name="__DdeLink__1118_1487523449"/><text:span text:style-name="Default_20_Paragraph_20_Font">Argument sampleId obtained from loadSample function.</text:span><text:bookmark-end text:name="__DdeLink__1118_1487523449"/></text:p>
      <text:h text:style-name="Heading_20_3" text:outline-level="3"><text:bookmark text:name="__RefHeading__3130_789670283"/><text:span text:style-name="Default_20_Paragraph_20_Font">setSampleRolloff(sampleId, rolloff)</text:span><text:bookmark-end text:name="__RefHeading__3130_789670283"/></text:h>
      <text:p text:style-name="Text_20_body"><text:span text:style-name="Default_20_Paragraph_20_Font">Set sample rolloff factor. <text:s/>Argument rolloff must be in range [0 .. 1]. <text:s/>Default value is 1. <text:s/></text:span><text:bookmark-start text:name="__DdeLink__1120_1487523449"/><text:span text:style-name="Default_20_Paragraph_20_Font">Argument sampleId obtained from the loadSample function.</text:span><text:bookmark-end text:name="__DdeLink__1120_1487523449"/></text:p>
      <text:h text:style-name="Heading_20_3" text:outline-level="3"><text:bookmark text:name="__RefHeading__3132_789670283"/><text:span text:style-name="Default_20_Paragraph_20_Font">setSampleRefDistance(samleId, distance)</text:span><text:bookmark-end text:name="__RefHeading__3132_789670283"/></text:h>
      <text:p text:style-name="Text_20_body"><text:span text:style-name="Default_20_Paragraph_20_Font">Set distance at which sound was recorded. <text:s/></text:span><text:bookmark-start text:name="__DdeLink__1122_1487523449"/><text:span text:style-name="Default_20_Paragraph_20_Font">Argument sampleId obtained from the loadSample function.</text:span><text:bookmark-end text:name="__DdeLink__1122_1487523449"/></text:p>
      <text:h text:style-name="Heading_20_3" text:outline-level="3"><text:bookmark text:name="__RefHeading__3134_789670283"/><text:soft-page-break/><text:span text:style-name="Default_20_Paragraph_20_Font">setSampleCone(sampleId, outerGain, innerAngle, outerAngle)</text:span><text:bookmark-end text:name="__RefHeading__3134_789670283"/></text:h>
      <text:p text:style-name="Text_20_body"><text:span text:style-name="Default_20_Paragraph_20_Font">Sets parameters of sound cone. <text:s/></text:span><text:bookmark-start text:name="__DdeLink__1124_1487523449"/><text:span text:style-name="Default_20_Paragraph_20_Font">Argument sampleId obtained from loadSample function. <text:s/>Each sample has the following arguments: </text:span><text:bookmark-end text:name="__DdeLink__1124_1487523449"/></text:p>
      <text:p text:style-name="Text_20_body"><text:bookmark-start text:name="__DdeLink__1126_1487523449"/><text:span text:style-name="Default_20_Paragraph_20_Font">outerGain - the factor with which the sample gain is multiplied to determine the effective gain outside the cone defined by the outer angle. <text:s/>Must be in the range [0 .. 1], default is 0.</text:span></text:p>
      <text:p text:style-name="Text_20_body"><text:span text:style-name="Default_20_Paragraph_20_Font">innerAngle – inside angle of the sound corner in degrees. <text:s/>Default is 360.</text:span></text:p>
      <text:p text:style-name="Text_20_body"><text:span text:style-name="Default_20_Paragraph_20_Font">outerAngle – outer angle of the sound cone in degrees. Default is 360. <text:s/>When both inner and outer angle equals to 360 then the zone for angle depended attenuation is zero.</text:span><text:bookmark-end text:name="__DdeLink__1126_1487523449"/></text:p>
      <text:h text:style-name="Heading_20_3" text:outline-level="3"><text:bookmark text:name="__RefHeading__3136_789670283"/><text:span text:style-name="Default_20_Paragraph_20_Font">getSampleCone(sampleId)</text:span><text:bookmark-end text:name="__RefHeading__3136_789670283"/></text:h>
      <text:p text:style-name="Text_20_body"><text:span text:style-name="Default_20_Paragraph_20_Font">Returns 3 numbers: outerGain, innerAngle and outerAngle. <text:s/></text:span><text:bookmark-start text:name="__DdeLink__1128_1487523449"/><text:span text:style-name="Default_20_Paragraph_20_Font">Argument sampleId obtained from loadSample function.</text:span><text:bookmark-end text:name="__DdeLink__1128_1487523449"/><text:span text:style-name="Default_20_Paragraph_20_Font"> <text:s/>Each sample has the following arguments: </text:span></text:p>
      <text:p text:style-name="Text_20_body"><text:span text:style-name="Default_20_Paragraph_20_Font">outerGain - the factor with which the sample gain is multiplied to determine the effective gain outside the cone defined by the outer angle. <text:s/>Must be in the range [0 .. 1], default is 0.</text:span></text:p>
      <text:p text:style-name="Text_20_body"><text:span text:style-name="Default_20_Paragraph_20_Font">innerAngle – inside angle of the sound corner in degrees. <text:s/>Default is 360.</text:span></text:p>
      <text:p text:style-name="Text_20_body"><text:span text:style-name="Default_20_Paragraph_20_Font">outerAngle – outer angle of the sound cone in degrees. Default is 360. <text:s/>When both inner and outer angle equals to 360 then the zone for angle depended attenuation is zero.</text:span></text:p>
      <text:h text:style-name="Heading_20_3" text:outline-level="3"><text:bookmark text:name="__RefHeading__3138_789670283"/><text:span text:style-name="Default_20_Paragraph_20_Font">setSampleRelative(sampleId, relative)</text:span><text:bookmark-end text:name="__RefHeading__3138_789670283"/></text:h>
      <text:p text:style-name="Text_20_body"><text:span text:style-name="Default_20_Paragraph_20_Font">Marks the position of the sample relative to the camera. <text:s/></text:span><text:bookmark-start text:name="__DdeLink__1130_1487523449"/><text:span text:style-name="Default_20_Paragraph_20_Font">Argument sampleId obtained from the loadSample function.</text:span><text:bookmark-end text:name="__DdeLink__1130_1487523449"/><text:span text:style-name="Default_20_Paragraph_20_Font"> <text:s/>If the argument relative equals to 0, the sample position will be interpreted as the position relative to the aircraft reference point. <text:s/>If the argument relative equals to 1, the sample position will be interpreted as the position relative camera.</text:span></text:p>
      <text:h text:style-name="Heading_20_3" text:outline-level="3"><text:bookmark text:name="__RefHeading__3140_789670283"/><text:span text:style-name="Default_20_Paragraph_20_Font">getSampleRelative(sampleId)</text:span><text:bookmark-end text:name="__RefHeading__3140_789670283"/></text:h>
      <text:p text:style-name="Text_20_body"><text:span text:style-name="Default_20_Paragraph_20_Font">Returns 1 if the sample position interpreted relative camera position or 0 if sample position interpreted relative aircraft reference point. <text:s/>Argument sampleId obtained from loadSample function.</text:span><text:bookmark-end text:name="__DdeLink__1177_1487523449"/></text:p>
      <text:h text:style-name="Heading_20_2" text:outline-level="2"><text:bookmark-start text:name="h.tom7jmt8v6o"/><text:bookmark text:name="__RefHeading__3142_789670283"/><text:span text:style-name="Default_20_Paragraph_20_Font">X</text:span><text:bookmark-end text:name="h.tom7jmt8v6o"/><text:span text:style-name="Default_20_Paragraph_20_Font">-</text:span><text:span text:style-name="Default_20_Paragraph_20_Font">Plane</text:span><text:span text:style-name="Default_20_Paragraph_20_Font"> </text:span><text:span text:style-name="Default_20_Paragraph_20_Font">Scenery</text:span><text:bookmark-end text:name="__RefHeading__3142_789670283"/></text:h>
      <text:h text:style-name="Heading_20_3" text:outline-level="3"><text:bookmark text:name="__RefHeading__3144_789670283"/><text:soft-page-break/><text:span text:style-name="Default_20_Paragraph_20_Font">reloadScenery()</text:span><text:bookmark-end text:name="__RefHeading__3144_789670283"/></text:h>
      <text:p text:style-name="Text_20_body"><text:span text:style-name="Default_20_Paragraph_20_Font">Reload X-Plane scenery files.</text:span></text:p>
      <text:h text:style-name="Heading_20_3" text:outline-level="3"><text:bookmark text:name="__RefHeading__3146_789670283"/><text:span text:style-name="Default_20_Paragraph_20_Font">worldToLocal(latitude, longitude, altitude)</text:span><text:bookmark-end text:name="__RefHeading__3146_789670283"/></text:h>
      <text:p text:style-name="Text_20_body"><text:span text:style-name="Default_20_Paragraph_20_Font">Converts X-Plane world coordinates to local coordinates. <text:s/></text:span><text:bookmark-start text:name="__DdeLink__2067_784385289"/><text:span text:style-name="Default_20_Paragraph_20_Font">Returns local coordinates as 3 values: x, y and z.</text:span><text:bookmark-end text:name="__DdeLink__2067_784385289"/></text:p>
      <text:h text:style-name="Heading_20_3" text:outline-level="3"><text:bookmark text:name="__RefHeading__3148_789670283"/><text:span text:style-name="Default_20_Paragraph_20_Font">localToWorld(x, y, z)</text:span><text:bookmark-end text:name="__RefHeading__3148_789670283"/></text:h>
      <text:p text:style-name="Text_20_body"><text:span text:style-name="Default_20_Paragraph_20_Font">Converts X-Plane local coordinates to world coordinates. <text:s text:c="2"/>Returns world coordinates as 3 values: latitude, longitude and altitude.</text:span></text:p>
      <text:h text:style-name="Heading_20_3" text:outline-level="3"><text:span text:style-name="Default_20_Paragraph_20_Font">probeTerrain(x, y, z)</text:span></text:h>
      <text:p text:style-name="Text_20_body"><text:span text:style-name="Default_20_Paragraph_20_Font">Locates physical scenery mesh. <text:s/>Pass location of interest in local coordinate system. <text:s/>Returns query status and terrain parameters. <text:s/>Status may be one of following:</text:span></text:p>
      <text:p text:style-name="Text_20_body"><text:span text:style-name="Default_20_Paragraph_20_Font">PROBE_HIT_TERRAIN – terrain found at specified location and more information available as additional return value: locationX, locationY, locationZ, normalX, normalY, normalZ, velocityX, velocityY, vlocityZ, isWet. <text:s/>Location is localtion of terrain point hit in local coordinates, normal is normal vector of terrain found, velocity is velocity vector of terrain found, isWet equals to true if sea found.</text:span></text:p>
      <text:p text:style-name="Text_20_body"><text:span text:style-name="Default_20_Paragraph_20_Font">PROBE_ERROR – internal error.</text:span></text:p>
      <text:p text:style-name="Text_20_body"><text:span text:style-name="Default_20_Paragraph_20_Font">PROBE_MISSED – terrain not found in specified location.</text:span></text:p>
      <text:h text:style-name="Heading_20_3" text:outline-level="3"><text:span text:style-name="Default_20_Paragraph_20_Font">loadObject(fileName)</text:span></text:h>
      <text:p text:style-name="Text_20_body"><text:span text:style-name="Default_20_Paragraph_20_Font">Loads X-Plane object from file. <text:s/>It looks for file using the same rules as for textures. <text:s/>Returns reference to loaded object or nil on errors.</text:span></text:p>
      <text:h text:style-name="Heading_20_3" text:outline-level="3"><text:span text:style-name="Default_20_Paragraph_20_Font">unloadObject(object)</text:span></text:h>
      <text:p text:style-name="Text_20_body"><text:span text:style-name="Default_20_Paragraph_20_Font">Unload object to free some memory.</text:span></text:p>
      <text:h text:style-name="Heading_20_3" text:outline-level="3"><text:span text:style-name="Default_20_Paragraph_20_Font">drawObject(object, x, y, z, pitch, heading, roll, lighting, earthRelative)</text:span></text:h>
      <text:p text:style-name="Text_20_body"><text:span text:style-name="Default_20_Paragraph_20_Font">Draw X-Plane object. <text:s/>X, y and z are local object coordinates. <text:s/>Pitch, heaading and roll are object orientation in degrees.</text:span></text:p>
      <text:p text:style-name="Text_20_body"><text:span text:style-name="Default_20_Paragraph_20_Font">Lighting is a boolean; pass 1 to show the night version of object with night-only lights lit up. Pass 0 to show the daytime version of the object.</text:span></text:p>
      <text:p text:style-name="Text_20_body"><text:soft-page-break/><text:span text:style-name="Default_20_Paragraph_20_Font"></text:span></text:p>
      <text:p text:style-name="Text_20_body"><text:span text:style-name="Default_20_Paragraph_20_Font">earthRelative controls the coordinate system. If this is 1, the rotations you specify are applied to the object after its coordinate system is transformed from local to earth-relative coordinates – <text:s/>that is, an object with no rotations will point toward true north and the Y axis will be up against gravity. If this is 0, the object is drawn with your rotations from local coordinates – that is, an object with no rotations is drawn pointing down the -Z axis and the Y axis of the object matches the local coordinate Y axis. <text:s/></text:span></text:p>
      <text:h text:style-name="Heading_20_2" text:outline-level="2"><text:bookmark-start text:name="__DdeLink__1211_1487523449"/><text:bookmark-start text:name="__DdeLink__1204_1487523449"/><text:bookmark-start text:name="h.71mw9qgcljef"/><text:bookmark text:name="__RefHeading__3150_789670283"/><text:span text:style-name="Default_20_Paragraph_20_Font">X</text:span><text:bookmark-end text:name="h.71mw9qgcljef"/><text:span text:style-name="Default_20_Paragraph_20_Font">-</text:span><text:span text:style-name="Default_20_Paragraph_20_Font">Plane</text:span><text:span text:style-name="Default_20_Paragraph_20_Font"> </text:span><text:span text:style-name="Default_20_Paragraph_20_Font">Navigation</text:span><text:bookmark-end text:name="__RefHeading__3150_789670283"/></text:h>
      <text:p text:style-name="Text_20_body"><text:span text:style-name="Default_20_Paragraph_20_Font">X-Plane supports number of different navigation points. <text:s/>Use the following constants to identify the navigation point type:</text:span></text:p>
      <text:list xml:id="list1570395245" text:style-name="L14">
        <text:list-item>
          <text:p text:style-name="P17"><text:span text:style-name="Default_20_Paragraph_20_Font">NAV_UNKNOWN – unknown navigation point type</text:span></text:p>
        </text:list-item>
        <text:list-item>
          <text:p text:style-name="P17"><text:span text:style-name="Default_20_Paragraph_20_Font">NAV_AIRPORT – airfield or helipad</text:span></text:p>
        </text:list-item>
        <text:list-item>
          <text:p text:style-name="P17"><text:span text:style-name="Default_20_Paragraph_20_Font">NAV_NDB – non-directional beacon</text:span></text:p>
        </text:list-item>
        <text:list-item>
          <text:p text:style-name="P17"><text:span text:style-name="Default_20_Paragraph_20_Font">NAV_VOR – VOR site</text:span></text:p>
        </text:list-item>
        <text:list-item>
          <text:p text:style-name="P17"><text:span text:style-name="Default_20_Paragraph_20_Font">NAV_ILS – Instrument Landing System</text:span></text:p>
        </text:list-item>
        <text:list-item>
          <text:p text:style-name="P17"><text:span text:style-name="Default_20_Paragraph_20_Font">NAV_LOCALIZER – localizer part of ILS</text:span></text:p>
        </text:list-item>
        <text:list-item>
          <text:p text:style-name="P17"><text:span text:style-name="Default_20_Paragraph_20_Font">NAV_GLIDESLOPE – glide slope part of ILS</text:span></text:p>
        </text:list-item>
        <text:list-item>
          <text:p text:style-name="P17"><text:span text:style-name="Default_20_Paragraph_20_Font">NAV_OUTERMARKER – outer marker</text:span></text:p>
        </text:list-item>
        <text:list-item>
          <text:p text:style-name="P17"><text:span text:style-name="Default_20_Paragraph_20_Font">NAV_MIDDLEMARKER – middle marker</text:span></text:p>
        </text:list-item>
        <text:list-item>
          <text:p text:style-name="P17"><text:span text:style-name="Default_20_Paragraph_20_Font">NAV_INNERMARKER – inner marker</text:span></text:p>
        </text:list-item>
        <text:list-item>
          <text:p text:style-name="P17"><text:span text:style-name="Default_20_Paragraph_20_Font">NAV_FIX – intersection</text:span></text:p>
        </text:list-item>
        <text:list-item>
          <text:p text:style-name="P17"><text:span text:style-name="Default_20_Paragraph_20_Font">NAV_DME – distance measuring equipment</text:span></text:p>
        </text:list-item>
        <text:list-item>
          <text:p text:style-name="P17"><text:span text:style-name="Default_20_Paragraph_20_Font">NAV_LATLON – point defined by latitude and longitude</text:span></text:p>
        </text:list-item>
        <text:list-item>
          <text:p text:style-name="P17"><text:span text:style-name="Default_20_Paragraph_20_Font">NAV_NOT_FOUND – navigation point was not found. <text:s/>Returned by all functions when nothing to iterate</text:span></text:p>
        </text:list-item>
      </text:list>
      <text:h text:style-name="Heading_20_3" text:outline-level="3"><text:bookmark text:name="__RefHeading__3152_789670283"/><text:span text:style-name="Default_20_Paragraph_20_Font">getFirstNavAid()</text:span><text:bookmark-end text:name="__RefHeading__3152_789670283"/></text:h>
      <text:p text:style-name="Text_20_body"><text:soft-page-break/><text:span text:style-name="Default_20_Paragraph_20_Font">Returns descriptor of first entry in the navigation database. <text:s/>Use getNextNavAid to iterate all of the navigation points.</text:span></text:p>
      <text:h text:style-name="Heading_20_3" text:outline-level="3"><text:bookmark text:name="__RefHeading__3154_789670283"/><text:span text:style-name="Default_20_Paragraph_20_Font">getNextNavAid(navRef)</text:span><text:bookmark-end text:name="__RefHeading__3154_789670283"/></text:h>
      <text:p text:style-name="Text_20_body"><text:span text:style-name="Default_20_Paragraph_20_Font">Returns descriptor of next navigation aid in the sdatabase. <text:s/>Returns NAV_NOT_FOUND if no entries left in database.</text:span></text:p>
      <text:h text:style-name="Heading_20_3" text:outline-level="3"><text:bookmark text:name="__RefHeading__3156_789670283"/><text:span text:style-name="Default_20_Paragraph_20_Font">findFirstNavAidOfType(type)</text:span><text:bookmark-end text:name="__RefHeading__3156_789670283"/></text:h>
      <text:p text:style-name="Text_20_body"><text:span text:style-name="Default_20_Paragraph_20_Font">Returns reference of first navigation aid of specified type in database. <text:s/>See chapter introduction for list of navigation aids types. <text:s/>If no entries of specified type exists in database returns NAV_NOT_FOUND.</text:span></text:p>
      <text:h text:style-name="Heading_20_3" text:outline-level="3"><text:bookmark text:name="__RefHeading__3158_789670283"/><text:span text:style-name="Default_20_Paragraph_20_Font">findLastNavAidOfType(type)</text:span><text:bookmark-end text:name="__RefHeading__3158_789670283"/></text:h>
      <text:p text:style-name="Text_20_body"><text:span text:style-name="Default_20_Paragraph_20_Font">Returns reference of the last navaid of given type in database or NAV_NOT_FOUND if there are no navaids of that type in the database</text:span></text:p>
      <text:h text:style-name="Heading_20_3" text:outline-level="3"><text:bookmark text:name="__RefHeading__3160_789670283"/><text:span text:style-name="Default_20_Paragraph_20_Font">findNavAid(nameFragment, idFragment, lat, lon, frequency, type)</text:span><text:bookmark-end text:name="__RefHeading__3160_789670283"/></text:h>
      <text:p text:style-name="Text_20_body"><text:span text:style-name="Default_20_Paragraph_20_Font">Search in database for navaid. <text:s text:c="2"/>Argument type must be sum of required navaids type. <text:s/>Other arguments may equal nil if not needed. <text:s/>If lat and lot is not nil function returns reference to nearest navaid of specified type, otherwise it returns last found navaid.</text:span></text:p>
      <text:h text:style-name="Heading_20_3" text:outline-level="3"><text:bookmark text:name="__RefHeading__3162_789670283"/><text:span text:style-name="Default_20_Paragraph_20_Font">getNavAidInfo(navRef)</text:span><text:bookmark-end text:name="__RefHeading__3162_789670283"/></text:h>
      <text:p text:style-name="Text_20_body"><text:span text:style-name="Default_20_Paragraph_20_Font">Returns information about navaid as multiple values: </text:span></text:p>
      <text:p text:style-name="Text_20_body"><text:span text:style-name="Default_20_Paragraph_20_Font">type, latitude, longitude, height, frequency, heading, ID, name, reg</text:span></text:p>
      <text:p text:style-name="Text_20_body"><text:span text:style-name="Default_20_Paragraph_20_Font">All fields can equals to nil. <text:s/>All frequencies except NDB are multiplied by 100.</text:span></text:p>
      <text:h text:style-name="Heading_20_3" text:outline-level="3"><text:bookmark-end text:name="__DdeLink__1204_1487523449"/><text:bookmark text:name="__RefHeading__3164_789670283"/><text:span text:style-name="Default_20_Paragraph_20_Font">countFMSEntries()</text:span><text:bookmark-end text:name="__RefHeading__3164_789670283"/></text:h>
      <text:p text:style-name="Text_20_body"><text:span text:style-name="Default_20_Paragraph_20_Font">Returns number of entries in FMS.</text:span></text:p>
      <text:h text:style-name="Heading_20_3" text:outline-level="3"><text:bookmark text:name="__RefHeading__3166_789670283"/><text:span text:style-name="Default_20_Paragraph_20_Font">getDisplayedFMSEntry()</text:span><text:bookmark-end text:name="__RefHeading__3166_789670283"/></text:h>
      <text:p text:style-name="Text_20_body"><text:span text:style-name="Default_20_Paragraph_20_Font">Returns index of entry displayed on FMS.</text:span></text:p>
      <text:h text:style-name="Heading_20_3" text:outline-level="3"><text:bookmark text:name="__RefHeading__3168_789670283"/><text:span text:style-name="Default_20_Paragraph_20_Font">getDestinationFMSEntry()</text:span><text:bookmark-end text:name="__RefHeading__3168_789670283"/></text:h>
      <text:p text:style-name="Text_20_body"><text:span text:style-name="Default_20_Paragraph_20_Font">Returns index of entry aircraft flying to.</text:span></text:p>
      <text:h text:style-name="Heading_20_3" text:outline-level="3"><text:bookmark text:name="__RefHeading__3170_789670283"/><text:soft-page-break/><text:span text:style-name="Default_20_Paragraph_20_Font">setDisplayedFMSEntry(index)</text:span><text:bookmark-end text:name="__RefHeading__3170_789670283"/></text:h>
      <text:p text:style-name="Text_20_body"><text:span text:style-name="Default_20_Paragraph_20_Font">Display FMS entry with specified index.</text:span></text:p>
      <text:h text:style-name="Heading_20_3" text:outline-level="3"><text:bookmark text:name="__RefHeading__3172_789670283"/><text:span text:style-name="Default_20_Paragraph_20_Font">setDestinationFMSEntry(index)</text:span><text:bookmark-end text:name="__RefHeading__3172_789670283"/></text:h>
      <text:p text:style-name="Text_20_body"><text:span text:style-name="Default_20_Paragraph_20_Font">This routine changes which entry the FMS is flying the aircraft toward. </text:span></text:p>
      <text:h text:style-name="Heading_20_3" text:outline-level="3"><text:bookmark text:name="__RefHeading__3174_789670283"/><text:span text:style-name="Default_20_Paragraph_20_Font">getFMSEntryInfo(index)</text:span><text:bookmark-end text:name="__RefHeading__3174_789670283"/></text:h>
      <text:p text:style-name="Text_20_body"><text:span text:style-name="Default_20_Paragraph_20_Font">Returns multiple values: type, ID, navRef, altitude, lat, lon. <text:s/>Each value may be nil. <text:s/>For lat/lon entry navRef equals to NAV_NOT_FOUND.</text:span></text:p>
      <text:h text:style-name="Heading_20_3" text:outline-level="3"><text:bookmark text:name="__RefHeading__3176_789670283"/><text:span text:style-name="Default_20_Paragraph_20_Font">setFMSEntryInfo(index, navRef, altitude)</text:span><text:bookmark-end text:name="__RefHeading__3176_789670283"/></text:h>
      <text:p text:style-name="Text_20_body"><text:span text:style-name="Default_20_Paragraph_20_Font">Change entry in FMS at specified index to navaid referenced by navRef argument. <text:s/>Can be used only for airports, fixes, VORs and NDBs.</text:span></text:p>
      <text:h text:style-name="Heading_20_3" text:outline-level="3"><text:bookmark text:name="__RefHeading__3178_789670283"/><text:span text:style-name="Default_20_Paragraph_20_Font">setFMSEntryLatLon(index, lat, lon, altitude)</text:span><text:bookmark-end text:name="__RefHeading__3178_789670283"/></text:h>
      <text:p text:style-name="Text_20_body"><text:span text:style-name="Default_20_Paragraph_20_Font">This routine changes the entry in the FMS to a lat/lon entry with the given coordinates. </text:span></text:p>
      <text:h text:style-name="Heading_20_3" text:outline-level="3"><text:bookmark text:name="__RefHeading__3180_789670283"/><text:span text:style-name="Default_20_Paragraph_20_Font">clearFMSEntry(index)</text:span><text:bookmark-end text:name="__RefHeading__3180_789670283"/></text:h>
      <text:p text:style-name="Text_20_body"><text:span text:style-name="Default_20_Paragraph_20_Font">This routine clears the given entry, potentially shortening the flight plan. </text:span></text:p>
      <text:h text:style-name="Heading_20_3" text:outline-level="3"><text:bookmark text:name="__RefHeading__3182_789670283"/><text:span text:style-name="Default_20_Paragraph_20_Font">getGPSDestinationType()</text:span><text:bookmark-end text:name="__RefHeading__3182_789670283"/></text:h>
      <text:p text:style-name="Text_20_body"><text:span text:style-name="Default_20_Paragraph_20_Font">Returns the type of the currently selected GPS destination, one of fix, airport, VOR or NDB.</text:span></text:p>
      <text:h text:style-name="Heading_20_3" text:outline-level="3"><text:bookmark text:name="__RefHeading__3184_789670283"/><text:span text:style-name="Default_20_Paragraph_20_Font">getGPSDestination()</text:span><text:bookmark-end text:name="__RefHeading__3184_789670283"/></text:h>
      <text:p text:style-name="Text_20_body"><text:span text:style-name="Default_20_Paragraph_20_Font">Returns reference to current GPS destination.</text:span><text:bookmark-end text:name="__DdeLink__1211_1487523449"/></text:p>
      <text:h text:style-name="Heading_20_2" text:outline-level="2"><text:bookmark-start text:name="h.19nqbwqiuqhq"/><text:bookmark text:name="__RefHeading__3186_789670283"/><text:span text:style-name="Default_20_Paragraph_20_Font">X</text:span><text:bookmark-end text:name="h.19nqbwqiuqhq"/><text:span text:style-name="Default_20_Paragraph_20_Font">-</text:span><text:span text:style-name="Default_20_Paragraph_20_Font">Plane</text:span><text:span text:style-name="Default_20_Paragraph_20_Font"> </text:span><text:span text:style-name="Default_20_Paragraph_20_Font">Plugins</text:span><text:span text:style-name="Default_20_Paragraph_20_Font"> </text:span><text:span text:style-name="Default_20_Paragraph_20_Font">Management</text:span><text:bookmark-end text:name="__RefHeading__3186_789670283"/></text:h>
      <text:h text:style-name="Heading_20_3" text:outline-level="3"><text:bookmark text:name="__RefHeading__3188_789670283"/><text:span text:style-name="Default_20_Paragraph_20_Font">getMyID()</text:span><text:bookmark-end text:name="__RefHeading__3188_789670283"/></text:h>
      <text:p text:style-name="Text_20_body"><text:soft-page-break/><text:span text:style-name="Default_20_Paragraph_20_Font">Returns ID of SASL plugin.</text:span></text:p>
      <text:h text:style-name="Heading_20_3" text:outline-level="3"><text:bookmark text:name="__RefHeading__3190_789670283"/><text:span text:style-name="Default_20_Paragraph_20_Font">countPlugins()</text:span><text:bookmark-end text:name="__RefHeading__3190_789670283"/></text:h>
      <text:p text:style-name="Text_20_body"><text:span text:style-name="Default_20_Paragraph_20_Font">Returns the total number of plug-ins that are loaded, both disabled and enabled. </text:span></text:p>
      <text:h text:style-name="Heading_20_3" text:outline-level="3"><text:bookmark text:name="__RefHeading__3192_789670283"/><text:span text:style-name="Default_20_Paragraph_20_Font">getNthPlugin(index)</text:span><text:bookmark-end text:name="__RefHeading__3192_789670283"/></text:h>
      <text:p text:style-name="Text_20_body"><text:span text:style-name="Default_20_Paragraph_20_Font">Returns the ID of a plug-in by index. Index is 0 based from 0 to countPlug-ins-1, inclusive. Plug-ins may be returned in any arbitrary order. </text:span></text:p>
      <text:h text:style-name="Heading_20_3" text:outline-level="3"><text:bookmark text:name="__RefHeading__3194_789670283"/><text:span text:style-name="Default_20_Paragraph_20_Font">findPluginByPath(path)</text:span><text:bookmark-end text:name="__RefHeading__3194_789670283"/></text:h>
      <text:p text:style-name="Text_20_body"><text:span text:style-name="Default_20_Paragraph_20_Font">Returns the plug-in ID of the plug-in whose file exists at the passed in absolute file system path. NO_PLUGIN_ID is returned if the path does not point to a currently loaded plug-in. </text:span></text:p>
      <text:h text:style-name="Heading_20_3" text:outline-level="3"><text:bookmark text:name="__RefHeading__3196_789670283"/><text:span text:style-name="Default_20_Paragraph_20_Font">findPluginBySignature(signature)</text:span><text:bookmark-end text:name="__RefHeading__3196_789670283"/></text:h>
      <text:p text:style-name="Text_20_body"><text:span text:style-name="Default_20_Paragraph_20_Font">Returns the plug-in ID of the plug-in whose signature matches what is passed in or NO_PLUGIN_ID if no running plug-in has this signature. Signatures are the best way to identify another plug-in since they are independent of the file system path of a plug-in or the human-readable plug-in name, and should be unique for all plug-ins.</text:span></text:p>
      <text:h text:style-name="Heading_20_3" text:outline-level="3"><text:bookmark text:name="__RefHeading__3198_789670283"/><text:span text:style-name="Default_20_Paragraph_20_Font">getPluginInfo(pluginID)</text:span><text:bookmark-end text:name="__RefHeading__3198_789670283"/></text:h>
      <text:p text:style-name="Text_20_body"><text:span text:style-name="Default_20_Paragraph_20_Font">Returns information about a plug-in as multiple values: name, filePath, signature, description. <text:s/>Name is the human-readable name of the plug-in. filePath - the absolute file path to the file that contains this plug-in. signature - a unique string that identifies this plug-in. description - a human-readable description of this plug-in. </text:span></text:p>
      <text:h text:style-name="Heading_20_3" text:outline-level="3"><text:bookmark text:name="__RefHeading__3200_789670283"/><text:span text:style-name="Default_20_Paragraph_20_Font">isPluginEnabled(pluginID)</text:span><text:bookmark-end text:name="__RefHeading__3200_789670283"/></text:h>
      <text:p text:style-name="Text_20_body"><text:span text:style-name="Default_20_Paragraph_20_Font">Returns whether the specified plug-in is enabled for running. </text:span></text:p>
      <text:h text:style-name="Heading_20_3" text:outline-level="3"><text:bookmark text:name="__RefHeading__3202_789670283"/><text:span text:style-name="Default_20_Paragraph_20_Font">enablePlugin(pluginID)</text:span><text:bookmark-end text:name="__RefHeading__3202_789670283"/></text:h>
      <text:p text:style-name="Text_20_body"><text:span text:style-name="Default_20_Paragraph_20_Font">Enables a plug-in if it is not already enabled. It returns 1 if the plug-in was enabled or successfully enables itself, 0 if it does not.</text:span></text:p>
      <text:h text:style-name="Heading_20_3" text:outline-level="3"><text:bookmark text:name="__RefHeading__3204_789670283"/><text:span text:style-name="Default_20_Paragraph_20_Font">disablePlugin(pluginID)</text:span><text:bookmark-end text:name="__RefHeading__3204_789670283"/></text:h>
      <text:p text:style-name="Text_20_body"><text:span text:style-name="Default_20_Paragraph_20_Font">Disables an enabled plug-in. </text:span></text:p>
      <text:p text:style-name="Text_20_body"><text:soft-page-break/><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3cm" fo:margin-bottom="0.3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default-outline-level="1" style:list-style-name="" style:class="text" style:master-page-name="">
      <style:paragraph-properties fo:margin-top="0.85cm" fo:margin-bottom="1.85cm" style:page-number="auto" fo:break-before="page" fo:background-color="transparent" fo:padding="0cm" fo:border="none" style:shadow="none">
        <style:tab-stops/>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 style:class="text">
      <style:paragraph-properties fo:margin-top="1.64cm" fo:margin-bottom="1.64cm" fo:break-before="auto" fo:break-after="auto" fo:padding="0cm" fo:border="none" style:shadow="non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 style:class="text">
      <style:paragraph-properties fo:margin-top="0.589cm" fo:margin-bottom="0.439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
    <meta:initial-creator/>
    <meta:editing-cycles>119</meta:editing-cycles>
    <dc:date>2012-03-06T10:12:57</dc:date>
    <meta:editing-duration>P1DT2H40M38S</meta:editing-duration>
    <meta:document-statistic meta:table-count="0" meta:image-count="0" meta:object-count="0" meta:page-count="30" meta:paragraph-count="588" meta:word-count="5346" meta:character-count="36294"/>
  </office:meta>
</office:document-meta>
</file>